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ourier New" svg:font-family="'Courier New', monospace"/>
    <style:font-face style:name="Helvetica Neue" svg:font-family="'Helvetica Neue', Helvetica, Arial,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onsolas" svg:font-family="Consolas" style:font-family-generic="swiss" style:font-pitch="fixed"/>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25in" table:align="left" fo:background-color="#ffffff" table:border-model="collapsing">
        <style:background-image/>
      </style:table-properties>
    </style:style>
    <style:style style:name="Table1.A" style:family="table-column">
      <style:table-column-properties style:column-width="2in"/>
    </style:style>
    <style:style style:name="Table1.C" style:family="table-column">
      <style:table-column-properties style:column-width="3.25in"/>
    </style:style>
    <style:style style:name="Table1.A1" style:family="table-cell">
      <style:table-cell-properties style:vertical-align="bottom" fo:background-color="transparent" fo:padding="0.0201in" fo:border-left="0.05pt solid #b4c7dc" fo:border-right="none" fo:border-top="0.05pt solid #b4c7dc" fo:border-bottom="0.05pt solid #b4c7dc">
        <style:background-image/>
      </style:table-cell-properties>
    </style:style>
    <style:style style:name="Table1.B1" style:family="table-cell">
      <style:table-cell-properties style:vertical-align="bottom" fo:background-color="transparent" fo:padding="0.0201in" fo:border-left="none" fo:border-right="none" fo:border-top="0.05pt solid #b4c7dc" fo:border-bottom="0.05pt solid #b4c7dc">
        <style:background-image/>
      </style:table-cell-properties>
    </style:style>
    <style:style style:name="Table1.C1" style:family="table-cell">
      <style:table-cell-properties style:vertical-align="bottom" fo:background-color="transparent" fo:padding="0.0201in" fo:border-left="none" fo:border-right="0.05pt solid #b4c7dc" fo:border-top="0.05pt solid #b4c7dc" fo:border-bottom="0.05pt solid #b4c7dc">
        <style:background-image/>
      </style:table-cell-properties>
    </style:style>
    <style:style style:name="Table1.A2" style:family="table-cell">
      <style:table-cell-properties style:vertical-align="middle" fo:background-color="transparent" fo:padding="0.0201in" fo:border-left="0.05pt solid #b4c7dc" fo:border-right="none" fo:border-top="none" fo:border-bottom="0.05pt solid #b4c7dc">
        <style:background-image/>
      </style:table-cell-properties>
    </style:style>
    <style:style style:name="Table1.B2" style:family="table-cell">
      <style:table-cell-properties style:vertical-align="middle" fo:background-color="transparent" fo:padding="0.0201in" fo:border-left="none" fo:border-right="none" fo:border-top="none" fo:border-bottom="0.05pt solid #b4c7dc">
        <style:background-image/>
      </style:table-cell-properties>
    </style:style>
    <style:style style:name="Table1.C2" style:family="table-cell">
      <style:table-cell-properties style:vertical-align="middle" fo:background-color="transparent" fo:padding="0.0201in" fo:border-left="none" fo:border-right="0.05pt solid #b4c7dc" fo:border-top="none" fo:border-bottom="0.05pt solid #b4c7dc">
        <style:background-image/>
      </style:table-cell-properties>
    </style:style>
    <style:style style:name="Table2" style:family="table">
      <style:table-properties style:width="7.1979in" table:align="left" fo:background-color="#ffffff">
        <style:background-image/>
      </style:table-properties>
    </style:style>
    <style:style style:name="Table2.A" style:family="table-column">
      <style:table-column-properties style:column-width="3.4479in"/>
    </style:style>
    <style:style style:name="Table2.B" style:family="table-column">
      <style:table-column-properties style:column-width="3.75in"/>
    </style:style>
    <style:style style:name="Table2.A1" style:family="table-cell">
      <style:table-cell-properties style:vertical-align="middle" fo:padding="0.0201in" fo:border-left="0.05pt solid #b4c7dc" fo:border-right="none" fo:border-top="0.05pt solid #b4c7dc" fo:border-bottom="0.05pt solid #b4c7dc"/>
    </style:style>
    <style:style style:name="Table2.B1" style:family="table-cell">
      <style:table-cell-properties style:vertical-align="middle" fo:padding="0.0201in" fo:border-left="none" fo:border-right="0.05pt solid #b4c7dc" fo:border-top="0.05pt solid #b4c7dc" fo:border-bottom="0.05pt solid #b4c7dc"/>
    </style:style>
    <style:style style:name="Table2.A2" style:family="table-cell">
      <style:table-cell-properties style:vertical-align="middle" fo:padding="0.0201in" fo:border-left="0.05pt solid #b4c7dc" fo:border-right="none" fo:border-top="none" fo:border-bottom="0.05pt solid #b4c7dc"/>
    </style:style>
    <style:style style:name="Table2.B2" style:family="table-cell">
      <style:table-cell-properties style:vertical-align="middle" fo:padding="0.0201in" fo:border-left="none" fo:border-right="0.05pt solid #b4c7dc" fo:border-top="none" fo:border-bottom="0.05pt solid #b4c7dc"/>
    </style:style>
    <style:style style:name="P1" style:family="paragraph" style:parent-style-name="Heading_20_2">
      <style:paragraph-properties fo:margin-left="0in" fo:margin-right="0in" style:line-height-at-least="0.2083in" fo:orphans="2" fo:widows="2" fo:text-indent="0in" style:auto-text-indent="false"/>
      <style:text-properties fo:font-variant="normal" fo:text-transform="none" fo:color="#333333" loext:opacity="100%" style:text-line-through-style="none" style:text-line-through-type="none" style:font-name="Helvetica Neue" fo:font-size="22.5pt" fo:letter-spacing="normal" fo:font-style="normal" style:text-underline-style="none" fo:font-weight="normal" style:text-blinking="false" fo:background-color="transparent" loext:padding="0in" loext:border="none"/>
    </style:style>
    <style:style style:name="P2" style:family="paragraph" style:parent-style-name="Heading_20_2">
      <style:paragraph-properties fo:margin-left="0in" fo:margin-right="0in" style:line-height-at-least="0.2083in" fo:orphans="2" fo:widows="2" fo:text-indent="0in" style:auto-text-indent="false"/>
      <style:text-properties fo:font-variant="normal" fo:text-transform="none" fo:color="#333333" loext:opacity="100%" style:text-line-through-style="none" style:text-line-through-type="none" style:font-name="Lato" fo:font-size="22.5pt" fo:letter-spacing="normal" fo:language="zxx" fo:country="none" fo:font-style="normal" style:text-underline-style="none" fo:font-weight="normal" style:text-blinking="false" fo:background-color="transparent" style:font-name-asian="Noto Sans CJK SC" style:font-size-asian="18pt" style:language-asian="zxx" style:country-asian="none" style:font-weight-asian="bold" style:font-name-complex="Lohit Devanagari" style:font-size-complex="18pt" style:language-complex="zxx" style:country-complex="none" style:font-weight-complex="bold" loext:padding="0in" loext:border="none"/>
    </style:style>
    <style:style style:name="P3" style:family="paragraph" style:parent-style-name="Heading_20_2">
      <style:paragraph-properties fo:margin-left="0in" fo:margin-right="0in" style:line-height-at-least="0.2083in" fo:orphans="2" fo:widows="2" fo:text-indent="0in" style:auto-text-indent="false"/>
      <style:text-properties fo:font-variant="normal" fo:text-transform="none" fo:color="#333333" loext:opacity="100%" style:font-name="Lato" fo:font-size="22.5pt" fo:letter-spacing="normal" fo:font-style="normal" fo:font-weight="normal" fo:background-color="transparent" style:font-size-asian="12pt" style:font-size-complex="12pt"/>
    </style:style>
    <style:style style:name="P4" style:family="paragraph" style:parent-style-name="Heading_20_2">
      <style:paragraph-properties fo:margin-left="0in" fo:margin-right="0in" style:line-height-at-least="0.2083in" fo:orphans="2" fo:widows="2" fo:text-indent="0in" style:auto-text-indent="false"/>
      <style:text-properties fo:font-variant="normal" fo:text-transform="none" fo:color="#333333" loext:opacity="100%" style:font-name="Lato" fo:font-size="22.5pt" fo:letter-spacing="normal" fo:font-style="normal" fo:font-weight="normal" fo:background-color="transparent" style:font-name-asian="Noto Sans CJK SC" style:font-size-asian="12pt" style:font-weight-asian="bold" style:font-name-complex="Lohit Devanagari" style:font-size-complex="12pt" style:font-weight-complex="bold"/>
    </style:style>
    <style:style style:name="P5" style:family="paragraph" style:parent-style-name="Heading_20_2">
      <loext:graphic-properties draw:fill="none" draw:fill-color="#ffffff" draw:opacity="100%"/>
      <style:paragraph-properties fo:margin-left="0in" fo:margin-right="0in" style:line-height-at-least="0.2083in" fo:orphans="2" fo:widows="2" fo:text-indent="0in" style:auto-text-indent="false" fo:background-color="transparent" fo:padding="0.0402in" fo:border="none"/>
      <style:text-properties fo:font-variant="normal" fo:text-transform="none" style:use-window-font-color="true" loext:opacity="0%" style:font-name="Consolas" fo:font-size="10.5pt" fo:letter-spacing="normal" fo:font-style="normal" fo:font-weight="normal" officeooo:paragraph-rsid="0005eaaa" fo:background-color="transparent" style:font-size-asian="10.5pt" style:font-size-complex="10.5pt"/>
    </style:style>
    <style:style style:name="P6" style:family="paragraph" style:parent-style-name="Heading_20_2">
      <loext:graphic-properties draw:fill="none" draw:fill-color="#ffffff" draw:opacity="100%"/>
      <style:paragraph-properties fo:margin-left="0in" fo:margin-right="0in" style:line-height-at-least="0.2083in" fo:orphans="2" fo:widows="2" fo:text-indent="0in" style:auto-text-indent="false" fo:background-color="transparent" fo:padding="0.0402in" fo:border="none"/>
      <style:text-properties fo:font-variant="normal" fo:text-transform="none" style:use-window-font-color="true" loext:opacity="0%" style:font-name="Consolas" fo:font-size="10.5pt" fo:letter-spacing="normal" fo:font-style="normal" fo:font-weight="normal" fo:background-color="transparent" style:font-size-asian="10.5pt" style:font-size-complex="10.5pt"/>
    </style:style>
    <style:style style:name="P7" style:family="paragraph" style:parent-style-name="Preformatted_20_Text">
      <loext:graphic-properties draw:fill="none" draw:fill-color="#ffffff" draw:opacity="100%"/>
      <style:paragraph-properties fo:margin-left="0in" fo:margin-right="0in" style:line-height-at-least="0.2083in" fo:orphans="2" fo:widows="2" fo:text-indent="0in" style:auto-text-indent="false" fo:background-color="transparent" fo:padding="0.0402in" fo:border="none"/>
      <style:text-properties fo:font-variant="normal" fo:text-transform="none" style:use-window-font-color="true" loext:opacity="0%" style:font-name="Consolas" fo:font-size="10.5pt" fo:letter-spacing="normal" fo:font-style="normal" fo:font-weight="normal" fo:background-color="transparent" style:font-size-asian="10.5pt" style:font-size-complex="10.5pt"/>
    </style:style>
    <style:style style:name="P8" style:family="paragraph" style:parent-style-name="Text_20_body">
      <loext:graphic-properties draw:fill="none" draw:fill-color="#ffffff" draw:opacity="100%"/>
      <style:paragraph-properties fo:margin-left="0in" fo:margin-right="0in" style:line-height-at-least="0.2083in" fo:orphans="2" fo:widows="2" fo:text-indent="0in" style:auto-text-indent="false" fo:background-color="transparent" fo:padding="0.0402in" fo:border="none"/>
      <style:text-properties fo:font-variant="normal" fo:text-transform="none" fo:color="#333333" loext:opacity="100%" style:font-name="Lato" fo:font-size="12pt" fo:letter-spacing="normal" fo:font-style="normal" fo:font-weight="normal" fo:background-color="transparent" style:font-size-asian="12pt" style:font-size-complex="12pt"/>
    </style:style>
    <style:style style:name="P9" style:family="paragraph" style:parent-style-name="Text_20_body">
      <loext:graphic-properties draw:fill="solid" draw:fill-color="#333333" draw:opacity="100%"/>
      <style:paragraph-properties fo:margin-left="0in" fo:margin-right="0in" style:line-height-at-least="0.2083in" fo:orphans="2" fo:widows="2" fo:text-indent="0in" style:auto-text-indent="false" fo:background-color="#333333" fo:padding="0.0402in" fo:border="none"/>
      <style:text-properties fo:font-variant="normal" fo:text-transform="none" style:use-window-font-color="true" loext:opacity="0%" style:font-name="Consolas" fo:font-size="10.5pt" fo:letter-spacing="normal" fo:font-style="normal" fo:font-weight="normal" fo:background-color="transparent" style:font-size-asian="10.5pt" style:font-size-complex="10.5pt"/>
    </style:style>
    <style:style style:name="P10" style:family="paragraph" style:parent-style-name="Text_20_body">
      <loext:graphic-properties draw:fill="none" draw:fill-color="#ffffff" draw:opacity="100%"/>
      <style:paragraph-properties fo:margin-left="0in" fo:margin-right="0in" style:line-height-at-least="0.2083in" fo:orphans="2" fo:widows="2" fo:text-indent="0in" style:auto-text-indent="false" fo:background-color="transparent" fo:padding="0.0402in" fo:border="none"/>
      <style:text-properties fo:font-variant="normal" fo:text-transform="none" style:use-window-font-color="true" loext:opacity="0%" style:font-name="Consolas" fo:font-size="10.5pt" fo:letter-spacing="normal" fo:font-style="normal" fo:font-weight="normal" fo:background-color="transparent" style:font-size-asian="10.5pt" style:font-size-complex="10.5pt"/>
    </style:style>
    <style:style style:name="P11" style:family="paragraph" style:parent-style-name="Text_20_body">
      <loext:graphic-properties draw:fill="none" draw:fill-color="#ffffff" draw:opacity="100%"/>
      <style:paragraph-properties fo:margin-left="0in" fo:margin-right="0in" style:line-height-at-least="0.2083in" fo:orphans="2" fo:widows="2" fo:text-indent="0in" style:auto-text-indent="false" fo:background-color="transparent" fo:padding="0.0402in" fo:border="none"/>
      <style:text-properties fo:font-variant="normal" fo:text-transform="none" style:use-window-font-color="true" loext:opacity="0%" style:font-name="Consolas" fo:font-size="10.5pt" fo:letter-spacing="normal" fo:font-style="normal" fo:font-weight="normal" officeooo:paragraph-rsid="0005eaaa" fo:background-color="transparent" style:font-size-asian="10.5pt" style:font-size-complex="10.5pt"/>
    </style:style>
    <style:style style:name="P12" style:family="paragraph" style:parent-style-name="Heading_20_2">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Lato" fo:font-size="22.5pt" fo:letter-spacing="normal" fo:font-style="normal" fo:font-weight="normal" fo:background-color="transparent" style:font-size-asian="10.5pt" style:font-size-complex="10.5pt"/>
    </style:style>
    <style:style style:name="P13" style:family="paragraph" style:parent-style-name="Heading_20_2">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Helvetica Neue" fo:font-size="22.5pt" fo:letter-spacing="normal" fo:font-style="normal" fo:font-weight="normal" fo:background-color="transparent" style:font-size-asian="10.5pt" style:font-size-complex="10.5pt"/>
    </style:style>
    <style:style style:name="P14" style:family="paragraph" style:parent-style-name="Heading_20_2">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Helvetica Neue" fo:font-size="22.5pt" fo:letter-spacing="normal" fo:font-style="normal" fo:font-weight="normal" officeooo:paragraph-rsid="000d0f3d" fo:background-color="transparent" style:font-size-asian="10.5pt" style:font-size-complex="10.5pt"/>
    </style:style>
    <style:style style:name="P15" style:family="paragraph" style:parent-style-name="List_20_Heading">
      <style:paragraph-properties fo:margin-left="0in" fo:margin-right="0in" fo:margin-top="0in" fo:margin-bottom="0in" style:contextual-spacing="false" fo:line-height="142%" fo:orphans="2" fo:widows="2" fo:text-indent="0in" style:auto-text-indent="false"/>
      <style:text-properties fo:font-variant="normal" fo:text-transform="none" style:use-window-font-color="true" loext:opacity="0%" style:font-name="Lato" fo:font-size="12pt" fo:letter-spacing="normal" fo:font-style="normal" fo:font-weight="bold" style:font-size-asian="12pt" style:font-weight-asian="bold" style:font-size-complex="12pt" style:font-weight-complex="bold"/>
    </style:style>
    <style:style style:name="P16" style:family="paragraph" style:parent-style-name="Text_20_body">
      <style:paragraph-properties fo:margin-left="0in" fo:margin-right="0in" fo:margin-top="0in" fo:margin-bottom="0in" style:contextual-spacing="false" fo:orphans="2" fo:widows="2" fo:text-indent="0in" style:auto-text-indent="false"/>
    </style:style>
    <style:style style:name="P17"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Lato" fo:font-size="8pt" fo:letter-spacing="normal" fo:font-style="normal" fo:font-weight="normal" fo:background-color="transparent" style:font-size-asian="8pt" style:font-size-complex="8pt"/>
    </style:style>
    <style:style style:name="P18"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Helvetica Neue" fo:font-size="22.5pt" fo:letter-spacing="normal" fo:font-style="normal" fo:font-weight="normal" fo:background-color="transparent" style:font-size-asian="10.5pt" style:font-size-complex="10.5pt"/>
    </style:style>
    <style:style style:name="P19"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Helvetica Neue" fo:font-size="10.5pt" fo:letter-spacing="normal" fo:font-style="normal" fo:font-weight="normal" fo:background-color="#fcf8e3" loext:padding-left="0.1563in" loext:padding-right="0in" loext:padding-top="0.1563in" loext:padding-bottom="0.1563in" loext:border-left="0.06pt solid #faebcc" loext:border-right="none" loext:border-top="0.06pt solid #faebcc" loext:border-bottom="0.06pt solid #faebcc"/>
    </style:style>
    <style:style style:name="P20"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use-window-font-color="true" loext:opacity="0%" style:font-name="Consolas" fo:font-size="10.5pt" fo:letter-spacing="normal" fo:font-style="normal" fo:font-weight="normal" fo:background-color="transparent" style:font-size-asian="10.5pt" style:font-size-complex="10.5pt"/>
    </style:style>
    <style:style style:name="P21" style:family="paragraph" style:parent-style-name="Text_20_body">
      <loext:graphic-properties draw:fill="solid" draw:fill-color="#ffffa6" draw:opacity="100%"/>
      <style:paragraph-properties fo:margin-left="0in" fo:margin-right="0in" fo:margin-top="0in" fo:margin-bottom="0in" style:contextual-spacing="false" fo:orphans="2" fo:widows="2" fo:text-indent="0in" style:auto-text-indent="false" fo:background-color="#ffffa6" fo:padding="0.0598in" fo:border="none"/>
      <style:text-properties officeooo:paragraph-rsid="0005eaaa"/>
    </style:style>
    <style:style style:name="P22" style:family="paragraph" style:parent-style-name="Text_20_body">
      <loext:graphic-properties draw:fill="solid" draw:fill-color="#ffffa6" draw:opacity="100%"/>
      <style:paragraph-properties fo:margin-left="0in" fo:margin-right="0in" fo:margin-top="0in" fo:margin-bottom="0in" style:contextual-spacing="false" style:line-height-at-least="0.2083in" fo:orphans="2" fo:widows="2" fo:text-indent="0in" style:auto-text-indent="false" fo:background-color="#ffffa6" fo:padding="0.0598in" fo:border="none"/>
      <style:text-properties fo:font-variant="normal" fo:text-transform="none" fo:color="#333333" loext:opacity="100%" style:font-name="Lato" fo:font-size="12pt" fo:letter-spacing="normal" fo:font-style="normal" fo:font-weight="normal" officeooo:paragraph-rsid="0005eaaa" fo:background-color="transparent" style:font-size-asian="12pt" style:font-size-complex="12pt"/>
    </style:style>
    <style:style style:name="P23" style:family="paragraph" style:parent-style-name="Text_20_body">
      <loext:graphic-properties draw:fill="solid" draw:fill-color="#dee6ef" draw:opacity="100%"/>
      <style:paragraph-properties fo:margin-left="0in" fo:margin-right="0in" fo:margin-top="0in" fo:margin-bottom="0in" style:contextual-spacing="false" fo:orphans="2" fo:widows="2" fo:text-indent="0in" style:auto-text-indent="false" fo:background-color="#dee6ef" fo:padding="0.0598in" fo:border="none"/>
      <style:text-properties fo:font-variant="normal" fo:text-transform="none" style:use-window-font-color="true" loext:opacity="0%" style:font-name="Consolas" fo:font-size="10.5pt" fo:letter-spacing="normal" fo:font-style="normal" fo:font-weight="normal" fo:background-color="transparent" style:font-size-asian="10.5pt" style:font-size-complex="10.5pt"/>
    </style:style>
    <style:style style:name="P24" style:family="paragraph" style:parent-style-name="Text_20_body">
      <loext:graphic-properties draw:fill="none" draw:fill-color="#ffffff" draw:opacity="100%"/>
      <style:paragraph-properties fo:margin-left="0in" fo:margin-right="0in" fo:margin-top="0in" fo:margin-bottom="0in" style:contextual-spacing="false" style:line-height-at-least="0.2083in" fo:orphans="2" fo:widows="2" fo:text-indent="0in" style:auto-text-indent="false" fo:background-color="transparent" fo:padding="0.0402in" fo:border="none"/>
      <style:text-properties fo:font-variant="normal" fo:text-transform="none" style:use-window-font-color="true" loext:opacity="0%" style:font-name="Consolas" fo:font-size="10.5pt" fo:letter-spacing="normal" fo:font-style="normal" fo:font-weight="normal" fo:background-color="transparent" style:font-size-asian="10.5pt" style:font-size-complex="10.5pt"/>
    </style:style>
    <style:style style:name="P25" style:family="paragraph" style:parent-style-name="Text_20_body">
      <loext:graphic-properties draw:fill="solid" draw:fill-color="#ffffa6" draw:opacity="100%"/>
      <style:paragraph-properties fo:margin-left="0in" fo:margin-right="0in" fo:margin-top="0in" fo:margin-bottom="0in" style:contextual-spacing="false" fo:orphans="2" fo:widows="2" fo:text-indent="0in" style:auto-text-indent="false" fo:background-color="#ffffa6" fo:padding="0.0799in" fo:border="none"/>
      <style:text-properties fo:font-variant="normal" fo:text-transform="none" fo:color="#333333" loext:opacity="100%" style:font-name="Lato" fo:font-size="12pt" fo:letter-spacing="normal" fo:font-style="normal" fo:font-weight="bold" style:font-size-asian="12pt" style:font-weight-asian="bold" style:font-size-complex="12pt" style:font-weight-complex="bold"/>
    </style:style>
    <style:style style:name="P26" style:family="paragraph" style:parent-style-name="Text_20_body">
      <loext:graphic-properties draw:fill="solid" draw:fill-color="#ffffa6" draw:opacity="100%"/>
      <style:paragraph-properties fo:margin-left="0in" fo:margin-right="0in" fo:margin-top="0in" fo:margin-bottom="0in" style:contextual-spacing="false" fo:orphans="2" fo:widows="2" fo:text-indent="0in" style:auto-text-indent="false" fo:background-color="#ffffa6" fo:padding="0.0799in" fo:border="none"/>
      <style:text-properties fo:font-variant="normal" fo:text-transform="none" fo:color="#333333" loext:opacity="100%" style:font-name="Lato" fo:font-size="12pt" fo:letter-spacing="0.0055in" fo:font-style="italic" fo:font-weight="normal" style:font-size-asian="12pt" style:font-style-asian="italic" style:font-size-complex="12pt" style:font-style-complex="italic"/>
    </style:style>
    <style:style style:name="P27" style:family="paragraph" style:parent-style-name="Preformatted_20_Text">
      <loext:graphic-properties draw:fill="solid" draw:fill-color="#333333" draw:opacity="100%"/>
      <style:paragraph-properties fo:margin-left="0in" fo:margin-right="0in" fo:margin-top="0in" fo:margin-bottom="0in" style:contextual-spacing="false" fo:line-height="142%" fo:orphans="2" fo:widows="2" fo:text-indent="0in" style:auto-text-indent="false" fo:background-color="#333333" fo:padding="0.0902in" fo:border="none"/>
    </style:style>
    <style:style style:name="P28" style:family="paragraph" style:parent-style-name="Preformatted_20_Text">
      <loext:graphic-properties draw:fill="solid" draw:fill-color="#333333" draw:opacity="100%"/>
      <style:paragraph-properties fo:margin-left="0in" fo:margin-right="0in" fo:margin-top="0in" fo:margin-bottom="0in" style:contextual-spacing="false" fo:line-height="142%" fo:orphans="2" fo:widows="2" fo:text-indent="0in" style:auto-text-indent="false" fo:background-color="#333333" fo:padding="0.0902in" fo:border="none"/>
      <style:text-properties officeooo:paragraph-rsid="00141c1e"/>
    </style:style>
    <style:style style:name="P29" style:family="paragraph" style:parent-style-name="Preformatted_20_Text">
      <loext:graphic-properties draw:fill="solid" draw:fill-color="#333333" draw:opacity="100%"/>
      <style:paragraph-properties fo:margin-left="0in" fo:margin-right="0in" fo:margin-top="0in" fo:margin-bottom="0in" style:contextual-spacing="false" fo:line-height="142%" fo:orphans="2" fo:widows="2" fo:text-indent="0in" style:auto-text-indent="false" fo:background-color="#333333" fo:padding="0.0902in" fo:border="none"/>
      <style:text-properties fo:font-variant="normal" fo:text-transform="none" fo:color="#eeeeee" loext:opacity="100%" style:font-name="Consolas" fo:font-size="11pt" fo:letter-spacing="normal" fo:font-style="normal" fo:font-weight="normal" style:font-size-asian="11pt" style:font-size-complex="11pt"/>
    </style:style>
    <style:style style:name="P30" style:family="paragraph" style:parent-style-name="Preformatted_20_Text">
      <loext:graphic-properties draw:fill="solid" draw:fill-color="#333333" draw:opacity="100%"/>
      <style:paragraph-properties fo:margin-left="0in" fo:margin-right="0in" fo:margin-top="0in" fo:margin-bottom="0in" style:contextual-spacing="false" fo:line-height="142%" fo:orphans="2" fo:widows="2" fo:text-indent="0in" style:auto-text-indent="false" fo:background-color="#333333" fo:padding="0.0902in" fo:border="none"/>
      <style:text-properties fo:font-variant="normal" fo:text-transform="none" fo:color="#eeeeee" loext:opacity="100%" style:font-name="Consolas" fo:font-size="6pt" fo:letter-spacing="normal" fo:font-style="normal" fo:font-weight="normal" style:font-size-asian="6pt" style:font-size-complex="6pt"/>
    </style:style>
    <style:style style:name="P31" style:family="paragraph" style:parent-style-name="Preformatted_20_Text">
      <loext:graphic-properties draw:fill="solid" draw:fill-color="#333333" draw:opacity="100%"/>
      <style:paragraph-properties fo:margin-left="0in" fo:margin-right="0in" fo:margin-top="0in" fo:margin-bottom="0in" style:contextual-spacing="false" fo:line-height="142%" fo:orphans="2" fo:widows="2" fo:text-indent="0in" style:auto-text-indent="false" fo:background-color="#333333" fo:padding="0.0902in" fo:border="none"/>
      <style:text-properties fo:font-variant="normal" fo:text-transform="none" fo:color="#eeeeee" loext:opacity="100%" fo:letter-spacing="normal"/>
    </style:style>
    <style:style style:name="P32" style:family="paragraph" style:parent-style-name="Text_20_body">
      <loext:graphic-properties draw:fill="none" draw:fill-color="#ffffff" draw:opacity="100%"/>
      <style:paragraph-properties fo:margin-left="0in" fo:margin-right="0in" fo:margin-top="0in" fo:margin-bottom="0in" style:contextual-spacing="false" fo:line-height="142%" fo:orphans="2" fo:widows="2" fo:text-indent="0in" style:auto-text-indent="false" fo:background-color="transparent" fo:padding="0.0902in" fo:border="none"/>
      <style:text-properties fo:font-variant="normal" fo:text-transform="none" fo:color="#eeeeee" loext:opacity="100%" style:font-name="Consolas" fo:font-size="11pt" fo:letter-spacing="normal" fo:font-style="normal" fo:font-weight="normal" officeooo:paragraph-rsid="000d14aa" fo:background-color="transparent" style:font-size-asian="11pt" style:font-size-complex="11pt"/>
    </style:style>
    <style:style style:name="P33" style:family="paragraph" style:parent-style-name="Text_20_body">
      <loext:graphic-properties draw:fill="solid" draw:fill-color="#dee6ef" draw:opacity="100%"/>
      <style:paragraph-properties fo:margin-left="0in" fo:margin-right="0in" fo:margin-top="0in" fo:margin-bottom="0in" style:contextual-spacing="false" fo:line-height="142%" fo:orphans="2" fo:widows="2" fo:text-indent="0in" style:auto-text-indent="false" fo:background-color="#dee6ef" fo:padding="0.0902in" fo:border="none"/>
      <style:text-properties fo:font-variant="normal" fo:text-transform="none" fo:color="#eeeeee" loext:opacity="100%" style:font-name="Consolas" fo:font-size="11pt" fo:letter-spacing="normal" fo:font-style="normal" fo:font-weight="normal" officeooo:paragraph-rsid="000d14aa" fo:background-color="transparent" style:font-size-asian="11pt" style:font-size-complex="11pt"/>
    </style:style>
    <style:style style:name="P34" style:family="paragraph" style:parent-style-name="Text_20_body">
      <loext:graphic-properties draw:fill="solid" draw:fill-color="#dee6ef" draw:opacity="100%"/>
      <style:paragraph-properties fo:margin-left="0in" fo:margin-right="0in" fo:margin-top="0in" fo:margin-bottom="0in" style:contextual-spacing="false" fo:orphans="2" fo:widows="2" fo:text-indent="0in" style:auto-text-indent="false" fo:background-color="#dee6ef" fo:padding="0.0902in" fo:border="none"/>
    </style:style>
    <style:style style:name="P35" style:family="paragraph" style:parent-style-name="Heading_20_2">
      <loext:graphic-properties draw:fill="none" draw:fill-color="#ffffff" draw:opacity="100%"/>
      <style:paragraph-properties fo:margin-left="0in" fo:margin-right="0in" fo:margin-top="0in" fo:margin-bottom="0in" style:contextual-spacing="false" fo:line-height="142%" fo:orphans="2" fo:widows="2" fo:text-indent="0in" style:auto-text-indent="false" fo:background-color="transparent" fo:padding="0.0902in" fo:border="none"/>
      <style:text-properties fo:font-variant="normal" fo:text-transform="none" fo:color="#333333" loext:opacity="100%" style:font-name="Lato" fo:font-size="22.5pt" fo:letter-spacing="normal" fo:font-style="normal" fo:font-weight="normal" officeooo:paragraph-rsid="000d14aa" fo:background-color="transparent" style:font-size-asian="11pt" style:font-size-complex="11pt"/>
    </style:style>
    <style:style style:name="P36" style:family="paragraph" style:parent-style-name="Text_20_body">
      <loext:graphic-properties draw:fill="solid" draw:fill-color="#ffffd7" draw:opacity="100%"/>
      <style:paragraph-properties fo:margin-left="0in" fo:margin-right="0in" fo:margin-top="0in" fo:margin-bottom="0in" style:contextual-spacing="false" fo:line-height="142%" fo:orphans="2" fo:widows="2" fo:text-indent="0in" style:auto-text-indent="false" fo:background-color="#ffffd7" fo:padding="0.0799in" fo:border="0.06pt solid #000000"/>
      <style:text-properties officeooo:paragraph-rsid="00125d00"/>
    </style:style>
    <style:style style:name="P37" style:family="paragraph" style:parent-style-name="Text_20_body">
      <loext:graphic-properties draw:fill="solid" draw:fill-color="#ffd8ce" draw:opacity="100%"/>
      <style:paragraph-properties fo:margin-left="0in" fo:margin-right="0in" fo:margin-top="0in" fo:margin-bottom="0in" style:contextual-spacing="false" fo:line-height="142%" fo:orphans="2" fo:widows="2" fo:text-indent="0in" style:auto-text-indent="false" fo:background-color="#ffd8ce" fo:padding="0.0799in" fo:border="0.06pt solid #000000"/>
      <style:text-properties fo:font-variant="normal" fo:text-transform="none" fo:color="#eeeeee" loext:opacity="100%" style:font-name="Consolas" fo:font-size="11pt" fo:letter-spacing="normal" fo:font-style="normal" fo:font-weight="normal" officeooo:paragraph-rsid="000d14aa" fo:background-color="transparent" style:font-size-asian="11pt" style:font-size-complex="11pt"/>
    </style:style>
    <style:style style:name="P38" style:family="paragraph" style:parent-style-name="List_20_Contents">
      <style:paragraph-properties fo:margin-left="0in" fo:margin-right="0in" fo:line-height="142%" fo:orphans="2" fo:widows="2" fo:text-indent="0in" style:auto-text-indent="false"/>
    </style:style>
    <style:style style:name="P39" style:family="paragraph" style:parent-style-name="List_20_Contents">
      <style:paragraph-properties fo:margin-left="0in" fo:margin-right="0in" fo:line-height="142%" fo:orphans="2" fo:widows="2" fo:text-indent="0in" style:auto-text-indent="false"/>
      <style:text-properties officeooo:paragraph-rsid="00050074"/>
    </style:style>
    <style:style style:name="P40" style:family="paragraph" style:parent-style-name="List_20_Contents">
      <style:paragraph-properties fo:margin-left="0in" fo:margin-right="0in" fo:line-height="142%" fo:orphans="2" fo:widows="2" fo:text-indent="0in" style:auto-text-indent="false"/>
      <style:text-properties fo:font-variant="normal" fo:text-transform="none" fo:color="#005b99" loext:opacity="100%" style:text-line-through-style="none" style:text-line-through-type="none" style:font-name="Lato" fo:font-size="12pt" fo:letter-spacing="normal" fo:font-style="normal" style:text-underline-style="none" fo:font-weight="normal" style:text-blinking="false" fo:background-color="transparent" style:font-size-asian="12pt" style:font-size-complex="12pt"/>
    </style:style>
    <style:style style:name="P41" style:family="paragraph" style:parent-style-name="List_20_Heading">
      <style:paragraph-properties fo:margin-left="0in" fo:margin-right="0in" fo:line-height="142%" fo:orphans="2" fo:widows="2" fo:text-indent="0in" style:auto-text-indent="false"/>
      <style:text-properties fo:font-variant="normal" fo:text-transform="none" style:use-window-font-color="true" loext:opacity="0%" style:font-name="Lato" fo:font-size="12pt" fo:letter-spacing="normal" fo:font-style="normal" fo:font-weight="bold" style:font-size-asian="12pt" style:font-weight-asian="bold" style:font-size-complex="12pt" style:font-weight-complex="bold"/>
    </style:style>
    <style:style style:name="P42" style:family="paragraph" style:parent-style-name="Preformatted_20_Text">
      <loext:graphic-properties draw:fill="solid" draw:fill-color="#333333" draw:opacity="100%"/>
      <style:paragraph-properties fo:margin-left="0in" fo:margin-right="0in" fo:margin-top="0in" fo:margin-bottom="0.1043in" style:contextual-spacing="false" fo:line-height="142%" fo:orphans="2" fo:widows="2" fo:text-indent="0in" style:auto-text-indent="false" fo:background-color="#333333" fo:padding="0.0701in" fo:border="none"/>
    </style:style>
    <style:style style:name="P43" style:family="paragraph" style:parent-style-name="Preformatted_20_Text">
      <loext:graphic-properties draw:fill="solid" draw:fill-color="#333333" draw:opacity="100%"/>
      <style:paragraph-properties fo:margin-left="0in" fo:margin-right="0in" fo:margin-top="0in" fo:margin-bottom="0.1043in" style:contextual-spacing="false" fo:line-height="142%" fo:orphans="2" fo:widows="2" fo:text-indent="0in" style:auto-text-indent="false" fo:background-color="#333333" fo:padding="0.0902in" fo:border="none"/>
    </style:style>
    <style:style style:name="P44" style:family="paragraph" style:parent-style-name="Preformatted_20_Text">
      <loext:graphic-properties draw:fill="none" draw:fill-color="#ffffff" draw:opacity="100%"/>
      <style:paragraph-properties fo:margin-left="0in" fo:margin-right="0in" fo:margin-top="0in" fo:margin-bottom="0.1043in" style:contextual-spacing="false" fo:line-height="142%" fo:orphans="2" fo:widows="2" fo:text-indent="0in" style:auto-text-indent="false" fo:background-color="transparent" fo:padding="0.0902in" fo:border="none"/>
      <style:text-properties fo:font-variant="normal" fo:text-transform="none" fo:color="#eeeeee" loext:opacity="100%" style:font-name="Consolas" fo:font-size="11pt" fo:letter-spacing="normal" fo:font-style="normal" fo:font-weight="normal" officeooo:paragraph-rsid="000d14aa" fo:background-color="transparent" style:font-size-asian="11pt" style:font-size-complex="11pt"/>
    </style:style>
    <style:style style:name="P45" style:family="paragraph" style:parent-style-name="Preformatted_20_Text">
      <loext:graphic-properties draw:fill="solid" draw:fill-color="#333333" draw:opacity="100%"/>
      <style:paragraph-properties fo:margin-left="0in" fo:margin-right="0in" fo:margin-top="0in" fo:margin-bottom="0.1043in" style:contextual-spacing="false" fo:line-height="142%" fo:orphans="2" fo:widows="2" fo:text-indent="0in" style:auto-text-indent="false" fo:background-color="#333333" fo:padding="0.0902in" fo:border="none"/>
      <style:text-properties fo:font-variant="normal" fo:text-transform="none" fo:color="#eeeeee" loext:opacity="100%" style:font-name="Lato" fo:font-size="6pt" fo:letter-spacing="normal" fo:font-style="normal" fo:font-weight="normal" style:font-size-asian="6pt" style:font-size-complex="6pt"/>
    </style:style>
    <style:style style:name="P46" style:family="paragraph" style:parent-style-name="Preformatted_20_Text">
      <loext:graphic-properties draw:fill="none" draw:fill-color="#ffffff" draw:opacity="100%"/>
      <style:paragraph-properties fo:margin-left="0in" fo:margin-right="0in" fo:margin-top="0in" fo:margin-bottom="0.1043in" style:contextual-spacing="false" fo:line-height="142%" fo:orphans="2" fo:widows="2" fo:text-indent="0in" style:auto-text-indent="false" fo:background-color="transparent" fo:padding="0.0902in" fo:border="none"/>
      <style:text-properties fo:font-variant="normal" fo:text-transform="none" fo:color="#eeeeee" loext:opacity="100%" style:font-name="Lato" fo:font-size="13pt" fo:letter-spacing="normal" fo:font-style="normal" fo:font-weight="normal" officeooo:paragraph-rsid="000d14aa" fo:background-color="transparent" style:font-size-asian="13pt" style:font-size-complex="13pt"/>
    </style:style>
    <style:style style:name="P47" style:family="paragraph" style:parent-style-name="Heading_20_2">
      <loext:graphic-properties draw:fill="none" draw:fill-color="#ffffff" draw:opacity="100%"/>
      <style:paragraph-properties fo:margin-left="0in" fo:margin-right="0in" fo:margin-top="0in" fo:margin-bottom="0.1043in" style:contextual-spacing="false" fo:line-height="142%" fo:orphans="2" fo:widows="2" fo:text-indent="0in" style:auto-text-indent="false" fo:background-color="transparent" fo:padding="0.0902in" fo:border="none"/>
      <style:text-properties fo:font-variant="normal" fo:text-transform="none" fo:color="#333333" loext:opacity="100%" style:font-name="Lato" fo:font-size="22.5pt" fo:letter-spacing="normal" fo:font-style="normal" fo:font-weight="normal" officeooo:paragraph-rsid="000d14aa" fo:background-color="transparent" style:font-size-asian="11pt" style:font-size-complex="11pt"/>
    </style:style>
    <style:style style:name="P48" style:family="paragraph" style:parent-style-name="Text_20_body">
      <loext:graphic-properties draw:fill="solid" draw:fill-color="#dee6ef" draw:opacity="100%"/>
      <style:paragraph-properties fo:margin-left="0in" fo:margin-right="0in" fo:margin-top="0in" fo:margin-bottom="0.1043in" style:contextual-spacing="false" fo:line-height="142%" fo:orphans="2" fo:widows="2" fo:text-indent="0in" style:auto-text-indent="false" fo:background-color="#dee6ef" fo:padding="0.0902in" fo:border="none"/>
      <style:text-properties fo:font-variant="normal" fo:text-transform="none" fo:color="#eeeeee" loext:opacity="100%" style:font-name="Consolas" fo:font-size="6pt" fo:letter-spacing="normal" fo:font-style="normal" fo:font-weight="normal" officeooo:paragraph-rsid="000d14aa" fo:background-color="transparent" style:font-size-asian="6pt" style:font-size-complex="6pt"/>
    </style:style>
    <style:style style:name="P49" style:family="paragraph" style:parent-style-name="Text_20_body">
      <loext:graphic-properties draw:fill="none" draw:fill-color="#ffffff" draw:opacity="100%"/>
      <style:paragraph-properties fo:margin-left="0in" fo:margin-right="0in" fo:margin-top="0in" fo:margin-bottom="0.1043in" style:contextual-spacing="false" fo:line-height="142%" fo:orphans="2" fo:widows="2" fo:text-indent="0in" style:auto-text-indent="false" fo:background-color="transparent" fo:padding="0.0902in" fo:border="none"/>
      <style:text-properties fo:font-variant="normal" fo:text-transform="none" fo:color="#eeeeee" loext:opacity="100%" style:font-name="Consolas" fo:font-size="11pt" fo:letter-spacing="normal" fo:font-style="normal" fo:font-weight="normal" officeooo:paragraph-rsid="000d14aa" fo:background-color="transparent" style:font-size-asian="11pt" style:font-size-complex="11pt"/>
    </style:style>
    <style:style style:name="P50" style:family="paragraph" style:parent-style-name="Text_20_body">
      <loext:graphic-properties draw:fill="none" draw:fill-color="#ffffff" draw:opacity="100%"/>
      <style:paragraph-properties fo:margin-left="0in" fo:margin-right="0in" fo:margin-top="0in" fo:margin-bottom="0.1043in" style:contextual-spacing="false" fo:line-height="142%" fo:orphans="2" fo:widows="2" fo:text-indent="0in" style:auto-text-indent="false" fo:background-color="transparent" fo:padding="0.0902in" fo:border="none"/>
      <style:text-properties fo:font-variant="normal" fo:text-transform="none" fo:color="#333333" loext:opacity="100%" style:font-name="Lato" fo:font-size="13pt" fo:letter-spacing="normal" fo:font-style="normal" fo:font-weight="normal" officeooo:paragraph-rsid="000d14aa" fo:background-color="transparent" style:font-size-asian="13pt" style:font-size-complex="13pt"/>
    </style:style>
    <style:style style:name="P51"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Lato" fo:font-size="12pt" fo:letter-spacing="normal" fo:font-style="normal" fo:font-weight="normal" style:font-size-asian="12pt" style:font-size-complex="12pt"/>
    </style:style>
    <style:style style:name="P52"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53" style:family="paragraph" style:parent-style-name="Text_20_body">
      <style:paragraph-properties fo:margin-left="0in" fo:margin-right="0in" fo:margin-top="0in" fo:margin-bottom="0.1043in" style:contextual-spacing="false" style:line-height-at-least="0.2083in" fo:orphans="2" fo:widows="2" fo:text-indent="0in" style:auto-text-indent="false"/>
      <style:text-properties fo:font-variant="normal" fo:text-transform="none" style:text-line-through-style="none" style:text-line-through-type="none" style:font-name="Lato" fo:font-size="18pt" fo:letter-spacing="normal" fo:font-style="normal" style:text-underline-style="none" fo:font-weight="normal" officeooo:paragraph-rsid="00050074" style:text-blinking="false" fo:background-color="transparent" loext:padding="0in" loext:border="none"/>
    </style:style>
    <style:style style:name="P54" style:family="paragraph" style:parent-style-name="Text_20_body">
      <style:paragraph-properties fo:margin-left="0in" fo:margin-right="0in" fo:margin-top="0in" fo:margin-bottom="0.1043in" style:contextual-spacing="false" fo:orphans="2" fo:widows="2" fo:text-indent="0in" style:auto-text-indent="false"/>
    </style:style>
    <style:style style:name="P55" style:family="paragraph" style:parent-style-name="Text_20_body">
      <style:paragraph-properties fo:margin-left="0in" fo:margin-right="0in" fo:margin-top="0in" fo:margin-bottom="0.1043in" style:contextual-spacing="false" fo:orphans="2" fo:widows="2" fo:text-indent="0in" style:auto-text-indent="false"/>
      <style:text-properties officeooo:paragraph-rsid="00050074"/>
    </style:style>
    <style:style style:name="P56" style:family="paragraph" style:parent-style-name="Text_20_body">
      <style:paragraph-properties fo:margin-left="0in" fo:margin-right="0in" fo:margin-top="0in" fo:margin-bottom="0.1043in" style:contextual-spacing="false" fo:orphans="2" fo:widows="2" fo:text-indent="0in" style:auto-text-indent="false"/>
      <style:text-properties officeooo:paragraph-rsid="00141c1e"/>
    </style:style>
    <style:style style:name="P57" style:family="paragraph" style:parent-style-name="Preformatted_20_Text">
      <loext:graphic-properties draw:fill="solid" draw:fill-color="#eeeeee" draw:opacity="100%"/>
      <style:paragraph-properties fo:margin-left="0in" fo:margin-right="0in" fo:margin-top="0in" fo:margin-bottom="0.1043in" style:contextual-spacing="false" fo:line-height="142%" fo:orphans="2" fo:widows="2" fo:text-indent="0in" style:auto-text-indent="false" fo:background-color="#eeeeee" fo:padding="0.0902in" fo:border="0.06pt solid #000000"/>
    </style:style>
    <style:style style:name="P58" style:family="paragraph" style:parent-style-name="Preformatted_20_Text">
      <loext:graphic-properties draw:fill="solid" draw:fill-color="#f5f5f5" draw:opacity="100%"/>
      <style:paragraph-properties fo:margin-left="0in" fo:margin-right="0in" fo:margin-top="0in" fo:margin-bottom="0.1043in" style:contextual-spacing="false" fo:line-height="142%" fo:orphans="2" fo:widows="2" fo:text-indent="0in" style:auto-text-indent="false" fo:background-color="#f5f5f5" fo:padding="0.0902in" fo:border="0.06pt solid #cccccc"/>
    </style:style>
    <style:style style:name="P59" style:family="paragraph" style:parent-style-name="Preformatted_20_Text">
      <loext:graphic-properties draw:fill="solid" draw:fill-color="#f5f5f5" draw:opacity="100%"/>
      <style:paragraph-properties fo:margin-left="0in" fo:margin-right="0in" fo:margin-top="0in" fo:margin-bottom="0.1043in" style:contextual-spacing="false" fo:line-height="142%" fo:orphans="2" fo:widows="2" fo:text-indent="0in" style:auto-text-indent="false" fo:background-color="#f5f5f5" fo:padding="0.0902in" fo:border="0.06pt solid #cccccc"/>
      <style:text-properties fo:font-variant="normal" fo:text-transform="none" fo:color="#333333" loext:opacity="100%" style:font-name="Consolas" fo:font-size="11pt" fo:letter-spacing="normal" fo:font-style="normal" fo:font-weight="normal" style:font-size-asian="11pt" style:font-size-complex="11pt"/>
    </style:style>
    <style:style style:name="P60" style:family="paragraph" style:parent-style-name="Preformatted_20_Text">
      <loext:graphic-properties draw:fill="solid" draw:fill-color="#f5f5f5" draw:opacity="100%"/>
      <style:paragraph-properties fo:margin-left="0in" fo:margin-right="0in" fo:margin-top="0in" fo:margin-bottom="0.1043in" style:contextual-spacing="false" fo:line-height="142%" fo:orphans="2" fo:widows="2" fo:text-indent="0in" style:auto-text-indent="false" fo:background-color="#f5f5f5" fo:padding="0.0902in" fo:border="0.06pt solid #cccccc"/>
      <style:text-properties fo:font-variant="normal" fo:text-transform="none" fo:color="#333333" loext:opacity="100%" style:font-name="Consolas" fo:font-size="12pt" fo:letter-spacing="normal" fo:font-style="normal" fo:font-weight="normal" style:font-size-asian="12pt" style:font-size-complex="12pt"/>
    </style:style>
    <style:style style:name="P61" style:family="paragraph" style:parent-style-name="Heading_20_3">
      <style:paragraph-properties fo:margin-left="0in" fo:margin-right="0in" fo:margin-top="0in" fo:margin-bottom="0.1043in" style:contextual-spacing="false" fo:line-height="110%" fo:orphans="2" fo:widows="2" fo:text-indent="0in" style:auto-text-indent="false"/>
      <style:text-properties fo:font-variant="normal" fo:text-transform="none" fo:color="#333333" loext:opacity="100%" style:font-name="Lato" fo:font-size="18pt" fo:letter-spacing="normal" fo:font-style="normal" fo:font-weight="normal"/>
    </style:style>
    <style:style style:name="P62" style:family="paragraph" style:parent-style-name="Preformatted_20_Text">
      <loext:graphic-properties draw:fill="solid" draw:fill-color="#f5f5f5" draw:opacity="100%"/>
      <style:paragraph-properties fo:margin-left="0in" fo:margin-right="0in" fo:margin-top="0in" fo:margin-bottom="0.1043in" style:contextual-spacing="false" fo:line-height="142%" fo:orphans="2" fo:widows="2" fo:text-indent="0in" style:auto-text-indent="false" fo:background-color="#f5f5f5" fo:padding-left="0.0937in" fo:padding-right="0in" fo:padding-top="0.0937in" fo:padding-bottom="0.0937in" fo:border-left="0.06pt solid #cccccc" fo:border-right="none" fo:border-top="0.06pt solid #cccccc" fo:border-bottom="0.06pt solid #cccccc"/>
      <style:text-properties fo:font-variant="normal" fo:text-transform="none" fo:color="#333333" loext:opacity="100%" style:font-name="Courier New" fo:font-size="9.75pt" fo:letter-spacing="normal" fo:font-style="normal" fo:font-weight="normal"/>
    </style:style>
    <style:style style:name="P63" style:family="paragraph" style:parent-style-name="Preformatted_20_Text" style:master-page-name="">
      <loext:graphic-properties draw:fill="solid" draw:fill-color="#333333" draw:opacity="100%"/>
      <style:paragraph-properties fo:margin-left="0in" fo:margin-right="0in" fo:margin-top="0in" fo:margin-bottom="0.1043in" style:contextual-spacing="false" fo:line-height="142%" fo:orphans="2" fo:widows="2" fo:text-indent="0in" style:auto-text-indent="false" style:page-number="auto" fo:background-color="#333333" fo:padding="0.0799in" fo:border="none"/>
    </style:style>
    <style:style style:name="P64" style:family="paragraph" style:parent-style-name="Preformatted_20_Text">
      <loext:graphic-properties draw:fill="solid" draw:fill-color="#333333" draw:opacity="100%"/>
      <style:paragraph-properties fo:margin-left="0in" fo:margin-right="0in" fo:margin-top="0in" fo:margin-bottom="0.1043in" style:contextual-spacing="false" fo:line-height="142%" fo:orphans="2" fo:widows="2" fo:text-indent="0in" style:auto-text-indent="false" fo:background-color="#333333" fo:padding="0.0799in" fo:border="none"/>
    </style:style>
    <style:style style:name="P65" style:family="paragraph" style:parent-style-name="Text_20_body">
      <loext:graphic-properties draw:fill="solid" draw:fill-color="#dee6ef" draw:opacity="100%"/>
      <style:paragraph-properties fo:margin-left="0in" fo:margin-right="0in" fo:margin-top="0in" fo:margin-bottom="0.1043in" style:contextual-spacing="false" fo:line-height="142%" fo:orphans="2" fo:widows="2" fo:text-indent="0in" style:auto-text-indent="false" fo:background-color="#dee6ef" fo:padding="0.0799in" fo:border="none"/>
      <style:text-properties fo:font-variant="normal" fo:text-transform="none" fo:color="#eeeeee" loext:opacity="100%" style:font-name="Consolas" fo:font-size="11pt" fo:letter-spacing="normal" fo:font-style="normal" fo:font-weight="normal" officeooo:paragraph-rsid="000d14aa" fo:background-color="transparent" style:font-size-asian="11pt" style:font-size-complex="11pt"/>
    </style:style>
    <style:style style:name="P66" style:family="paragraph" style:parent-style-name="Text_20_body">
      <loext:graphic-properties draw:fill="solid" draw:fill-color="#ffffd7" draw:opacity="100%"/>
      <style:paragraph-properties fo:margin-left="0in" fo:margin-right="0in" fo:margin-top="0in" fo:margin-bottom="0.1043in" style:contextual-spacing="false" fo:line-height="142%" fo:orphans="2" fo:widows="2" fo:text-indent="0in" style:auto-text-indent="false" fo:background-color="#ffffd7" fo:padding="0.0799in" fo:border="none"/>
      <style:text-properties fo:font-variant="normal" fo:text-transform="none" fo:color="#eeeeee" loext:opacity="100%" style:font-name="Consolas" fo:font-size="11pt" fo:letter-spacing="normal" fo:font-style="normal" fo:font-weight="normal" officeooo:paragraph-rsid="000d14aa" fo:background-color="transparent" style:font-size-asian="11pt" style:font-size-complex="11pt"/>
    </style:style>
    <style:style style:name="P67" style:family="paragraph" style:parent-style-name="Text_20_body">
      <loext:graphic-properties draw:fill="solid" draw:fill-color="#dee6ef" draw:opacity="100%"/>
      <style:paragraph-properties fo:margin-left="0in" fo:margin-right="0in" fo:margin-top="0in" fo:margin-bottom="0.1043in" style:contextual-spacing="false" fo:line-height="142%" fo:orphans="2" fo:widows="2" fo:text-indent="0in" style:auto-text-indent="false" fo:background-color="#dee6ef" fo:padding="0.1in" fo:border="0.06pt solid #000000"/>
      <style:text-properties fo:font-variant="normal" fo:text-transform="none" fo:color="#eeeeee" loext:opacity="100%" style:font-name="Consolas" fo:font-size="11pt" fo:letter-spacing="normal" fo:font-style="normal" fo:font-weight="normal" officeooo:paragraph-rsid="000d14aa" fo:background-color="transparent" style:font-size-asian="11pt" style:font-size-complex="11pt"/>
    </style:style>
    <style:style style:name="P68" style:family="paragraph" style:parent-style-name="Text_20_body">
      <loext:graphic-properties draw:fill="solid" draw:fill-color="#dee6ef" draw:opacity="100%"/>
      <style:paragraph-properties fo:margin-left="0in" fo:margin-right="0in" fo:margin-top="0in" fo:margin-bottom="0.1043in" style:contextual-spacing="false" fo:line-height="142%" fo:orphans="2" fo:widows="2" fo:text-indent="0in" style:auto-text-indent="false" fo:background-color="#dee6ef" fo:padding="0.0799in" fo:border="0.06pt solid #000000"/>
      <style:text-properties fo:font-variant="normal" fo:text-transform="none" fo:color="#eeeeee" loext:opacity="100%" style:font-name="Consolas" fo:font-size="11pt" fo:letter-spacing="normal" fo:font-style="normal" fo:font-weight="normal" officeooo:paragraph-rsid="000d14aa" fo:background-color="transparent" style:font-size-asian="11pt" style:font-size-complex="11pt"/>
    </style:style>
    <style:style style:name="P69" style:family="paragraph" style:parent-style-name="Text_20_body">
      <loext:graphic-properties draw:fill="solid" draw:fill-color="#dee6ef" draw:opacity="100%"/>
      <style:paragraph-properties fo:margin-left="0in" fo:margin-right="0in" fo:margin-top="0in" fo:margin-bottom="0.1043in" style:contextual-spacing="false" fo:orphans="2" fo:widows="2" fo:text-indent="0in" style:auto-text-indent="false" fo:background-color="#dee6ef" fo:padding="0.0799in" fo:border="0.06pt solid #000000"/>
      <style:text-properties officeooo:paragraph-rsid="00141c1e"/>
    </style:style>
    <style:style style:name="P70" style:family="paragraph" style:parent-style-name="Preformatted_20_Text">
      <loext:graphic-properties draw:fill="solid" draw:fill-color="#333333" draw:opacity="100%"/>
      <style:paragraph-properties fo:margin-left="0in" fo:margin-right="0in" fo:margin-top="0in" fo:margin-bottom="0.0402in" style:contextual-spacing="false" fo:line-height="142%" fo:orphans="2" fo:widows="2" fo:text-indent="0in" style:auto-text-indent="false" fo:background-color="#333333" fo:padding-left="0.0701in" fo:padding-right="0in" fo:padding-top="0.0902in" fo:padding-bottom="0.0902in" fo:border="none"/>
    </style:style>
    <style:style style:name="P71" style:family="paragraph" style:parent-style-name="Preformatted_20_Text">
      <loext:graphic-properties draw:fill="solid" draw:fill-color="#333333" draw:opacity="100%"/>
      <style:paragraph-properties fo:margin-left="0in" fo:margin-right="0in" fo:margin-top="0in" fo:margin-bottom="0.0402in" style:contextual-spacing="false" fo:line-height="142%" fo:orphans="2" fo:widows="2" fo:text-indent="0in" style:auto-text-indent="false" fo:background-color="#333333" fo:padding="0.0902in" fo:border="none"/>
      <style:text-properties fo:font-variant="normal" fo:text-transform="none" fo:color="#eeeeee" loext:opacity="100%" style:font-name="Consolas" fo:font-size="11pt" fo:letter-spacing="normal" fo:font-style="normal" fo:font-weight="normal" officeooo:paragraph-rsid="000d14aa" fo:background-color="transparent" style:font-size-asian="11pt" style:font-size-complex="11pt"/>
    </style:style>
    <style:style style:name="P72" style:family="paragraph" style:parent-style-name="Preformatted_20_Text">
      <loext:graphic-properties draw:fill="solid" draw:fill-color="#333333" draw:opacity="100%"/>
      <style:paragraph-properties fo:margin-left="0in" fo:margin-right="0in" fo:margin-top="0in" fo:margin-bottom="0.0402in" style:contextual-spacing="false" fo:line-height="142%" fo:orphans="2" fo:widows="2" fo:text-indent="0in" style:auto-text-indent="false" fo:background-color="#333333" fo:padding="0.0902in" fo:border="none"/>
    </style:style>
    <style:style style:name="P73" style:family="paragraph" style:parent-style-name="Standard">
      <loext:graphic-properties draw:fill="solid" draw:fill-color="#333333" draw:opacity="100%"/>
      <style:paragraph-properties fo:margin-left="0in" fo:margin-right="0in" fo:margin-top="0in" fo:margin-bottom="0.0402in" style:contextual-spacing="false" fo:line-height="142%" fo:orphans="2" fo:widows="2" fo:text-indent="0in" style:auto-text-indent="false" fo:background-color="#333333" fo:padding="0.0902in" fo:border="none"/>
      <style:text-properties officeooo:paragraph-rsid="000d14aa"/>
    </style:style>
    <style:style style:name="P74" style:family="paragraph" style:parent-style-name="Heading_20_2">
      <loext:graphic-properties draw:fill="none" draw:fill-color="#ffffff" draw:opacity="100%"/>
      <style:paragraph-properties fo:margin-left="0in" fo:margin-right="0in" fo:margin-top="0in" fo:margin-bottom="0.0402in" style:contextual-spacing="false" fo:line-height="142%" fo:orphans="2" fo:widows="2" fo:text-indent="0in" style:auto-text-indent="false" fo:background-color="transparent" fo:padding="0.0902in" fo:border="none"/>
      <style:text-properties fo:font-variant="normal" fo:text-transform="none" fo:color="#333333" loext:opacity="100%" style:font-name="Lato" fo:font-size="22.5pt" fo:letter-spacing="normal" fo:font-style="normal" fo:font-weight="normal" officeooo:paragraph-rsid="000d14aa" fo:background-color="transparent" style:font-size-asian="11pt" style:font-size-complex="11pt"/>
    </style:style>
    <style:style style:name="P75" style:family="paragraph" style:parent-style-name="Standard">
      <style:paragraph-properties fo:margin-left="0in" fo:margin-right="0in" style:line-height-at-least="0.2083in" fo:orphans="2" fo:widows="2" fo:text-indent="0in" style:auto-text-indent="false"/>
      <style:text-properties fo:font-variant="normal" fo:text-transform="none" style:text-line-through-style="none" style:text-line-through-type="none" style:font-name="Lato" fo:font-size="18pt" fo:letter-spacing="normal" fo:font-style="normal" style:text-underline-style="solid" style:text-underline-width="auto" style:text-underline-color="font-color" fo:font-weight="normal" style:text-blinking="false" fo:background-color="transparent" loext:padding="0in" loext:border="none"/>
    </style:style>
    <style:style style:name="P76" style:family="paragraph" style:parent-style-name="Standard">
      <style:paragraph-properties fo:margin-left="0in" fo:margin-right="0in" style:line-height-at-least="0.2083in" fo:orphans="2" fo:widows="2" fo:text-indent="0in" style:auto-text-indent="false"/>
      <style:text-properties fo:font-variant="normal" fo:text-transform="none" style:text-line-through-style="none" style:text-line-through-type="none" style:font-name="Lato" fo:font-size="18pt" fo:letter-spacing="normal" fo:font-style="normal" style:text-underline-style="none" fo:font-weight="normal" style:text-blinking="false" fo:background-color="transparent" loext:padding="0in" loext:border="none"/>
    </style:style>
    <style:style style:name="P77" style:family="paragraph" style:parent-style-name="Standard">
      <style:paragraph-properties fo:margin-left="0in" fo:margin-right="0in" style:line-height-at-least="0.2083in" fo:orphans="2" fo:widows="2" fo:text-indent="0in" style:auto-text-indent="false"/>
      <style:text-properties fo:font-variant="normal" fo:text-transform="none" style:text-line-through-style="none" style:text-line-through-type="none" style:font-name="Lato" fo:font-size="18pt" fo:letter-spacing="normal" fo:font-style="normal" style:text-underline-style="none" fo:font-weight="normal" officeooo:paragraph-rsid="00050074" style:text-blinking="false" fo:background-color="transparent" loext:padding="0in" loext:border="none"/>
    </style:style>
    <style:style style:name="P78" style:family="paragraph" style:parent-style-name="Standard">
      <style:paragraph-properties fo:margin-left="0in" fo:margin-right="0in" style:line-height-at-least="0.2083in" fo:orphans="2" fo:widows="2" fo:text-indent="0in" style:auto-text-indent="false"/>
      <style:text-properties fo:font-variant="normal" fo:text-transform="none" fo:color="#333333" loext:opacity="100%" style:font-name="Lato" fo:font-size="12pt" fo:letter-spacing="normal" fo:font-style="normal" fo:font-weight="normal" fo:background-color="transparent" style:font-size-asian="12pt" style:font-size-complex="12pt"/>
    </style:style>
    <style:style style:name="P79" style:family="paragraph" style:parent-style-name="Standard">
      <style:paragraph-properties fo:margin-left="0in" fo:margin-right="0in" style:line-height-at-least="0.2083in" fo:orphans="2" fo:widows="2" fo:text-indent="0in" style:auto-text-indent="false"/>
      <style:text-properties fo:font-variant="normal" fo:text-transform="none" fo:color="#333333" loext:opacity="100%" style:text-line-through-style="none" style:text-line-through-type="none" style:font-name="Lato" fo:font-size="16pt" fo:letter-spacing="normal" fo:language="zxx" fo:country="none" fo:font-style="normal" style:text-underline-style="solid" style:text-underline-width="auto" style:text-underline-color="font-color" fo:font-weight="normal" officeooo:paragraph-rsid="00050074" style:text-blinking="false" fo:background-color="transparent" style:font-name-asian="Noto Sans CJK SC" style:font-size-asian="16pt" style:language-asian="zxx" style:country-asian="none" style:font-weight-asian="bold" style:font-name-complex="Lohit Devanagari" style:font-size-complex="16pt" style:language-complex="zxx" style:country-complex="none" style:font-weight-complex="bold" loext:padding="0in" loext:border="none"/>
    </style:style>
    <style:style style:name="P80" style:family="paragraph" style:parent-style-name="Standard">
      <style:paragraph-properties fo:margin-left="0in" fo:margin-right="0in" style:line-height-at-least="0.2083in" fo:orphans="2" fo:widows="2" fo:text-indent="0in" style:auto-text-indent="false"/>
      <style:text-properties fo:font-variant="normal" fo:text-transform="none" fo:color="#333333" loext:opacity="100%" style:text-line-through-style="none" style:text-line-through-type="none" style:font-name="Lato" fo:font-size="16pt" fo:letter-spacing="normal" fo:language="zxx" fo:country="none" fo:font-style="normal" style:text-underline-style="none" fo:font-weight="normal" style:text-blinking="false" fo:background-color="transparent" style:font-name-asian="Noto Sans CJK SC" style:font-size-asian="16pt" style:language-asian="zxx" style:country-asian="none" style:font-weight-asian="bold" style:font-name-complex="Lohit Devanagari" style:font-size-complex="16pt" style:language-complex="zxx" style:country-complex="none" style:font-weight-complex="bold" loext:padding="0in" loext:border="none"/>
    </style:style>
    <style:style style:name="P81" style:family="paragraph" style:parent-style-name="Standard">
      <style:paragraph-properties fo:margin-left="0in" fo:margin-right="0in" style:line-height-at-least="0.2083in" fo:orphans="2" fo:widows="2" fo:text-indent="0in" style:auto-text-indent="false"/>
    </style:style>
    <style:style style:name="P82" style:family="paragraph" style:parent-style-name="Standard">
      <loext:graphic-properties draw:fill="solid" draw:fill-color="#333333" draw:opacity="100%"/>
      <style:paragraph-properties fo:margin-left="0in" fo:margin-right="0in" fo:margin-top="0in" fo:margin-bottom="0.0799in" style:contextual-spacing="false" style:line-height-at-least="0.2083in" fo:orphans="2" fo:widows="2" fo:text-indent="0in" style:auto-text-indent="false" fo:background-color="#333333" fo:padding="0.0402in" fo:border="none"/>
      <style:text-properties fo:font-variant="normal" fo:text-transform="none" style:use-window-font-color="true" loext:opacity="0%" style:font-name="Consolas" fo:font-size="10.5pt" fo:letter-spacing="normal" fo:font-style="normal" fo:font-weight="normal" officeooo:paragraph-rsid="0005eaaa" fo:background-color="transparent" style:font-size-asian="10.5pt" style:font-size-complex="10.5pt"/>
    </style:style>
    <style:style style:name="P83" style:family="paragraph" style:parent-style-name="Standard">
      <loext:graphic-properties draw:fill="solid" draw:fill-color="#333333" draw:opacity="100%"/>
      <style:paragraph-properties fo:margin-left="0in" fo:margin-right="0in" fo:margin-top="0in" fo:margin-bottom="0.0799in" style:contextual-spacing="false" style:line-height-at-least="0.2083in" fo:orphans="2" fo:widows="2" fo:text-indent="0in" style:auto-text-indent="false" fo:background-color="#333333" fo:padding="0.0402in" fo:border="none"/>
      <style:text-properties fo:font-variant="normal" fo:text-transform="none" style:use-window-font-color="true" loext:opacity="0%" style:font-name="Consolas" fo:font-size="10.5pt" fo:letter-spacing="normal" fo:font-style="normal" fo:font-weight="normal" officeooo:paragraph-rsid="0005eaaa" style:font-size-asian="10.5pt" style:font-size-complex="10.5pt"/>
    </style:style>
    <style:style style:name="P84" style:family="paragraph" style:parent-style-name="Text_20_body">
      <loext:graphic-properties draw:fill="solid" draw:fill-color="#dee6ef" draw:opacity="100%"/>
      <style:paragraph-properties fo:margin-left="0in" fo:margin-right="0in" fo:margin-top="0in" fo:margin-bottom="0.0799in" style:contextual-spacing="false" fo:orphans="2" fo:widows="2" fo:text-indent="0in" style:auto-text-indent="false" fo:background-color="#dee6ef" fo:padding="0.1in" fo:border="0.06pt solid #000000"/>
      <style:text-properties officeooo:paragraph-rsid="00125d00"/>
    </style:style>
    <style:style style:name="P85" style:family="paragraph" style:parent-style-name="Text_20_body">
      <loext:graphic-properties draw:fill="solid" draw:fill-color="#dee6ef" draw:opacity="100%"/>
      <style:paragraph-properties fo:margin-left="0in" fo:margin-right="0in" fo:margin-top="0.052in" fo:margin-bottom="0in" style:contextual-spacing="false" fo:orphans="2" fo:widows="2" fo:text-indent="0in" style:auto-text-indent="false" fo:background-color="#dee6ef" fo:padding="0.0598in" fo:border="none"/>
    </style:style>
    <style:style style:name="P86" style:family="paragraph" style:parent-style-name="Text_20_body">
      <loext:graphic-properties draw:fill="solid" draw:fill-color="#ffffa6" draw:opacity="100%"/>
      <style:paragraph-properties fo:margin-left="0in" fo:margin-right="0in" fo:margin-top="0.052in" fo:margin-bottom="0in" style:contextual-spacing="false" fo:orphans="2" fo:widows="2" fo:text-indent="0in" style:auto-text-indent="false" fo:background-color="#ffffa6" fo:padding="0.0598in" fo:border="none"/>
    </style:style>
    <style:style style:name="P87" style:family="paragraph" style:parent-style-name="Text_20_body">
      <loext:graphic-properties draw:fill="solid" draw:fill-color="#ffffa6" draw:opacity="100%"/>
      <style:paragraph-properties fo:margin-left="0in" fo:margin-right="0in" fo:margin-top="0.052in" fo:margin-bottom="0in" style:contextual-spacing="false" fo:orphans="2" fo:widows="2" fo:text-indent="0in" style:auto-text-indent="false" fo:background-color="#ffffa6" fo:padding="0.0598in" fo:border="none"/>
      <style:text-properties officeooo:paragraph-rsid="0005eaaa"/>
    </style:style>
    <style:style style:name="P88" style:family="paragraph" style:parent-style-name="Text_20_body">
      <loext:graphic-properties draw:fill="solid" draw:fill-color="#ffffa6" draw:opacity="100%"/>
      <style:paragraph-properties fo:margin-left="0in" fo:margin-right="0in" fo:margin-top="0.052in" fo:margin-bottom="0in" style:contextual-spacing="false" fo:orphans="2" fo:widows="2" fo:text-indent="0in" style:auto-text-indent="false" fo:background-color="#ffffa6" fo:padding="0.0598in" fo:border="none"/>
      <style:text-properties fo:font-variant="normal" fo:text-transform="none" fo:color="#333333" loext:opacity="100%" style:font-name="Lato" fo:font-size="12pt" fo:letter-spacing="normal" fo:font-style="normal" fo:font-weight="normal" officeooo:paragraph-rsid="0005eaaa" style:font-size-asian="12pt" style:font-size-complex="12pt"/>
    </style:style>
    <style:style style:name="P89" style:family="paragraph" style:parent-style-name="Text_20_body">
      <loext:graphic-properties draw:fill="solid" draw:fill-color="#dee6ef" draw:opacity="100%"/>
      <style:paragraph-properties fo:margin-left="0in" fo:margin-right="0in" fo:margin-top="0.052in" fo:margin-bottom="0in" style:contextual-spacing="false" fo:orphans="2" fo:widows="2" fo:text-indent="0in" style:auto-text-indent="false" fo:background-color="#dee6ef" fo:padding="0.0799in" fo:border="none"/>
    </style:style>
    <style:style style:name="P90" style:family="paragraph" style:parent-style-name="Text_20_body">
      <loext:graphic-properties draw:fill="solid" draw:fill-color="#ffffd7" draw:opacity="100%"/>
      <style:paragraph-properties fo:margin-left="0in" fo:margin-right="0in" fo:margin-top="0.052in" fo:margin-bottom="0in" style:contextual-spacing="false" fo:orphans="2" fo:widows="2" fo:text-indent="0in" style:auto-text-indent="false" fo:background-color="#ffffd7" fo:padding="0.0799in" fo:border="none"/>
    </style:style>
    <style:style style:name="P91" style:family="paragraph" style:parent-style-name="Text_20_body">
      <loext:graphic-properties draw:fill="solid" draw:fill-color="#ffffd7" draw:opacity="100%"/>
      <style:paragraph-properties fo:margin-left="0in" fo:margin-right="0in" fo:margin-top="0.052in" fo:margin-bottom="0in" style:contextual-spacing="false" fo:orphans="2" fo:widows="2" fo:text-indent="0in" style:auto-text-indent="false" fo:background-color="#ffffd7" fo:padding="0.0799in" fo:border="0.06pt solid #000000"/>
    </style:style>
    <style:style style:name="P92" style:family="paragraph" style:parent-style-name="Text_20_body">
      <loext:graphic-properties draw:fill="solid" draw:fill-color="#dee6ef" draw:opacity="100%"/>
      <style:paragraph-properties fo:margin-left="0in" fo:margin-right="0in" fo:margin-top="0.052in" fo:margin-bottom="0in" style:contextual-spacing="false" fo:orphans="2" fo:widows="2" fo:text-indent="0in" style:auto-text-indent="false" fo:background-color="#dee6ef" fo:padding="0.0799in" fo:border="0.06pt solid #000000"/>
      <style:text-properties fo:font-variant="normal" fo:text-transform="none" fo:color="#333333" loext:opacity="100%" style:font-name="Lato" fo:font-size="13pt" fo:letter-spacing="normal" fo:font-style="normal" fo:font-weight="normal" style:font-size-asian="13pt" style:font-size-complex="13pt"/>
    </style:style>
    <style:style style:name="P93" style:family="paragraph" style:parent-style-name="Text_20_body">
      <loext:graphic-properties draw:fill="solid" draw:fill-color="#ffd8ce" draw:opacity="100%"/>
      <style:paragraph-properties fo:margin-left="0in" fo:margin-right="0in" fo:margin-top="0.052in" fo:margin-bottom="0in" style:contextual-spacing="false" fo:orphans="2" fo:widows="2" fo:text-indent="0in" style:auto-text-indent="false" fo:background-color="#ffd8ce" fo:padding="0.0799in" fo:border="0.06pt solid #000000"/>
      <style:text-properties fo:font-variant="normal" fo:text-transform="none" fo:color="#333333" loext:opacity="100%" style:font-name="Lato" fo:font-size="13pt" fo:letter-spacing="normal" fo:font-style="normal" fo:font-weight="normal" style:font-size-asian="13pt" style:font-size-complex="13pt"/>
    </style:style>
    <style:style style:name="P94" style:family="paragraph" style:parent-style-name="Text_20_body">
      <loext:graphic-properties draw:fill="solid" draw:fill-color="#ffffa6" draw:opacity="100%"/>
      <style:paragraph-properties fo:margin-left="0in" fo:margin-right="0in" style:line-height-at-least="0.2083in" fo:orphans="2" fo:widows="2" fo:text-indent="0in" style:auto-text-indent="false" fo:background-color="#ffffa6" fo:padding="0.0598in" fo:border="none"/>
      <style:text-properties fo:font-variant="normal" fo:text-transform="none" style:use-window-font-color="true" loext:opacity="0%" style:font-name="Consolas" fo:font-size="10.5pt" fo:letter-spacing="normal" fo:font-style="normal" fo:font-weight="normal" officeooo:paragraph-rsid="0005eaaa" fo:background-color="transparent" style:font-size-asian="10.5pt" style:font-size-complex="10.5pt"/>
    </style:style>
    <style:style style:name="P95" style:family="paragraph" style:parent-style-name="Text_20_body">
      <loext:graphic-properties draw:fill="solid" draw:fill-color="#333333" draw:opacity="100%"/>
      <style:paragraph-properties fo:margin-left="0in" fo:margin-right="0in" style:line-height-at-least="0.2083in" fo:orphans="2" fo:widows="2" fo:text-indent="0in" style:auto-text-indent="false" fo:background-color="#333333" fo:padding="0.0598in" fo:border="none"/>
      <style:text-properties fo:font-variant="normal" fo:text-transform="none" style:use-window-font-color="true" loext:opacity="0%" style:font-name="Consolas" fo:font-size="10.5pt" fo:letter-spacing="normal" fo:font-style="normal" fo:font-weight="normal" officeooo:paragraph-rsid="0005eaaa" fo:background-color="transparent" style:font-size-asian="10.5pt" style:font-size-complex="10.5pt"/>
    </style:style>
    <style:style style:name="P96" style:family="paragraph" style:parent-style-name="Text_20_body">
      <loext:graphic-properties draw:fill="solid" draw:fill-color="#333333" draw:opacity="100%"/>
      <style:paragraph-properties fo:margin-left="0in" fo:margin-right="0in" style:line-height-at-least="0.2083in" fo:orphans="2" fo:widows="2" fo:text-indent="0in" style:auto-text-indent="false" fo:background-color="#333333" fo:padding="0.0598in" fo:border="none"/>
      <style:text-properties fo:font-variant="normal" fo:text-transform="none" style:use-window-font-color="true" loext:opacity="0%" style:font-name="Consolas" fo:font-size="10.5pt" fo:letter-spacing="normal" fo:font-style="normal" fo:font-weight="normal" fo:background-color="transparent" style:font-size-asian="10.5pt" style:font-size-complex="10.5pt"/>
    </style:style>
    <style:style style:name="P97" style:family="paragraph" style:parent-style-name="Text_20_body">
      <loext:graphic-properties draw:fill="solid" draw:fill-color="#ffffa6" draw:opacity="100%"/>
      <style:paragraph-properties fo:margin-left="0in" fo:margin-right="0in" style:line-height-at-least="0.2083in" fo:orphans="2" fo:widows="2" fo:text-indent="0in" style:auto-text-indent="false" fo:background-color="#ffffa6" fo:padding="0.0598in" fo:border="none"/>
      <style:text-properties fo:font-variant="normal" fo:text-transform="none" style:use-window-font-color="true" loext:opacity="0%" style:font-name="Consolas" fo:font-size="10.5pt" fo:letter-spacing="normal" fo:font-style="normal" fo:font-weight="normal" fo:background-color="transparent" style:font-size-asian="10.5pt" style:font-size-complex="10.5pt"/>
    </style:style>
    <style:style style:name="P98" style:family="paragraph" style:parent-style-name="Text_20_body">
      <loext:graphic-properties draw:fill="solid" draw:fill-color="#333333" draw:opacity="100%"/>
      <style:paragraph-properties fo:margin-left="0in" fo:margin-right="0in" style:line-height-at-least="0.2083in" fo:orphans="2" fo:widows="2" fo:text-indent="0in" style:auto-text-indent="false" fo:background-color="#333333" fo:padding="0.0598in" fo:border="none"/>
      <style:text-properties fo:font-variant="normal" fo:text-transform="none" style:use-window-font-color="true" loext:opacity="0%" style:font-name="Consolas" fo:font-size="11pt" fo:letter-spacing="normal" fo:font-style="normal" fo:font-weight="normal" fo:background-color="transparent" style:font-size-asian="11pt" style:font-size-complex="11pt"/>
    </style:style>
    <style:style style:name="P99" style:family="paragraph" style:parent-style-name="Text_20_body">
      <loext:graphic-properties draw:fill="solid" draw:fill-color="#333333" draw:opacity="100%"/>
      <style:paragraph-properties fo:margin-left="0in" fo:margin-right="0in" style:line-height-at-least="0.2083in" fo:orphans="2" fo:widows="2" fo:text-indent="0in" style:auto-text-indent="false" fo:background-color="#333333" fo:padding="0.0598in" fo:border="none"/>
      <style:text-properties fo:font-variant="normal" fo:text-transform="none" style:use-window-font-color="true" loext:opacity="0%" style:font-name="Consolas" fo:font-size="11pt" fo:letter-spacing="normal" fo:font-style="normal" fo:font-weight="normal" officeooo:paragraph-rsid="0007b581" fo:background-color="transparent" style:font-size-asian="11pt" style:font-size-complex="11pt"/>
    </style:style>
    <style:style style:name="P100" style:family="paragraph" style:parent-style-name="Text_20_body">
      <loext:graphic-properties draw:fill="solid" draw:fill-color="#ffffa6" draw:opacity="100%"/>
      <style:paragraph-properties fo:margin-left="0in" fo:margin-right="0in" style:line-height-at-least="0.2083in" fo:orphans="2" fo:widows="2" fo:text-indent="0in" style:auto-text-indent="false" fo:background-color="#ffffa6" fo:padding="0.0598in" fo:border="none"/>
      <style:text-properties fo:font-variant="normal" fo:text-transform="none" fo:color="#333333" loext:opacity="100%" style:font-name="Lato" fo:font-size="12pt" fo:letter-spacing="normal" fo:font-style="normal" fo:font-weight="normal" officeooo:paragraph-rsid="0005eaaa" fo:background-color="transparent" style:font-size-asian="12pt" style:font-size-complex="12pt"/>
    </style:style>
    <style:style style:name="P101" style:family="paragraph" style:parent-style-name="Text_20_body">
      <loext:graphic-properties draw:fill="solid" draw:fill-color="#333333" draw:opacity="100%"/>
      <style:paragraph-properties fo:margin-left="0in" fo:margin-right="0in" style:line-height-at-least="0.2083in" fo:orphans="2" fo:widows="2" fo:text-indent="0in" style:auto-text-indent="false" fo:background-color="#333333" fo:padding="0.0598in" fo:border="none"/>
      <style:text-properties fo:font-variant="normal" fo:text-transform="none" fo:color="#729fcf" loext:opacity="100%" style:font-name="Consolas" fo:font-size="11pt" fo:letter-spacing="normal" fo:font-style="normal" fo:font-weight="bold" fo:background-color="transparent" style:font-size-asian="11pt" style:font-weight-asian="bold" style:font-size-complex="11pt" style:font-weight-complex="bold"/>
    </style:style>
    <style:style style:name="P102" style:family="paragraph" style:parent-style-name="Text_20_body">
      <loext:graphic-properties draw:fill="solid" draw:fill-color="#333333" draw:opacity="100%"/>
      <style:paragraph-properties fo:margin-left="0in" fo:margin-right="0in" style:line-height-at-least="0.2083in" fo:orphans="2" fo:widows="2" fo:text-indent="0in" style:auto-text-indent="false" fo:background-color="#333333" fo:padding="0.0598in" fo:border="none"/>
      <style:text-properties fo:font-variant="normal" fo:text-transform="none" fo:color="#729fcf" loext:opacity="100%" style:font-name="Consolas" fo:font-size="11pt" fo:letter-spacing="normal" fo:font-style="normal" fo:font-weight="bold" officeooo:paragraph-rsid="0007b581" fo:background-color="transparent" style:font-size-asian="11pt" style:font-weight-asian="bold" style:font-size-complex="11pt" style:font-weight-complex="bold"/>
    </style:style>
    <style:style style:name="P103" style:family="paragraph" style:parent-style-name="Text_20_body">
      <loext:graphic-properties draw:fill="none" draw:fill-color="#ffffff" draw:opacity="100%"/>
      <style:paragraph-properties fo:margin-left="0in" fo:margin-right="0in" fo:margin-top="0in" fo:margin-bottom="0.1799in" style:contextual-spacing="false" style:line-height-at-least="0.2083in" fo:orphans="2" fo:widows="2" fo:text-indent="0in" style:auto-text-indent="false" fo:background-color="transparent" fo:padding="0.0402in" fo:border="none"/>
      <style:text-properties fo:font-variant="normal" fo:text-transform="none" style:use-window-font-color="true" loext:opacity="0%" style:font-name="Consolas" fo:font-size="10.5pt" fo:letter-spacing="normal" fo:font-style="normal" fo:font-weight="normal" fo:background-color="transparent" style:font-size-asian="10.5pt" style:font-size-complex="10.5pt"/>
    </style:style>
    <style:style style:name="P104" style:family="paragraph" style:parent-style-name="Text_20_body">
      <style:paragraph-properties fo:margin-left="0in" fo:margin-right="0in" fo:margin-top="0in" fo:margin-bottom="0.1799in" style:contextual-spacing="false" fo:orphans="2" fo:widows="2" fo:text-indent="0in" style:auto-text-indent="false"/>
      <style:text-properties officeooo:paragraph-rsid="0012df15"/>
    </style:style>
    <style:style style:name="P105" style:family="paragraph" style:parent-style-name="Text_20_body">
      <loext:graphic-properties draw:fill="none" draw:fill-color="#ffffff" draw:opacity="100%"/>
      <style:paragraph-properties fo:margin-left="0in" fo:margin-right="0in" fo:margin-top="0in" fo:margin-bottom="0.2402in" style:contextual-spacing="false" style:line-height-at-least="0.2083in" fo:orphans="2" fo:widows="2" fo:text-indent="0in" style:auto-text-indent="false" fo:background-color="transparent" fo:padding="0.0402in" fo:border="none"/>
      <style:text-properties fo:font-variant="normal" fo:text-transform="none" style:use-window-font-color="true" loext:opacity="0%" style:font-name="Consolas" fo:font-size="10.5pt" fo:letter-spacing="normal" fo:font-style="normal" fo:font-weight="normal" officeooo:paragraph-rsid="0007b581" fo:background-color="transparent" style:font-size-asian="10.5pt" style:font-size-complex="10.5pt"/>
    </style:style>
    <style:style style:name="P106" style:family="paragraph" style:parent-style-name="List_20_Heading">
      <style:paragraph-properties fo:margin-left="0in" fo:margin-right="0in" fo:margin-top="0in" fo:margin-bottom="0.0598in" style:contextual-spacing="false" style:line-height-at-least="0.2083in" fo:orphans="2" fo:widows="2" fo:text-indent="0in" style:auto-text-indent="false"/>
      <style:text-properties fo:font-variant="normal" fo:text-transform="none" style:use-window-font-color="true" loext:opacity="0%" style:text-line-through-style="none" style:text-line-through-type="none" style:font-name="Lato" fo:font-size="12pt" fo:letter-spacing="normal" fo:font-style="normal" style:text-underline-style="none" fo:font-weight="bold" officeooo:paragraph-rsid="00050074" style:text-blinking="false" fo:background-color="transparent" style:font-size-asian="12pt" style:font-weight-asian="bold" style:font-size-complex="12pt" style:font-weight-complex="bold"/>
    </style:style>
    <style:style style:name="P107" style:family="paragraph" style:parent-style-name="Preformatted_20_Text">
      <loext:graphic-properties draw:fill="solid" draw:fill-color="#333333" draw:opacity="100%"/>
      <style:paragraph-properties fo:margin-left="0in" fo:margin-right="0in" fo:margin-top="0in" fo:margin-bottom="0.0598in" style:contextual-spacing="false" fo:line-height="142%" fo:orphans="2" fo:widows="2" fo:text-indent="0in" style:auto-text-indent="false" fo:background-color="#333333" fo:padding="0.0902in" fo:border="none"/>
    </style:style>
    <style:style style:name="P108" style:family="paragraph" style:parent-style-name="Preformatted_20_Text">
      <loext:graphic-properties draw:fill="solid" draw:fill-color="#eeeeee" draw:opacity="100%"/>
      <style:paragraph-properties fo:margin-left="0in" fo:margin-right="0in" style:line-height-at-least="0.2083in" fo:orphans="2" fo:widows="2" fo:text-indent="0in" style:auto-text-indent="false" fo:background-color="#eeeeee" fo:padding="0.0902in" fo:border="0.06pt solid #000000"/>
      <style:text-properties fo:font-variant="normal" fo:text-transform="none" style:use-window-font-color="true" loext:opacity="0%" style:font-name="Consolas" fo:font-size="10.5pt" fo:letter-spacing="normal" fo:font-style="normal" fo:font-weight="normal" officeooo:paragraph-rsid="00098f47" fo:background-color="transparent" style:font-size-asian="10.5pt" style:font-size-complex="10.5pt"/>
    </style:style>
    <style:style style:name="P109" style:family="paragraph" style:parent-style-name="Preformatted_20_Text">
      <loext:graphic-properties draw:fill="solid" draw:fill-color="#eeeeee" draw:opacity="100%"/>
      <style:paragraph-properties fo:margin-left="0in" fo:margin-right="0in" style:line-height-at-least="0.2083in" fo:orphans="2" fo:widows="2" fo:text-indent="0in" style:auto-text-indent="false" fo:background-color="#eeeeee" fo:padding="0.0902in" fo:border="0.06pt solid #000000"/>
      <style:text-properties fo:font-variant="normal" fo:text-transform="none" style:use-window-font-color="true" loext:opacity="0%" style:font-name="Consolas" fo:font-size="10.5pt" fo:letter-spacing="normal" fo:font-style="normal" fo:font-weight="normal" officeooo:paragraph-rsid="0007b581" fo:background-color="transparent" style:font-size-asian="10.5pt" style:font-size-complex="10.5pt"/>
    </style:style>
    <style:style style:name="P110" style:family="paragraph" style:parent-style-name="Preformatted_20_Text">
      <loext:graphic-properties draw:fill="solid" draw:fill-color="#eeeeee" draw:opacity="100%"/>
      <style:paragraph-properties fo:margin-left="0in" fo:margin-right="0in" style:line-height-at-least="0.2083in" fo:orphans="2" fo:widows="2" fo:text-indent="0in" style:auto-text-indent="false" fo:background-color="#eeeeee" fo:padding="0.0902in" fo:border="0.06pt solid #000000"/>
      <style:text-properties fo:font-variant="normal" fo:text-transform="none" style:use-window-font-color="true" loext:opacity="0%" style:font-name="Consolas" fo:font-size="10.5pt" fo:letter-spacing="normal" fo:font-style="normal" fo:font-weight="normal" fo:background-color="transparent" style:font-size-asian="10.5pt" style:font-size-complex="10.5pt"/>
    </style:style>
    <style:style style:name="P111" style:family="paragraph" style:parent-style-name="Preformatted_20_Text">
      <loext:graphic-properties draw:fill="solid" draw:fill-color="#eeeeee" draw:opacity="100%"/>
      <style:paragraph-properties fo:margin-left="0in" fo:margin-right="0in" style:line-height-at-least="0.2083in" fo:orphans="2" fo:widows="2" fo:text-indent="0in" style:auto-text-indent="false" fo:background-color="#eeeeee" fo:padding="0.0902in" fo:border="0.06pt solid #000000"/>
      <style:text-properties officeooo:paragraph-rsid="0007b581"/>
    </style:style>
    <style:style style:name="P112" style:family="paragraph" style:parent-style-name="Preformatted_20_Text">
      <loext:graphic-properties draw:fill="solid" draw:fill-color="#333333" draw:opacity="100%"/>
      <style:paragraph-properties fo:margin-left="0in" fo:margin-right="0in" fo:margin-top="0in" fo:margin-bottom="0.1in" style:contextual-spacing="false" fo:line-height="142%" fo:orphans="2" fo:widows="2" fo:text-indent="0in" style:auto-text-indent="false" fo:background-color="#333333" fo:padding="0.0902in" fo:border="none"/>
      <style:text-properties fo:font-variant="normal" fo:text-transform="none" fo:color="#eeeeee" loext:opacity="100%" style:font-name="Consolas" fo:font-size="6pt" fo:letter-spacing="normal" fo:font-style="normal" fo:font-weight="normal" officeooo:paragraph-rsid="000d14aa" fo:background-color="transparent" style:font-size-asian="6pt" style:font-size-complex="6pt"/>
    </style:style>
    <style:style style:name="P113" style:family="paragraph" style:parent-style-name="Text_20_body">
      <style:paragraph-properties fo:margin-left="0in" fo:margin-right="0in" fo:orphans="2" fo:widows="2" fo:text-indent="0in" style:auto-text-indent="false"/>
      <style:text-properties fo:font-variant="normal" fo:text-transform="none" fo:color="#333333" loext:opacity="100%" fo:letter-spacing="normal"/>
    </style:style>
    <style:style style:name="P114" style:family="paragraph" style:parent-style-name="Text_20_body">
      <loext:graphic-properties draw:fill="solid" draw:fill-color="#dee6ef" draw:opacity="100%"/>
      <style:paragraph-properties fo:margin-left="0in" fo:margin-right="0in" fo:margin-top="0.05in" fo:margin-bottom="0.1402in" style:contextual-spacing="false" fo:orphans="2" fo:widows="2" fo:text-indent="0in" style:auto-text-indent="false" fo:background-color="#dee6ef" fo:padding="0.0902in" fo:border="none"/>
    </style:style>
    <style:style style:name="P115" style:family="paragraph" style:parent-style-name="Text_20_body">
      <style:paragraph-properties fo:margin-left="0in" fo:margin-right="0in" fo:margin-top="0in" fo:margin-bottom="0.0201in" style:contextual-spacing="false" fo:orphans="2" fo:widows="2" fo:text-indent="0in" style:auto-text-indent="false"/>
    </style:style>
    <style:style style:name="P116" style:family="paragraph" style:parent-style-name="Text_20_body">
      <style:paragraph-properties fo:margin-left="0in" fo:margin-right="0in" fo:margin-top="0in" fo:margin-bottom="0.1598in" style:contextual-spacing="false" fo:orphans="2" fo:widows="2" fo:text-indent="0in" style:auto-text-indent="false"/>
      <style:text-properties fo:font-variant="normal" fo:text-transform="none" fo:color="#333333" loext:opacity="100%" style:font-name="Lato" fo:font-size="12pt" fo:letter-spacing="normal" fo:font-style="normal" fo:font-weight="normal" style:font-size-asian="12pt" style:font-size-complex="12pt"/>
    </style:style>
    <style:style style:name="P117" style:family="paragraph" style:parent-style-name="Text_20_body">
      <loext:graphic-properties draw:fill="solid" draw:fill-color="#dee6ef" draw:opacity="100%"/>
      <style:paragraph-properties fo:margin-left="0in" fo:margin-right="0in" fo:margin-top="0in" fo:margin-bottom="0.1598in" style:contextual-spacing="false" fo:orphans="2" fo:widows="2" fo:text-indent="0in" style:auto-text-indent="false" fo:background-color="#dee6ef" fo:padding="0.1in" fo:border="0.06pt solid #000000"/>
      <style:text-properties fo:font-variant="normal" fo:text-transform="none" fo:color="#333333" loext:opacity="100%" style:font-name="Lato" fo:font-size="13pt" fo:letter-spacing="normal" fo:font-style="normal" fo:font-weight="normal" style:font-size-asian="13pt" style:font-size-complex="13pt"/>
    </style:style>
    <style:style style:name="P118" style:family="paragraph" style:parent-style-name="Text_20_body">
      <loext:graphic-properties draw:fill="solid" draw:fill-color="#ffffd7" draw:opacity="100%"/>
      <style:paragraph-properties fo:margin-left="0in" fo:margin-right="0in" fo:margin-top="0.05in" fo:margin-bottom="0.1in" style:contextual-spacing="false" fo:orphans="2" fo:widows="2" fo:text-indent="0in" style:auto-text-indent="false" fo:background-color="#ffffd7" fo:padding="0.0799in" fo:border="none"/>
    </style:style>
    <style:style style:name="P119" style:family="paragraph" style:parent-style-name="Text_20_body">
      <loext:graphic-properties draw:fill="solid" draw:fill-color="#dee6ef" draw:opacity="100%"/>
      <style:paragraph-properties fo:margin-left="0in" fo:margin-right="0in" fo:margin-top="0in" fo:margin-bottom="0.2598in" style:contextual-spacing="false" fo:orphans="2" fo:widows="2" fo:text-indent="0in" style:auto-text-indent="false" fo:background-color="#dee6ef" fo:padding="0.0799in" fo:border="0.06pt solid #000000"/>
      <style:text-properties fo:font-variant="normal" fo:text-transform="none" fo:color="#333333" loext:opacity="100%" style:font-name="Lato" fo:font-size="13pt" fo:letter-spacing="normal" fo:font-style="normal" fo:font-weight="normal" style:font-size-asian="13pt" style:font-size-complex="13pt"/>
    </style:style>
    <style:style style:name="P120" style:family="paragraph" style:parent-style-name="Preformatted_20_Text">
      <loext:graphic-properties draw:fill="solid" draw:fill-color="#333333" draw:opacity="100%"/>
      <style:paragraph-properties fo:margin-top="0in" fo:margin-bottom="0.1043in" style:contextual-spacing="false" fo:line-height="142%" fo:orphans="2" fo:widows="2" fo:background-color="#333333" fo:padding="0.0701in" fo:border="none"/>
    </style:style>
    <style:style style:name="P121" style:family="paragraph" style:parent-style-name="Preformatted_20_Text">
      <loext:graphic-properties draw:fill="solid" draw:fill-color="#333333" draw:opacity="100%"/>
      <style:paragraph-properties fo:margin-top="0in" fo:margin-bottom="0.1043in" style:contextual-spacing="false" fo:line-height="142%" fo:orphans="2" fo:widows="2" fo:background-color="#333333" fo:padding="0.0701in" fo:border="none"/>
      <style:text-properties fo:font-variant="normal" fo:text-transform="none" fo:color="#eeeeee" loext:opacity="100%" style:font-name="Consolas" fo:font-size="11pt" fo:letter-spacing="normal" fo:font-style="normal" fo:font-weight="normal" style:font-size-asian="11pt" style:font-size-complex="11pt"/>
    </style:style>
    <style:style style:name="P122" style:family="paragraph" style:parent-style-name="Preformatted_20_Text">
      <loext:graphic-properties draw:fill="solid" draw:fill-color="#333333" draw:opacity="100%"/>
      <style:paragraph-properties fo:margin-top="0in" fo:margin-bottom="0.1043in" style:contextual-spacing="false" fo:line-height="142%" fo:orphans="2" fo:widows="2" fo:background-color="#333333" fo:padding="0.0902in" fo:border="none"/>
    </style:style>
    <style:style style:name="P123" style:family="paragraph" style:parent-style-name="Preformatted_20_Text">
      <loext:graphic-properties draw:fill="solid" draw:fill-color="#333333" draw:opacity="100%"/>
      <style:paragraph-properties fo:margin-top="0in" fo:margin-bottom="0.1043in" style:contextual-spacing="false" fo:line-height="142%" fo:orphans="2" fo:widows="2" fo:background-color="#333333" fo:padding="0.0902in" fo:border="none"/>
      <style:text-properties fo:font-variant="normal" fo:text-transform="none" fo:color="#eeeeee" loext:opacity="100%" style:font-name="Consolas" fo:font-size="11pt" fo:letter-spacing="normal" fo:font-style="normal" fo:font-weight="normal" style:font-size-asian="11pt" style:font-size-complex="11pt"/>
    </style:style>
    <style:style style:name="P124" style:family="paragraph" style:parent-style-name="Preformatted_20_Text">
      <loext:graphic-properties draw:fill="solid" draw:fill-color="#f5f5f5" draw:opacity="100%"/>
      <style:paragraph-properties fo:margin-top="0in" fo:margin-bottom="0.1043in" style:contextual-spacing="false" fo:line-height="142%" fo:orphans="2" fo:widows="2" fo:background-color="#f5f5f5" fo:padding="0.0902in" fo:border="0.06pt solid #cccccc"/>
      <style:text-properties fo:font-variant="normal" fo:text-transform="none" fo:color="#333333" loext:opacity="100%" style:font-name="Consolas" fo:font-size="11pt" fo:letter-spacing="normal" fo:font-style="normal" fo:font-weight="normal" style:font-size-asian="11pt" style:font-size-complex="11pt"/>
    </style:style>
    <style:style style:name="P125" style:family="paragraph" style:parent-style-name="Preformatted_20_Text">
      <loext:graphic-properties draw:fill="solid" draw:fill-color="#333333" draw:opacity="100%"/>
      <style:paragraph-properties fo:margin-top="0in" fo:margin-bottom="0.1043in" style:contextual-spacing="false" fo:line-height="142%" fo:orphans="2" fo:widows="2" fo:background-color="#333333" fo:padding="0.0799in" fo:border="none"/>
      <style:text-properties fo:font-variant="normal" fo:text-transform="none" fo:color="#eeeeee" loext:opacity="100%" style:font-name="Consolas" fo:font-size="11pt" fo:letter-spacing="normal" fo:font-style="normal" fo:font-weight="normal" style:font-size-asian="11pt" style:font-size-complex="11pt"/>
    </style:style>
    <style:style style:name="P126" style:family="paragraph" style:parent-style-name="Preformatted_20_Text">
      <loext:graphic-properties draw:fill="solid" draw:fill-color="#333333" draw:opacity="100%"/>
      <style:paragraph-properties fo:margin-top="0in" fo:margin-bottom="0.1043in" style:contextual-spacing="false" fo:line-height="142%" fo:orphans="2" fo:widows="2" fo:background-color="#333333" fo:padding="0.0799in" fo:border="none"/>
    </style:style>
    <style:style style:name="P127" style:family="paragraph" style:parent-style-name="Preformatted_20_Text" style:master-page-name="">
      <loext:graphic-properties draw:fill="solid" draw:fill-color="#333333" draw:opacity="100%"/>
      <style:paragraph-properties fo:margin-top="0in" fo:margin-bottom="0.1043in" style:contextual-spacing="false" fo:line-height="142%" fo:orphans="2" fo:widows="2" style:page-number="auto" fo:background-color="#333333" fo:padding="0.0799in" fo:border="none"/>
    </style:style>
    <style:style style:name="P128" style:family="paragraph" style:parent-style-name="Preformatted_20_Text">
      <loext:graphic-properties draw:fill="solid" draw:fill-color="#333333" draw:opacity="100%"/>
      <style:paragraph-properties fo:margin-top="0in" fo:margin-bottom="0.0402in" style:contextual-spacing="false" fo:line-height="142%" fo:orphans="2" fo:widows="2" fo:background-color="#333333" fo:padding-left="0.0701in" fo:padding-right="0in" fo:padding-top="0.0902in" fo:padding-bottom="0.0902in" fo:border="none"/>
      <style:text-properties fo:font-variant="normal" fo:text-transform="none" fo:color="#eeeeee" loext:opacity="100%" style:font-name="Consolas" fo:font-size="11pt" fo:letter-spacing="normal" fo:font-style="normal" fo:font-weight="normal" style:font-size-asian="11pt" style:font-size-complex="11pt"/>
    </style:style>
    <style:style style:name="P129" style:family="paragraph" style:parent-style-name="Preformatted_20_Text">
      <loext:graphic-properties draw:fill="solid" draw:fill-color="#333333" draw:opacity="100%"/>
      <style:paragraph-properties fo:margin-top="0in" fo:margin-bottom="0.0402in" style:contextual-spacing="false" fo:line-height="142%" fo:orphans="2" fo:widows="2" fo:background-color="#333333" fo:padding="0.0902in" fo:border="none"/>
      <style:text-properties fo:font-variant="normal" fo:text-transform="none" fo:color="#eeeeee" loext:opacity="100%" style:font-name="Consolas" fo:font-size="11pt" fo:letter-spacing="normal" fo:font-style="normal" fo:font-weight="normal" officeooo:paragraph-rsid="000d14aa" style:font-size-asian="11pt" style:font-size-complex="11pt"/>
    </style:style>
    <style:style style:name="P130" style:family="paragraph" style:parent-style-name="Preformatted_20_Text">
      <loext:graphic-properties draw:fill="solid" draw:fill-color="#333333" draw:opacity="100%"/>
      <style:paragraph-properties fo:margin-top="0in" fo:margin-bottom="0.0402in" style:contextual-spacing="false" fo:line-height="142%" fo:orphans="2" fo:widows="2" fo:background-color="#333333" fo:padding="0.0902in" fo:border="none"/>
    </style:style>
    <style:style style:name="P131" style:family="paragraph" style:parent-style-name="Preformatted_20_Text">
      <loext:graphic-properties draw:fill="solid" draw:fill-color="#111111" draw:opacity="100%"/>
      <style:paragraph-properties fo:margin-top="0in" fo:margin-bottom="0in" style:contextual-spacing="false" fo:line-height="142%" fo:orphans="2" fo:widows="2" fo:background-color="#111111" fo:padding-left="0.0937in" fo:padding-right="0in" fo:padding-top="0.0937in" fo:padding-bottom="0.0937in" fo:border="none"/>
      <style:text-properties officeooo:paragraph-rsid="00071b15"/>
    </style:style>
    <style:style style:name="P132" style:family="paragraph" style:parent-style-name="Preformatted_20_Text">
      <loext:graphic-properties draw:fill="solid" draw:fill-color="#111111" draw:opacity="100%"/>
      <style:paragraph-properties fo:margin-top="0in" fo:margin-bottom="0in" style:contextual-spacing="false" fo:line-height="142%" fo:orphans="2" fo:widows="2" fo:background-color="#111111" fo:padding-left="0.0937in" fo:padding-right="0in" fo:padding-top="0.0937in" fo:padding-bottom="0.0937in" fo:border="none"/>
      <style:text-properties fo:font-variant="normal" fo:text-transform="none" fo:color="#eeeeee" loext:opacity="100%" style:font-name="Consolas" fo:font-size="10pt" fo:letter-spacing="normal" style:font-size-asian="10pt" style:font-size-complex="10pt"/>
    </style:style>
    <style:style style:name="P133" style:family="paragraph" style:parent-style-name="Preformatted_20_Text">
      <loext:graphic-properties draw:fill="solid" draw:fill-color="#111111" draw:opacity="100%"/>
      <style:paragraph-properties fo:margin-top="0in" fo:margin-bottom="0in" style:contextual-spacing="false" fo:line-height="142%" fo:orphans="2" fo:widows="2" fo:background-color="#111111" fo:padding-left="0.0937in" fo:padding-right="0in" fo:padding-top="0.0937in" fo:padding-bottom="0.0937in" fo:border="none"/>
      <style:text-properties fo:font-variant="normal" fo:text-transform="none" fo:color="#eeeeee" loext:opacity="100%" style:font-name="Consolas" fo:font-size="10pt" fo:letter-spacing="normal" fo:font-style="normal" fo:font-weight="normal" style:font-size-asian="10pt" style:font-size-complex="10pt"/>
    </style:style>
    <style:style style:name="P134" style:family="paragraph" style:parent-style-name="Preformatted_20_Text">
      <loext:graphic-properties draw:fill="solid" draw:fill-color="#111111" draw:opacity="100%"/>
      <style:paragraph-properties fo:margin-top="0in" fo:margin-bottom="0in" style:contextual-spacing="false" fo:line-height="142%" fo:orphans="2" fo:widows="2" fo:background-color="#111111" fo:padding-left="0.0937in" fo:padding-right="0in" fo:padding-top="0.0937in" fo:padding-bottom="0.0937in" fo:border="none"/>
      <style:text-properties style:font-name="Consolas" fo:font-size="10pt" style:font-size-asian="10pt" style:font-size-complex="10pt"/>
    </style:style>
    <style:style style:name="P135" style:family="paragraph" style:parent-style-name="Preformatted_20_Text">
      <loext:graphic-properties draw:fill="none" draw:fill-color="#ffffff" draw:opacity="100%"/>
      <style:paragraph-properties fo:margin-top="0in" fo:margin-bottom="0in" style:contextual-spacing="false" fo:line-height="142%" fo:orphans="2" fo:widows="2" fo:background-color="transparent" fo:padding-left="0.0701in" fo:padding-right="0in" fo:padding-top="0.0902in" fo:padding-bottom="0.0902in" fo:border="none"/>
      <style:text-properties fo:font-variant="normal" fo:text-transform="none" fo:color="#eeeeee" loext:opacity="100%" style:font-name="Courier New" fo:font-size="9.75pt" fo:letter-spacing="normal" fo:font-style="normal" fo:font-weight="normal"/>
    </style:style>
    <style:style style:name="P136" style:family="paragraph" style:parent-style-name="Preformatted_20_Text">
      <loext:graphic-properties draw:fill="solid" draw:fill-color="#333333" draw:opacity="100%"/>
      <style:paragraph-properties fo:margin-top="0in" fo:margin-bottom="0in" style:contextual-spacing="false" fo:line-height="142%" fo:orphans="2" fo:widows="2" fo:background-color="#333333" fo:padding="0.0902in" fo:border="none"/>
      <style:text-properties fo:font-variant="normal" fo:text-transform="none" fo:color="#eeeeee" loext:opacity="100%" style:font-name="Consolas" fo:font-size="11pt" fo:letter-spacing="normal" style:font-size-asian="11pt" style:font-size-complex="11pt"/>
    </style:style>
    <style:style style:name="P137" style:family="paragraph" style:parent-style-name="Preformatted_20_Text">
      <loext:graphic-properties draw:fill="solid" draw:fill-color="#333333" draw:opacity="100%"/>
      <style:paragraph-properties fo:margin-top="0in" fo:margin-bottom="0in" style:contextual-spacing="false" fo:line-height="142%" fo:orphans="2" fo:widows="2" fo:background-color="#333333" fo:padding="0.0902in" fo:border="none"/>
      <style:text-properties fo:font-variant="normal" fo:text-transform="none" fo:color="#eeeeee" loext:opacity="100%" style:font-name="Consolas" fo:font-size="11pt" fo:letter-spacing="normal" fo:font-style="normal" fo:font-weight="normal" style:font-size-asian="11pt" style:font-size-complex="11pt"/>
    </style:style>
    <style:style style:name="P138" style:family="paragraph" style:parent-style-name="Preformatted_20_Text">
      <loext:graphic-properties draw:fill="solid" draw:fill-color="#333333" draw:opacity="100%"/>
      <style:paragraph-properties fo:margin-top="0in" fo:margin-bottom="0in" style:contextual-spacing="false" fo:line-height="142%" fo:orphans="2" fo:widows="2" fo:background-color="#333333" fo:padding="0.0902in" fo:border="none"/>
      <style:text-properties fo:font-variant="normal" fo:text-transform="none" fo:color="#eeeeee" loext:opacity="100%" style:font-name="Consolas" fo:font-size="6pt" fo:letter-spacing="normal" fo:font-style="normal" fo:font-weight="normal" style:font-size-asian="6pt" style:font-size-complex="6pt"/>
    </style:style>
    <style:style style:name="P139" style:family="paragraph" style:parent-style-name="Preformatted_20_Text">
      <loext:graphic-properties draw:fill="solid" draw:fill-color="#333333" draw:opacity="100%"/>
      <style:paragraph-properties fo:margin-top="0in" fo:margin-bottom="0in" style:contextual-spacing="false" fo:line-height="142%" fo:orphans="2" fo:widows="2" fo:background-color="#333333" fo:padding="0.0902in" fo:border="none"/>
    </style:style>
    <style:style style:name="P140" style:family="paragraph" style:parent-style-name="Preformatted_20_Text">
      <loext:graphic-properties draw:fill="solid" draw:fill-color="#333333" draw:opacity="100%"/>
      <style:paragraph-properties fo:margin-top="0in" fo:margin-bottom="0in" style:contextual-spacing="false" fo:line-height="142%" fo:orphans="2" fo:widows="2" fo:background-color="#333333" fo:padding="0.0902in" fo:border="none"/>
      <style:text-properties style:font-name="Consolas" fo:font-size="11pt" style:font-size-asian="11pt" style:font-size-complex="11pt"/>
    </style:style>
    <style:style style:name="P141" style:family="paragraph" style:parent-style-name="Preformatted_20_Text">
      <loext:graphic-properties draw:fill="solid" draw:fill-color="#333333" draw:opacity="100%"/>
      <style:paragraph-properties fo:margin-top="0in" fo:margin-bottom="0.1201in" style:contextual-spacing="false" fo:line-height="142%" fo:orphans="2" fo:widows="2" fo:background-color="#333333" fo:padding-left="0.0701in" fo:padding-right="0in" fo:padding-top="0.0902in" fo:padding-bottom="0.0902in" fo:border="none"/>
    </style:style>
    <style:style style:name="P142" style:family="paragraph" style:parent-style-name="Preformatted_20_Text">
      <loext:graphic-properties draw:fill="solid" draw:fill-color="#333333" draw:opacity="100%"/>
      <style:paragraph-properties fo:margin-top="0in" fo:margin-bottom="0.1201in" style:contextual-spacing="false" fo:line-height="142%" fo:orphans="2" fo:widows="2" fo:background-color="#333333" fo:padding="0.0902in" fo:border="none"/>
      <style:text-properties fo:font-variant="normal" fo:text-transform="none" fo:color="#eeeeee" loext:opacity="100%" style:font-name="Consolas" fo:font-size="11pt" fo:letter-spacing="normal" fo:font-style="normal" fo:font-weight="normal" style:font-size-asian="11pt" style:font-size-complex="11pt"/>
    </style:style>
    <style:style style:name="P143" style:family="paragraph" style:parent-style-name="Preformatted_20_Text">
      <loext:graphic-properties draw:fill="solid" draw:fill-color="#333333" draw:opacity="100%"/>
      <style:paragraph-properties fo:margin-top="0in" fo:margin-bottom="0.1in" style:contextual-spacing="false" fo:line-height="142%" fo:orphans="2" fo:widows="2" fo:background-color="#333333" fo:padding="0.0902in" fo:border="none"/>
    </style:style>
    <style:style style:name="P144" style:family="paragraph" style:parent-style-name="Preformatted_20_Text">
      <loext:graphic-properties draw:fill="solid" draw:fill-color="#333333" draw:opacity="100%"/>
      <style:paragraph-properties fo:margin-top="0in" fo:margin-bottom="0.0598in" style:contextual-spacing="false" fo:line-height="142%" fo:orphans="2" fo:widows="2" fo:background-color="#333333" fo:padding="0.0902in" fo:border="none"/>
      <style:text-properties fo:font-variant="normal" fo:text-transform="none" fo:color="#eeeeee" loext:opacity="100%" style:font-name="Consolas" fo:font-size="11pt" fo:letter-spacing="normal" fo:font-style="normal" fo:font-weight="normal" style:font-size-asian="11pt" style:font-size-complex="11pt"/>
    </style:style>
    <style:style style:name="P145" style:family="paragraph" style:parent-style-name="Table_20_Contents">
      <loext:graphic-properties draw:fill="none"/>
      <style:paragraph-properties fo:margin-left="0.1in" fo:margin-right="0in" fo:line-height="142%" fo:orphans="0" fo:widows="0" fo:text-indent="-0.0402in" style:auto-text-indent="false" fo:background-color="transparent" text:number-lines="false" text:line-number="0"/>
      <style:text-properties style:font-name="Lato" fo:font-size="12pt" style:font-size-asian="12pt" style:font-size-complex="12pt"/>
    </style:style>
    <style:style style:name="P146" style:family="paragraph" style:parent-style-name="Table_20_Contents">
      <loext:graphic-properties draw:fill="none"/>
      <style:paragraph-properties fo:margin-left="0.1in" fo:margin-right="0in" fo:line-height="142%" fo:orphans="0" fo:widows="0" fo:text-indent="-0.0402in" style:auto-text-indent="false" fo:background-color="transparent" text:number-lines="false" text:line-number="0"/>
    </style:style>
    <style:style style:name="P147" style:family="paragraph" style:parent-style-name="Table_20_Contents">
      <loext:graphic-properties draw:fill="none"/>
      <style:paragraph-properties fo:margin-left="0.1in" fo:margin-right="0in" fo:orphans="0" fo:widows="0" fo:text-indent="-0.0402in" style:auto-text-indent="false" fo:background-color="transparent" text:number-lines="false" text:line-number="0"/>
    </style:style>
    <style:style style:name="P148" style:family="paragraph" style:parent-style-name="Table_20_Heading">
      <loext:graphic-properties draw:fill="none"/>
      <style:paragraph-properties fo:margin-left="0.1in" fo:margin-right="0in" fo:margin-top="0.1189in" fo:margin-bottom="0.1189in" style:contextual-spacing="false" fo:line-height="100%" fo:text-align="justify" style:justify-single-word="false" fo:orphans="0" fo:widows="0" fo:text-indent="-0.0402in" style:auto-text-indent="false" fo:background-color="transparent" text:number-lines="false" text:line-number="0"/>
      <style:text-properties style:font-name="Lato" fo:font-size="12pt" style:text-underline-style="solid" style:text-underline-width="auto" style:text-underline-color="font-color" style:font-size-asian="12pt" style:font-size-complex="12pt"/>
    </style:style>
    <style:style style:name="P149" style:family="paragraph" style:parent-style-name="Text_20_body">
      <loext:graphic-properties draw:fill="solid" draw:fill-color="#dee6ef" draw:opacity="100%"/>
      <style:paragraph-properties fo:background-color="#dee6ef" fo:padding="0.0902in" fo:border="none"/>
    </style:style>
    <style:style style:name="P150" style:family="paragraph" style:parent-style-name="Preformatted_20_Text">
      <loext:graphic-properties draw:fill="solid" draw:fill-color="#333333" draw:opacity="100%"/>
      <style:paragraph-properties fo:margin-top="0in" fo:margin-bottom="0.2in" style:contextual-spacing="false" fo:line-height="142%" fo:orphans="2" fo:widows="2" fo:background-color="#333333" fo:padding="0.0799in" fo:border="none"/>
      <style:text-properties fo:font-variant="normal" fo:text-transform="none" fo:color="#eeeeee" loext:opacity="100%" style:font-name="Consolas" fo:font-size="11pt" fo:letter-spacing="normal" fo:font-style="normal" fo:font-weight="normal" style:font-size-asian="11pt" style:font-size-complex="11pt"/>
    </style:style>
    <style:style style:name="P151" style:family="paragraph" style:parent-style-name="Table_20_Contents">
      <style:paragraph-properties fo:margin-left="0.4925in" fo:margin-right="0in" fo:line-height="150%" fo:text-indent="0in" style:auto-text-indent="false"/>
      <style:text-properties style:font-name="Lato" fo:font-size="13pt" style:font-size-asian="13pt" style:font-size-complex="13pt"/>
    </style:style>
    <style:style style:name="P152" style:family="paragraph" style:parent-style-name="Table_20_Contents">
      <style:paragraph-properties fo:margin-left="0.4925in" fo:margin-right="0in" fo:line-height="150%" fo:text-indent="0in" style:auto-text-indent="false"/>
    </style:style>
    <style:style style:name="P153" style:family="paragraph" style:parent-style-name="Table_20_Heading">
      <style:paragraph-properties fo:margin-left="0.4925in" fo:margin-right="0in" fo:margin-top="0.0791in" fo:margin-bottom="0.0791in" style:contextual-spacing="false" fo:line-height="100%" fo:text-align="start" style:justify-single-word="false" fo:text-indent="0in" style:auto-text-indent="false"/>
      <style:text-properties style:font-name="Lato" fo:font-size="14pt" style:font-size-asian="14pt" style:font-size-complex="14pt"/>
    </style:style>
    <style:style style:name="P154" style:family="paragraph" style:parent-style-name="Preformatted_20_Text">
      <loext:graphic-properties draw:fill="solid" draw:fill-color="#333333" draw:opacity="100%"/>
      <style:paragraph-properties fo:margin-left="0in" fo:margin-right="0in" fo:margin-top="0in" fo:margin-bottom="0in" style:contextual-spacing="false" fo:line-height="142%" fo:orphans="2" fo:widows="2" fo:text-indent="0in" style:auto-text-indent="false" fo:background-color="#333333" fo:padding="0.0902in" fo:border="none"/>
      <style:text-properties fo:font-variant="normal" fo:text-transform="none" fo:color="#eeeeee" loext:opacity="100%" style:font-name="Consolas" fo:font-size="11pt" fo:letter-spacing="normal" fo:font-style="normal" fo:font-weight="normal" style:font-size-asian="11pt" style:font-size-complex="11pt"/>
    </style:style>
    <style:style style:name="P155" style:family="paragraph" style:parent-style-name="Preformatted_20_Text">
      <loext:graphic-properties draw:fill="solid" draw:fill-color="#333333" draw:opacity="100%"/>
      <style:paragraph-properties fo:margin-left="0in" fo:margin-right="0in" fo:margin-top="0in" fo:margin-bottom="0in" style:contextual-spacing="false" fo:line-height="142%" fo:orphans="2" fo:widows="2" fo:text-indent="0in" style:auto-text-indent="false" fo:background-color="#333333" fo:padding="0.0902in" fo:border="none"/>
      <style:text-properties fo:font-variant="normal" fo:text-transform="none" fo:color="#eeeeee" loext:opacity="100%" style:font-name="Consolas" fo:font-size="6pt" fo:letter-spacing="normal" fo:font-style="normal" fo:font-weight="normal" officeooo:paragraph-rsid="00141c1e" style:font-size-asian="6pt" style:font-size-complex="6pt"/>
    </style:style>
    <style:style style:name="P156" style:family="paragraph" style:parent-style-name="Preformatted_20_Text">
      <loext:graphic-properties draw:fill="solid" draw:fill-color="#333333" draw:opacity="100%"/>
      <style:paragraph-properties fo:margin-top="0in" fo:margin-bottom="0.1598in" style:contextual-spacing="false" fo:line-height="142%" fo:orphans="2" fo:widows="2" fo:background-color="#333333" fo:padding="0.0902in" fo:border="none"/>
      <style:text-properties fo:font-variant="normal" fo:text-transform="none" fo:color="#eeeeee" loext:opacity="100%" style:font-name="Consolas" fo:font-size="11pt" fo:letter-spacing="normal" fo:font-style="normal" fo:font-weight="normal" style:font-size-asian="11pt" style:font-size-complex="11pt"/>
    </style:style>
    <style:style style:name="P157" style:family="paragraph" style:parent-style-name="Preformatted_20_Text">
      <loext:graphic-properties draw:fill="solid" draw:fill-color="#333333" draw:opacity="100%"/>
      <style:paragraph-properties fo:margin-top="0in" fo:margin-bottom="0in" style:contextual-spacing="false" fo:line-height="142%" fo:orphans="2" fo:widows="2" fo:background-color="#333333" fo:padding="0.0902in" fo:border="none"/>
      <style:text-properties fo:font-variant="normal" fo:text-transform="none" fo:color="#eeeeee" loext:opacity="100%" style:font-name="Consolas" fo:font-size="11pt" fo:letter-spacing="normal" fo:font-style="normal" fo:font-weight="normal" style:font-size-asian="11pt" style:font-size-complex="11pt"/>
    </style:style>
    <style:style style:name="P158" style:family="paragraph" style:parent-style-name="Text_20_body" style:list-style-name="L1">
      <style:paragraph-properties fo:margin-top="0in" fo:margin-bottom="0.1043in" style:contextual-spacing="false" fo:orphans="2" fo:widows="2"/>
    </style:style>
    <style:style style:name="P159" style:family="paragraph" style:parent-style-name="Text_20_body" style:list-style-name="L3">
      <style:paragraph-properties fo:margin-top="0in" fo:margin-bottom="0.1043in" style:contextual-spacing="false" fo:orphans="2" fo:widows="2"/>
      <style:text-properties officeooo:paragraph-rsid="00050074"/>
    </style:style>
    <style:style style:name="P160" style:family="paragraph" style:parent-style-name="Text_20_body" style:list-style-name="L4">
      <style:paragraph-properties fo:margin-top="0in" fo:margin-bottom="0.1043in" style:contextual-spacing="false" fo:orphans="2" fo:widows="2"/>
    </style:style>
    <style:style style:name="P161" style:family="paragraph" style:parent-style-name="Text_20_body" style:list-style-name="L1">
      <style:paragraph-properties fo:margin-top="0in" fo:margin-bottom="0.1043in" style:contextual-spacing="false" fo:orphans="2" fo:widows="2"/>
      <style:text-properties fo:font-variant="normal" fo:text-transform="none" fo:color="#005b99" loext:opacity="100%" style:text-line-through-style="none" style:text-line-through-type="none" style:font-name="Lato" fo:font-size="12pt" fo:letter-spacing="normal" fo:font-style="normal" style:text-underline-style="none" fo:font-weight="normal" style:text-blinking="false" fo:background-color="transparent" style:font-size-asian="12pt" style:font-size-complex="12pt"/>
    </style:style>
    <style:style style:name="P162" style:family="paragraph" style:parent-style-name="Text_20_body" style:list-style-name="L2">
      <style:paragraph-properties fo:margin-top="0in" fo:margin-bottom="0.1043in" style:contextual-spacing="false" fo:orphans="2" fo:widows="2"/>
      <style:text-properties fo:font-variant="normal" fo:text-transform="none" fo:color="#005b99" loext:opacity="100%" style:text-line-through-style="none" style:text-line-through-type="none" style:font-name="Lato" fo:font-size="8.25pt" fo:letter-spacing="normal" fo:font-style="normal" style:text-underline-style="none" fo:font-weight="normal" style:text-blinking="false" fo:background-color="transparent"/>
    </style:style>
    <style:style style:name="P163" style:family="paragraph" style:parent-style-name="Text_20_body" style:list-style-name="L4">
      <style:paragraph-properties fo:margin-top="0in" fo:margin-bottom="0.1043in" style:contextual-spacing="false" fo:orphans="2" fo:widows="2"/>
      <style:text-properties fo:font-variant="normal" fo:text-transform="none" fo:color="#333333" loext:opacity="100%" style:font-name="Lato" fo:font-size="13pt" fo:letter-spacing="normal" fo:font-style="normal" fo:font-weight="normal" style:font-size-asian="13pt" style:font-size-complex="13pt"/>
    </style:style>
    <style:style style:name="P164"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165"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Helvetica Neue" fo:font-size="6pt" fo:letter-spacing="normal" fo:font-style="normal" fo:font-weight="normal" officeooo:paragraph-rsid="00125d00" fo:background-color="transparent" style:font-size-asian="6pt" style:font-size-complex="6pt"/>
    </style:style>
    <style:style style:name="P166" style:family="paragraph" style:parent-style-name="Text_20_body">
      <style:paragraph-properties fo:margin-left="0in" fo:margin-right="0in" fo:margin-top="0.052in" fo:margin-bottom="0in" style:contextual-spacing="false" fo:orphans="2" fo:widows="2" fo:text-indent="0in" style:auto-text-indent="false"/>
      <style:text-properties fo:font-variant="normal" fo:text-transform="none" fo:color="#333333" loext:opacity="100%" style:font-name="Helvetica Neue" fo:font-size="10.5pt" fo:letter-spacing="normal" fo:font-style="normal" fo:font-weight="normal"/>
    </style:style>
    <style:style style:name="P167" style:family="paragraph" style:parent-style-name="Text_20_body">
      <loext:graphic-properties draw:fill="solid" draw:fill-color="#ffffd7" draw:opacity="100%"/>
      <style:paragraph-properties fo:margin-left="0in" fo:margin-right="0in" fo:margin-top="0.052in" fo:margin-bottom="0in" style:contextual-spacing="false" fo:orphans="2" fo:widows="2" fo:text-indent="0in" style:auto-text-indent="false" fo:background-color="#ffffd7" fo:padding="0.0799in" fo:border="0.06pt solid #000000"/>
      <style:text-properties fo:font-variant="normal" fo:text-transform="none" fo:color="#333333" loext:opacity="100%" style:font-name="Lato" fo:font-size="13pt" fo:letter-spacing="normal" fo:font-style="normal" fo:font-weight="bold" officeooo:rsid="001326ac" officeooo:paragraph-rsid="001326ac" style:font-size-asian="13pt" style:font-weight-asian="bold" style:font-size-complex="13pt" style:font-weight-complex="bold"/>
    </style:style>
    <style:style style:name="P168" style:family="paragraph" style:parent-style-name="Text_20_body">
      <loext:graphic-properties draw:fill="solid" draw:fill-color="#ffffd7" draw:opacity="100%"/>
      <style:paragraph-properties fo:margin-left="0in" fo:margin-right="0in" fo:margin-top="0.052in" fo:margin-bottom="0in" style:contextual-spacing="false" fo:orphans="2" fo:widows="2" fo:text-indent="0in" style:auto-text-indent="false" fo:background-color="#ffffd7" fo:padding="0.0799in" fo:border="0.06pt solid #000000"/>
      <style:text-properties fo:font-variant="normal" fo:text-transform="none" fo:color="#333333" loext:opacity="100%" style:font-name="Lato" fo:font-size="13pt" fo:letter-spacing="normal" fo:font-style="normal" fo:font-weight="normal" officeooo:paragraph-rsid="001326ac" style:font-size-asian="13pt" style:font-size-complex="13pt"/>
    </style:style>
    <style:style style:name="T1" style:family="text">
      <style:text-properties fo:font-weight="normal" style:font-weight-asian="bold" style:font-weight-complex="bold"/>
    </style:style>
    <style:style style:name="T2" style:family="text">
      <style:text-properties fo:font-weight="bold" style:font-weight-asian="bold" style:font-weight-complex="bold"/>
    </style:style>
    <style:style style:name="T3" style:family="text">
      <style:text-properties fo:color="#333333" loext:opacity="100%" style:font-name="Lato" fo:font-size="12pt" fo:font-weight="normal" style:font-size-asian="12pt" style:font-weight-asian="bold" style:font-size-complex="12pt" style:font-weight-complex="bold"/>
    </style:style>
    <style:style style:name="T4" style:family="text">
      <style:text-properties fo:color="#333333" loext:opacity="100%" style:font-name="Lato" fo:font-size="12pt" style:font-size-asian="12pt" style:font-size-complex="12pt"/>
    </style:style>
    <style:style style:name="T5" style:family="text">
      <style:text-properties fo:color="#333333" loext:opacity="100%" style:font-name="Lato" fo:font-size="12pt" style:font-size-asian="12pt" style:font-size-complex="12pt" loext:padding="0in" loext:border="none"/>
    </style:style>
    <style:style style:name="T6" style:family="text">
      <style:text-properties fo:color="#333333" loext:opacity="100%" style:font-name="Lato" fo:font-size="12pt" style:font-size-asian="12pt" style:font-weight-asian="bold" style:font-size-complex="12pt" style:font-weight-complex="bold"/>
    </style:style>
    <style:style style:name="T7" style:family="text">
      <style:text-properties fo:color="#333333" loext:opacity="100%" style:font-name="Lato" fo:font-size="12pt" fo:font-weight="bold" style:font-size-asian="12pt" style:font-weight-asian="bold" style:font-size-complex="12pt" style:font-weight-complex="bold"/>
    </style:style>
    <style:style style:name="T8" style:family="text">
      <style:text-properties fo:color="#333333" loext:opacity="100%" style:font-name="Lato" fo:font-size="12pt" fo:font-weight="bold" style:font-size-asian="12pt" style:font-size-complex="12pt"/>
    </style:style>
    <style:style style:name="T9" style:family="text">
      <style:text-properties fo:color="#333333" loext:opacity="100%" style:font-name="Lato" fo:font-size="12pt" fo:font-style="normal" style:font-size-asian="12pt" style:font-weight-asian="bold" style:font-size-complex="12pt" style:font-weight-complex="bold"/>
    </style:style>
    <style:style style:name="T10" style:family="text">
      <style:text-properties fo:color="#333333" loext:opacity="100%" style:font-name="Lato" fo:font-size="12pt" fo:font-style="normal" style:font-size-asian="12pt" style:font-weight-asian="bold" style:font-size-complex="12pt" style:font-weight-complex="bold" loext:padding="0in" loext:border="none"/>
    </style:style>
    <style:style style:name="T11" style:family="text">
      <style:text-properties fo:color="#333333" loext:opacity="100%" style:font-name="Lato" fo:font-size="12pt" fo:font-style="normal" style:font-size-asian="12pt" style:font-style-asian="normal" style:font-weight-asian="bold" style:font-size-complex="12pt" style:font-style-complex="normal" style:font-weight-complex="bold"/>
    </style:style>
    <style:style style:name="T12" style:family="text">
      <style:text-properties fo:color="#333333" loext:opacity="100%" style:font-name="Lato" fo:font-size="12pt" fo:font-style="normal" style:font-size-asian="12pt" style:font-style-asian="normal" style:font-weight-asian="bold" style:font-size-complex="12pt" style:font-style-complex="normal" style:font-weight-complex="bold" loext:padding="0in" loext:border="none"/>
    </style:style>
    <style:style style:name="T13" style:family="text">
      <style:text-properties fo:color="#333333" loext:opacity="100%" style:font-name="Lato" fo:font-size="12pt" fo:font-style="normal" style:font-size-asian="12pt" style:font-size-complex="12pt"/>
    </style:style>
    <style:style style:name="T14" style:family="text">
      <style:text-properties fo:color="#333333" loext:opacity="100%" style:font-name="Lato" fo:font-size="22.5pt" fo:font-weight="normal" style:font-weight-asian="bold" style:font-weight-complex="bold"/>
    </style:style>
    <style:style style:name="T15" style:family="text">
      <style:text-properties fo:color="#333333" loext:opacity="100%" style:font-name="Lato" fo:font-size="22.5pt" fo:font-weight="normal" style:font-name-asian="Noto Sans CJK SC" style:font-name-complex="Lohit Devanagari"/>
    </style:style>
    <style:style style:name="T16" style:family="text">
      <style:text-properties fo:color="#333333" loext:opacity="100%" style:font-name="Lato" fo:font-size="22.5pt" fo:font-style="normal" style:font-size-asian="12pt" style:font-weight-asian="bold" style:font-size-complex="12pt" style:font-weight-complex="bold"/>
    </style:style>
    <style:style style:name="T17" style:family="text">
      <style:text-properties fo:color="#333333" loext:opacity="100%" style:font-name="Lato" fo:font-size="13pt" fo:font-weight="bold" style:font-size-asian="13pt" style:font-size-complex="13pt"/>
    </style:style>
    <style:style style:name="T18" style:family="text">
      <style:text-properties fo:color="#333333" loext:opacity="100%" style:font-name="Lato" fo:font-size="13pt" fo:font-weight="bold" style:font-size-asian="13pt" style:font-weight-asian="bold" style:font-size-complex="13pt" style:font-weight-complex="bold"/>
    </style:style>
    <style:style style:name="T19" style:family="text">
      <style:text-properties fo:color="#333333" loext:opacity="100%" style:font-name="Lato" fo:font-size="13pt" style:font-size-asian="13pt" style:font-size-complex="13pt"/>
    </style:style>
    <style:style style:name="T20" style:family="text">
      <style:text-properties fo:color="#333333" loext:opacity="100%" style:font-name="Lato" fo:font-size="13pt" style:font-size-asian="13pt" style:font-size-complex="13pt" loext:padding="0in" loext:border="none"/>
    </style:style>
    <style:style style:name="T21" style:family="text">
      <style:text-properties fo:color="#333333" loext:opacity="100%" fo:font-size="16pt" fo:language="zxx" fo:country="none" style:text-underline-style="solid" style:text-underline-width="auto" style:text-underline-color="font-color" style:font-name-asian="Noto Sans CJK SC" style:font-size-asian="16pt" style:language-asian="zxx" style:country-asian="none" style:font-weight-asian="bold" style:font-name-complex="Lohit Devanagari" style:font-size-complex="16pt" style:language-complex="zxx" style:country-complex="none" style:font-weight-complex="bold"/>
    </style:style>
    <style:style style:name="T22" style:family="text">
      <style:text-properties fo:color="#333333" loext:opacity="100%" style:font-name="Helvetica Neue" fo:font-weight="normal" style:font-weight-asian="bold" style:font-weight-complex="bold"/>
    </style:style>
    <style:style style:name="T23" style:family="text">
      <style:text-properties fo:color="#333333" loext:opacity="100%" style:font-name="Helvetica Neue" fo:font-weight="bold" style:font-weight-asian="bold" style:font-weight-complex="bold"/>
    </style:style>
    <style:style style:name="T24" style:family="text">
      <style:text-properties fo:color="#333333" loext:opacity="100%" style:font-name="Helvetica Neue" style:font-weight-asian="bold" style:font-weight-complex="bold"/>
    </style:style>
    <style:style style:name="T25" style:family="text">
      <style:text-properties fo:color="#333333" loext:opacity="100%" fo:font-size="12pt" fo:font-style="normal" style:font-size-asian="12pt" style:font-weight-asian="bold" style:font-size-complex="12pt" style:font-weight-complex="bold"/>
    </style:style>
    <style:style style:name="T26" style:family="text">
      <style:text-properties fo:color="#333333" loext:opacity="100%" fo:font-size="12pt" fo:font-style="italic" style:font-size-asian="12pt" style:font-style-asian="italic" style:font-weight-asian="bold" style:font-size-complex="12pt" style:font-style-complex="italic" style:font-weight-complex="bold"/>
    </style:style>
    <style:style style:name="T27" style:family="text">
      <style:text-properties fo:color="#333333" loext:opacity="100%" fo:font-weight="bold" style:font-weight-asian="bold" style:font-weight-complex="bold"/>
    </style:style>
    <style:style style:name="T28" style:family="text">
      <style:text-properties fo:color="#333333" loext:opacity="100%" fo:font-size="11pt" fo:font-style="normal" officeooo:rsid="00098f47" style:font-name-asian="Noto Sans Mono CJK SC" style:font-size-asian="11pt" style:font-style-asian="italic" style:font-weight-asian="bold" style:font-name-complex="Liberation Mono" style:font-size-complex="11pt" style:font-style-complex="italic" style:font-weight-complex="bold"/>
    </style:style>
    <style:style style:name="T29" style:family="text">
      <style:text-properties fo:color="#333333" loext:opacity="100%" fo:font-size="11pt" fo:font-style="normal" style:font-size-asian="11pt" style:font-weight-asian="bold" style:font-size-complex="11pt" style:font-weight-complex="bold"/>
    </style:style>
    <style:style style:name="T30" style:family="text">
      <style:text-properties fo:color="#333333" loext:opacity="100%" fo:font-size="11pt" fo:font-style="normal" fo:font-weight="bold" style:font-size-asian="11pt" style:font-weight-asian="bold" style:font-size-complex="11pt" style:font-weight-complex="bold"/>
    </style:style>
    <style:style style:name="T31" style:family="text">
      <style:text-properties fo:color="#333333" loext:opacity="100%" fo:font-size="11pt" fo:font-weight="normal" style:font-size-asian="11pt" style:font-weight-asian="bold" style:font-size-complex="11pt" style:font-weight-complex="bold"/>
    </style:style>
    <style:style style:name="T32" style:family="text">
      <style:text-properties fo:color="#333333" loext:opacity="100%" fo:font-size="13pt" fo:font-weight="bold" style:font-size-asian="13pt" style:font-size-complex="13pt"/>
    </style:style>
    <style:style style:name="T33" style:family="text">
      <style:text-properties fo:color="#333333" loext:opacity="100%" style:font-name="Consolas" fo:font-size="13pt" style:font-size-asian="13pt" style:font-size-complex="13pt" loext:padding="0in" loext:border="none"/>
    </style:style>
    <style:style style:name="T34" style:family="text">
      <style:text-properties fo:font-variant="normal" fo:text-transform="none" fo:color="#333333" loext:opacity="100%" style:font-name="Helvetica Neue" fo:font-size="10.5pt" fo:letter-spacing="normal" fo:font-style="normal" fo:font-weight="normal"/>
    </style:style>
    <style:style style:name="T35" style:family="text">
      <style:text-properties fo:font-variant="normal" fo:text-transform="none" fo:color="#333333" loext:opacity="100%" style:font-name="Helvetica Neue" fo:font-size="10.5pt" fo:letter-spacing="normal" fo:font-style="normal" fo:font-weight="normal" fo:background-color="transparent" loext:char-shading-value="0"/>
    </style:style>
    <style:style style:name="T36" style:family="text">
      <style:text-properties fo:font-variant="normal" fo:text-transform="none" fo:color="#333333" loext:opacity="100%" style:font-name="Helvetica Neue" fo:font-size="10.5pt" fo:letter-spacing="normal" fo:font-style="normal" fo:font-weight="bold" fo:background-color="#fcf8e3" loext:char-shading-value="0" loext:padding-left="0.1563in" loext:padding-right="0in" loext:padding-top="0.1563in" loext:padding-bottom="0.1563in" loext:border-left="0.06pt solid #faebcc" loext:border-right="none" loext:border-top="0.06pt solid #faebcc" loext:border-bottom="0.06pt solid #faebcc"/>
    </style:style>
    <style:style style:name="T37" style:family="text">
      <style:text-properties fo:font-variant="normal" fo:text-transform="none" fo:color="#333333" loext:opacity="100%" style:text-line-through-style="none" style:text-line-through-type="none" style:font-name="Lato" fo:font-size="16pt" fo:letter-spacing="normal" fo:language="zxx" fo:country="none" fo:font-style="normal" style:text-underline-style="solid" style:text-underline-width="auto" style:text-underline-color="font-color" fo:font-weight="normal" style:text-blinking="false" fo:background-color="transparent" loext:char-shading-value="0" style:font-name-asian="Noto Sans CJK SC" style:font-size-asian="16pt" style:language-asian="zxx" style:country-asian="none" style:font-weight-asian="bold" style:font-name-complex="Lohit Devanagari" style:font-size-complex="16pt" style:language-complex="zxx" style:country-complex="none" style:font-weight-complex="bold" loext:padding="0in" loext:border="none"/>
    </style:style>
    <style:style style:name="T38" style:family="text">
      <style:text-properties fo:font-variant="normal" fo:text-transform="none" fo:color="#333333" loext:opacity="100%" style:font-name="Courier New" fo:font-size="10.5pt" fo:letter-spacing="normal" fo:font-style="normal" fo:font-weight="normal" loext:padding="0in" loext:border="none"/>
    </style:style>
    <style:style style:name="T39" style:family="text">
      <style:text-properties fo:font-variant="normal" fo:text-transform="none" fo:color="#333333" loext:opacity="100%" style:font-name="Courier New" fo:font-size="10.5pt" fo:letter-spacing="normal" fo:font-style="normal" fo:font-weight="normal" fo:background-color="transparent" loext:char-shading-value="0" loext:padding="0in" loext:border="none"/>
    </style:style>
    <style:style style:name="T40" style:family="text">
      <style:text-properties fo:font-variant="normal" fo:text-transform="none" fo:color="#333333" loext:opacity="100%" style:font-name="Lato" fo:font-size="12pt" fo:letter-spacing="normal" fo:font-style="normal" fo:font-weight="bold" style:font-size-asian="12pt" style:font-size-complex="12pt"/>
    </style:style>
    <style:style style:name="T41" style:family="text">
      <style:text-properties fo:font-variant="normal" fo:text-transform="none" fo:color="#333333" loext:opacity="100%" style:font-name="Lato" fo:font-size="12pt" fo:letter-spacing="normal" fo:font-style="normal" fo:font-weight="normal" style:font-size-asian="12pt" style:font-size-complex="12pt"/>
    </style:style>
    <style:style style:name="T42" style:family="text">
      <style:text-properties fo:font-variant="normal" fo:text-transform="none" fo:color="#333333" loext:opacity="100%" style:font-name="Lato" fo:font-size="12pt" fo:letter-spacing="normal" fo:font-style="normal" fo:font-weight="normal" style:font-size-asian="12pt" style:font-size-complex="12pt" loext:padding="0in" loext:border="none"/>
    </style:style>
    <style:style style:name="T43" style:family="text">
      <style:text-properties fo:font-variant="normal" fo:text-transform="none" fo:color="#333333" loext:opacity="100%" style:font-name="Lato" fo:font-size="12pt" fo:letter-spacing="normal" style:font-size-asian="12pt" style:font-size-complex="12pt"/>
    </style:style>
    <style:style style:name="T44" style:family="text">
      <style:text-properties fo:font-variant="normal" fo:text-transform="none" fo:color="#333333" loext:opacity="100%" style:font-name="Lato" fo:font-size="6pt" fo:letter-spacing="normal" fo:font-style="normal" fo:font-weight="normal" style:font-size-asian="6pt" style:font-size-complex="6pt"/>
    </style:style>
    <style:style style:name="T45" style:family="text">
      <style:text-properties fo:font-variant="normal" fo:text-transform="none" fo:color="#333333" loext:opacity="100%" style:font-name="Lato" fo:font-size="13pt" fo:letter-spacing="normal" fo:font-style="normal" fo:font-weight="normal" style:font-size-asian="13pt" style:font-size-complex="13pt"/>
    </style:style>
    <style:style style:name="T46" style:family="text">
      <style:text-properties fo:font-variant="normal" fo:text-transform="none" fo:color="#333333" loext:opacity="100%" style:font-name="Lato" fo:font-size="13pt" fo:letter-spacing="normal" fo:font-style="normal" fo:font-weight="normal" style:font-size-asian="13pt" style:font-size-complex="13pt" loext:padding="0in" loext:border="none"/>
    </style:style>
    <style:style style:name="T47" style:family="text">
      <style:text-properties fo:font-variant="normal" fo:text-transform="none" fo:color="#333333" loext:opacity="100%" style:font-name="Lato" fo:font-size="13pt" fo:letter-spacing="normal" fo:font-style="normal" fo:font-weight="normal" fo:background-color="transparent" loext:char-shading-value="0" style:font-size-asian="13pt" style:font-size-complex="13pt"/>
    </style:style>
    <style:style style:name="T48" style:family="text">
      <style:text-properties fo:font-variant="normal" fo:text-transform="none" fo:color="#333333" loext:opacity="100%" style:font-name="Lato" fo:font-size="13pt" fo:letter-spacing="normal" fo:font-style="normal" fo:font-weight="bold" style:font-size-asian="13pt" style:font-size-complex="13pt"/>
    </style:style>
    <style:style style:name="T49" style:family="text">
      <style:text-properties fo:font-variant="normal" fo:text-transform="none" fo:color="#333333" loext:opacity="100%" style:font-name="Lato" fo:font-size="13pt" fo:letter-spacing="normal" fo:font-style="normal" fo:font-weight="bold" fo:background-color="transparent" loext:char-shading-value="0" style:font-size-asian="13pt" style:font-size-complex="13pt"/>
    </style:style>
    <style:style style:name="T50" style:family="text">
      <style:text-properties fo:font-variant="normal" fo:text-transform="none" fo:color="#333333" loext:opacity="100%" style:font-name="Lato" fo:font-size="22.5pt" fo:letter-spacing="normal" fo:font-style="normal" fo:font-weight="normal" fo:background-color="transparent" loext:char-shading-value="0" style:font-size-asian="11pt" style:font-size-complex="11pt"/>
    </style:style>
    <style:style style:name="T51" style:family="text">
      <style:text-properties fo:font-variant="normal" fo:text-transform="none" fo:color="#333333" loext:opacity="100%" style:font-name="Consolas" fo:font-size="11pt" fo:letter-spacing="normal" fo:font-style="normal" fo:font-weight="normal" fo:background-color="transparent" loext:char-shading-value="0" style:font-size-asian="11pt" style:font-weight-asian="bold" style:font-size-complex="11pt" style:font-weight-complex="bold"/>
    </style:style>
    <style:style style:name="T52" style:family="text">
      <style:text-properties fo:font-variant="normal" fo:text-transform="none" fo:color="#333333" loext:opacity="100%" style:font-name="Consolas" fo:font-size="11pt" fo:letter-spacing="normal" fo:font-style="normal" fo:font-weight="normal" style:font-size-asian="11pt" style:font-size-complex="11pt"/>
    </style:style>
    <style:style style:name="T53" style:family="text">
      <style:text-properties fo:font-variant="normal" fo:text-transform="none" fo:color="#333333" loext:opacity="100%" style:font-name="Consolas" fo:font-size="11pt" fo:letter-spacing="normal" fo:font-style="italic" fo:font-weight="normal" fo:background-color="transparent" loext:char-shading-value="0" style:font-size-asian="11pt" style:font-style-asian="italic" style:font-weight-asian="bold" style:font-size-complex="11pt" style:font-style-complex="italic" style:font-weight-complex="bold"/>
    </style:style>
    <style:style style:name="T54" style:family="text">
      <style:text-properties fo:font-variant="normal" fo:text-transform="none" fo:color="#333333" loext:opacity="100%" fo:font-size="13pt" fo:letter-spacing="normal" fo:font-style="normal" fo:font-weight="normal" style:font-size-asian="13pt" style:font-size-complex="13pt"/>
    </style:style>
    <style:style style:name="T55" style:family="text">
      <style:text-properties fo:font-variant="normal" fo:text-transform="none" fo:color="#333333" loext:opacity="100%" fo:font-size="13pt" fo:letter-spacing="normal" fo:font-style="normal" fo:font-weight="normal" style:font-size-asian="13pt" style:font-size-complex="13pt" loext:padding="0in" loext:border="none"/>
    </style:style>
    <style:style style:name="T56" style:family="text">
      <style:text-properties fo:font-variant="normal" fo:text-transform="none" fo:color="#005b99" loext:opacity="100%" style:text-line-through-style="none" style:text-line-through-type="none" style:font-name="Lato" fo:font-size="12pt" fo:letter-spacing="normal" fo:font-style="normal" style:text-underline-style="none" fo:font-weight="normal" style:text-blinking="false" fo:background-color="transparent" loext:char-shading-value="0" style:font-size-asian="12pt" style:font-size-complex="12pt"/>
    </style:style>
    <style:style style:name="T57" style:family="text">
      <style:text-properties fo:font-variant="normal" fo:text-transform="none" fo:color="#005b99" loext:opacity="100%" style:text-line-through-style="none" style:text-line-through-type="none" style:font-name="Lato" fo:font-size="12pt" fo:letter-spacing="normal" fo:font-style="normal" style:text-underline-style="none" fo:font-weight="bold" style:text-blinking="false" fo:background-color="transparent" loext:char-shading-value="0" style:font-size-asian="12pt" style:font-size-complex="12pt"/>
    </style:style>
    <style:style style:name="T58" style:family="text">
      <style:text-properties fo:font-variant="normal" fo:text-transform="none" fo:color="#c7254e" loext:opacity="100%" style:font-name="Courier New" fo:font-size="9pt" fo:letter-spacing="normal" fo:font-style="normal" fo:font-weight="normal" fo:background-color="transparent" loext:char-shading-value="0" loext:padding="0in" loext:border="none"/>
    </style:style>
    <style:style style:name="T59" style:family="text">
      <style:text-properties fo:font-variant="normal" fo:text-transform="none" fo:color="#c7254e" loext:opacity="100%" style:font-name="Lato" fo:font-size="12pt" fo:letter-spacing="normal" fo:font-style="normal" fo:font-weight="normal" fo:background-color="#f9f2f4" loext:char-shading-value="0" style:font-size-asian="12pt" style:font-size-complex="12pt" loext:padding="0in" loext:border="none"/>
    </style:style>
    <style:style style:name="T60" style:family="text">
      <style:text-properties fo:font-variant="normal" fo:text-transform="none" fo:color="#c7254e" loext:opacity="100%" style:font-name="Lato" fo:font-size="13pt" fo:letter-spacing="normal" fo:font-style="normal" fo:font-weight="normal" fo:background-color="#f9f2f4" loext:char-shading-value="0" style:font-size-asian="13pt" style:font-size-complex="13pt" loext:padding="0in" loext:border="none"/>
    </style:style>
    <style:style style:name="T61" style:family="text">
      <style:text-properties fo:font-variant="normal" fo:text-transform="none" fo:color="#8ae234" loext:opacity="100%" style:font-name="Consolas" fo:font-size="12pt" fo:letter-spacing="normal" fo:font-style="normal" fo:font-weight="bold" fo:background-color="transparent" loext:char-shading-value="0" style:font-size-asian="12pt" style:font-size-complex="12pt"/>
    </style:style>
    <style:style style:name="T62" style:family="text">
      <style:text-properties fo:font-variant="normal" fo:text-transform="none" fo:color="#8ae234" loext:opacity="100%" style:font-name="Consolas" fo:font-size="12pt" fo:letter-spacing="normal" fo:font-style="normal" fo:font-weight="bold" style:font-size-asian="12pt" style:font-size-complex="12pt"/>
    </style:style>
    <style:style style:name="T63" style:family="text">
      <style:text-properties fo:font-variant="normal" fo:text-transform="none" fo:color="#8ae234" loext:opacity="100%" style:font-name="Consolas" fo:font-size="11pt" fo:letter-spacing="normal" fo:font-style="normal" fo:font-weight="bold" style:font-size-asian="11pt" style:font-size-complex="11pt"/>
    </style:style>
    <style:style style:name="T64" style:family="text">
      <style:text-properties fo:font-variant="normal" fo:text-transform="none" fo:color="#8ae234" loext:opacity="100%" style:font-name="Consolas" fo:font-size="11pt" fo:letter-spacing="normal" fo:font-style="normal" fo:font-weight="bold" officeooo:rsid="000d14aa" style:font-size-asian="11pt" style:font-size-complex="11pt"/>
    </style:style>
    <style:style style:name="T65" style:family="text">
      <style:text-properties fo:font-variant="normal" fo:text-transform="none" fo:color="#8ae234" loext:opacity="100%" style:font-name="Consolas" fo:font-size="11pt" fo:letter-spacing="0.0028in" fo:font-style="normal" fo:font-weight="bold" style:font-size-asian="11pt" style:font-size-complex="11pt"/>
    </style:style>
    <style:style style:name="T66" style:family="text">
      <style:text-properties fo:font-variant="normal" fo:text-transform="none" fo:color="#8ae234" loext:opacity="100%" style:font-name="Lato" fo:font-size="11pt" fo:letter-spacing="normal" fo:font-style="normal" fo:font-weight="bold" style:font-size-asian="11pt" style:font-size-complex="11pt"/>
    </style:style>
    <style:style style:name="T67" style:family="text">
      <style:text-properties fo:font-variant="normal" fo:text-transform="none" fo:color="#eeeeee" loext:opacity="100%" style:font-name="Consolas" fo:font-size="12pt" fo:letter-spacing="normal" fo:font-style="normal" fo:font-weight="bold" fo:background-color="transparent" loext:char-shading-value="0" style:font-size-asian="12pt" style:font-size-complex="12pt"/>
    </style:style>
    <style:style style:name="T68" style:family="text">
      <style:text-properties fo:font-variant="normal" fo:text-transform="none" fo:color="#eeeeee" loext:opacity="100%" style:font-name="Consolas" fo:font-size="12pt" fo:letter-spacing="normal" fo:font-style="normal" fo:font-weight="bold" style:font-size-asian="12pt" style:font-size-complex="12pt"/>
    </style:style>
    <style:style style:name="T69" style:family="text">
      <style:text-properties fo:font-variant="normal" fo:text-transform="none" fo:color="#eeeeee" loext:opacity="100%" style:font-name="Consolas" fo:font-size="12pt" fo:letter-spacing="normal" fo:font-style="normal" fo:font-weight="normal" fo:background-color="transparent" loext:char-shading-value="0" style:font-size-asian="12pt" style:font-weight-asian="bold" style:font-size-complex="12pt" style:font-weight-complex="bold"/>
    </style:style>
    <style:style style:name="T70" style:family="text">
      <style:text-properties fo:font-variant="normal" fo:text-transform="none" fo:color="#eeeeee" loext:opacity="100%" style:font-name="Consolas" fo:font-size="12pt" fo:letter-spacing="normal" fo:font-style="normal" fo:font-weight="normal" style:font-size-asian="12pt" style:font-size-complex="12pt"/>
    </style:style>
    <style:style style:name="T71" style:family="text">
      <style:text-properties fo:font-variant="normal" fo:text-transform="none" fo:color="#eeeeee" loext:opacity="100%" style:font-name="Consolas" fo:font-size="10pt" fo:letter-spacing="normal" fo:font-style="normal" fo:font-weight="normal" style:font-size-asian="10pt" style:font-size-complex="10pt"/>
    </style:style>
    <style:style style:name="T72" style:family="text">
      <style:text-properties fo:font-variant="normal" fo:text-transform="none" fo:color="#eeeeee" loext:opacity="100%" style:font-name="Consolas" fo:font-size="11pt" fo:letter-spacing="normal" fo:font-style="normal" fo:font-weight="bold" style:font-size-asian="11pt" style:font-size-complex="11pt"/>
    </style:style>
    <style:style style:name="T73" style:family="text">
      <style:text-properties fo:font-variant="normal" fo:text-transform="none" fo:color="#eeeeee" loext:opacity="100%" style:font-name="Consolas" fo:font-size="11pt" fo:letter-spacing="normal" fo:font-style="normal" fo:font-weight="normal" style:font-size-asian="11pt" style:font-size-complex="11pt"/>
    </style:style>
    <style:style style:name="T74" style:family="text">
      <style:text-properties fo:font-variant="normal" fo:text-transform="none" fo:color="#eeeeee" loext:opacity="100%" style:font-name="Consolas" fo:font-size="11pt" fo:letter-spacing="normal" style:font-size-asian="11pt" style:font-size-complex="11pt"/>
    </style:style>
    <style:style style:name="T75" style:family="text">
      <style:text-properties fo:font-variant="normal" fo:text-transform="none" fo:color="#eeeeee" loext:opacity="100%" style:font-name="Consolas" fo:font-size="11pt" fo:letter-spacing="0.0028in" fo:font-style="normal" fo:font-weight="bold" style:font-size-asian="11pt" style:font-size-complex="11pt"/>
    </style:style>
    <style:style style:name="T76" style:family="text">
      <style:text-properties fo:font-variant="normal" fo:text-transform="none" fo:color="#eeeeee" loext:opacity="100%" style:font-name="Consolas" fo:font-size="11pt" fo:letter-spacing="0.0028in" fo:font-style="normal" fo:font-weight="normal" style:font-size-asian="11pt" style:font-size-complex="11pt"/>
    </style:style>
    <style:style style:name="T77" style:family="text">
      <style:text-properties fo:font-variant="normal" fo:text-transform="none" fo:color="#eeeeee" loext:opacity="100%" style:font-name="Lato" fo:font-size="11pt" fo:letter-spacing="normal" fo:font-style="normal" fo:font-weight="bold" style:font-size-asian="11pt" style:font-size-complex="11pt"/>
    </style:style>
    <style:style style:name="T78" style:family="text">
      <style:text-properties fo:font-variant="normal" fo:text-transform="none" fo:color="#eeeeee" loext:opacity="100%" style:font-name="Lato" fo:font-size="11pt" fo:letter-spacing="normal" fo:font-style="normal" fo:font-weight="normal" style:font-size-asian="11pt" style:font-size-complex="11pt"/>
    </style:style>
    <style:style style:name="T79" style:family="text">
      <style:text-properties fo:font-variant="normal" fo:text-transform="none" fo:color="#729fcf" loext:opacity="100%" style:font-name="Consolas" fo:font-size="12pt" fo:letter-spacing="normal" fo:font-style="normal" fo:font-weight="bold" fo:background-color="transparent" loext:char-shading-value="0" style:font-size-asian="12pt" style:font-size-complex="12pt"/>
    </style:style>
    <style:style style:name="T80" style:family="text">
      <style:text-properties fo:font-variant="normal" fo:text-transform="none" fo:color="#729fcf" loext:opacity="100%" style:font-name="Consolas" fo:font-size="12pt" fo:letter-spacing="normal" fo:font-style="normal" fo:font-weight="bold" style:font-size-asian="12pt" style:font-size-complex="12pt"/>
    </style:style>
    <style:style style:name="T81" style:family="text">
      <style:text-properties fo:font-variant="normal" fo:text-transform="none" fo:color="#729fcf" loext:opacity="100%" style:font-name="Consolas" fo:font-size="11pt" fo:letter-spacing="normal" fo:font-style="normal" fo:font-weight="bold" style:font-size-asian="11pt" style:font-size-complex="11pt"/>
    </style:style>
    <style:style style:name="T82" style:family="text">
      <style:text-properties fo:font-variant="normal" fo:text-transform="none" fo:color="#729fcf" loext:opacity="100%" style:font-name="Consolas" fo:font-size="11pt" fo:letter-spacing="0.0028in" fo:font-style="normal" fo:font-weight="bold" style:font-size-asian="11pt" style:font-size-complex="11pt"/>
    </style:style>
    <style:style style:name="T83" style:family="text">
      <style:text-properties fo:font-variant="normal" fo:text-transform="none" fo:color="#729fcf" loext:opacity="100%" style:font-name="Consolas" fo:font-size="6pt" fo:letter-spacing="normal" fo:font-style="normal" fo:font-weight="bold" style:font-size-asian="6pt" style:font-size-complex="6pt"/>
    </style:style>
    <style:style style:name="T84" style:family="text">
      <style:text-properties fo:font-variant="normal" fo:text-transform="none" fo:color="#729fcf" loext:opacity="100%" style:font-name="Lato" fo:font-size="11pt" fo:letter-spacing="normal" fo:font-style="normal" fo:font-weight="bold" style:font-size-asian="11pt" style:font-size-complex="11pt"/>
    </style:style>
    <style:style style:name="T85" style:family="text">
      <style:text-properties fo:color="#bbe33d" loext:opacity="100%" fo:font-weight="bold" style:font-weight-asian="bold" style:font-weight-complex="bold"/>
    </style:style>
    <style:style style:name="T86" style:family="text">
      <style:text-properties fo:color="#bbe33d" loext:opacity="100%" fo:font-size="12pt" fo:font-style="normal" style:font-size-asian="12pt" style:font-weight-asian="bold" style:font-size-complex="12pt" style:font-weight-complex="bold"/>
    </style:style>
    <style:style style:name="T87" style:family="text">
      <style:text-properties fo:font-style="normal" fo:font-weight="normal"/>
    </style:style>
    <style:style style:name="T88" style:family="text">
      <style:text-properties fo:font-style="normal" officeooo:rsid="0007b581"/>
    </style:style>
    <style:style style:name="T89" style:family="text">
      <style:text-properties fo:background-color="transparent" loext:char-shading-value="0"/>
    </style:style>
    <style:style style:name="T90" style:family="text">
      <style:text-properties fo:font-size="12pt" fo:font-style="normal" style:font-size-asian="12pt" style:font-weight-asian="bold" style:font-size-complex="12pt" style:font-weight-complex="bold"/>
    </style:style>
    <style:style style:name="T91" style:family="text">
      <style:text-properties style:font-name="Lato" fo:font-size="12pt" fo:font-weight="bold" style:font-size-asian="12pt" style:font-weight-asian="bold" style:font-size-complex="12pt" style:font-weight-complex="bold"/>
    </style:style>
    <style:style style:name="T92" style:family="text">
      <style:text-properties style:font-name="Lato" fo:font-size="13pt" style:font-size-asian="13pt" style:font-size-complex="13pt"/>
    </style:style>
    <style:style style:name="T93" style:family="text">
      <style:text-properties fo:color="#c7254e" loext:opacity="100%" style:font-name="Lato" fo:font-size="12pt" fo:background-color="#f9f2f4" loext:char-shading-value="0" style:font-size-asian="12pt" style:font-weight-asian="bold" style:font-size-complex="12pt" style:font-weight-complex="bold" loext:padding="0in" loext:border="none"/>
    </style:style>
    <style:style style:name="T94" style:family="text">
      <style:text-properties fo:color="#c7254e" loext:opacity="100%" style:font-name="Lato" fo:font-size="12pt" fo:background-color="#f9f2f4" loext:char-shading-value="0" style:font-size-asian="12pt" style:font-style-asian="normal" style:font-weight-asian="bold" style:font-size-complex="12pt" style:font-style-complex="normal" style:font-weight-complex="bold" loext:padding="0in" loext:border="none"/>
    </style:style>
    <style:style style:name="T95" style:family="text">
      <style:text-properties fo:color="#c7254e" loext:opacity="100%" style:font-name="Lato" fo:font-size="12pt" fo:background-color="#f9f2f4" loext:char-shading-value="0" style:font-size-asian="12pt" style:font-size-complex="12pt" loext:padding="0in" loext:border="none"/>
    </style:style>
    <style:style style:name="T96" style:family="text">
      <style:text-properties fo:color="#c7254e" loext:opacity="100%" style:font-name="Consolas" fo:font-size="12pt" fo:background-color="#f9f2f4" loext:char-shading-value="0" style:font-size-asian="12pt" style:font-size-complex="12pt" loext:padding="0in" loext:border="none"/>
    </style:style>
    <style:style style:name="T97" style:family="text">
      <style:text-properties fo:color="#eeeeee" loext:opacity="100%" style:font-name="Courier New" fo:font-size="9.75pt" fo:font-weight="normal" style:font-weight-asian="bold" style:font-weight-complex="bold"/>
    </style:style>
    <style:style style:name="T98" style:family="text">
      <style:text-properties fo:color="#729fcf" loext:opacity="100%" fo:font-size="11pt" fo:font-style="normal" fo:font-weight="bold" style:font-size-asian="11pt" style:font-weight-asian="bold" style:font-size-complex="11pt" style:font-weight-complex="bold"/>
    </style:style>
    <style:style style:name="T99" style:family="text">
      <style:text-properties fo:color="#5eb91e" loext:opacity="100%" fo:font-weight="bold" fo:background-color="transparent" loext:char-shading-value="0" style:font-weight-asian="bold" style:font-weight-complex="bold"/>
    </style:style>
    <style:style style:name="T100" style:family="text">
      <style:text-properties fo:color="#5983b0" loext:opacity="100%"/>
    </style:style>
    <style:style style:name="T101" style:family="text">
      <style:text-properties fo:color="#5983b0" loext:opacity="100%" fo:background-color="transparent" loext:char-shading-value="0"/>
    </style:style>
    <style:style style:name="T102" style:family="text">
      <style:text-properties fo:color="#5983b0" loext:opacity="100%" fo:font-weight="normal" style:font-weight-asian="bold" style:font-weight-complex="bold"/>
    </style:style>
    <style:style style:name="T103" style:family="text">
      <style:text-properties fo:color="#5983b0" loext:opacity="100%" fo:font-size="12pt" fo:font-style="normal" style:font-size-asian="12pt" style:font-weight-asian="bold" style:font-size-complex="12pt" style:font-weight-complex="bold"/>
    </style:style>
    <style:style style:name="T104" style:family="text">
      <style:text-properties fo:color="#f10d0c" loext:opacity="100%"/>
    </style:style>
    <style:style style:name="T105" style:family="text">
      <style:text-properties fo:color="#f10d0c" loext:opacity="100%" fo:font-weight="normal" style:font-weight-asian="bold" style:font-weight-complex="bold"/>
    </style:style>
    <style:style style:name="T106" style:family="text">
      <style:text-properties style:font-name="Consolas" fo:font-size="11pt" style:font-size-asian="11pt" style:font-size-complex="11pt"/>
    </style:style>
    <style:style style:name="T107" style:family="text">
      <style:text-properties style:font-name="Consolas" fo:font-size="11pt" fo:font-style="normal" fo:font-weight="normal" style:font-size-asian="11pt" style:font-size-complex="11pt"/>
    </style:style>
    <style:style style:name="T108" style:family="text">
      <style:text-properties style:font-name="Consolas" fo:font-size="13pt" fo:font-weight="bold" style:font-size-asian="13pt" style:font-size-complex="13pt"/>
    </style:style>
    <style:style style:name="T109" style:family="text">
      <style:text-properties style:font-name="Consolas" fo:font-size="13pt" style:font-size-asian="13pt" style:font-size-complex="13pt"/>
    </style:style>
    <style:style style:name="T110" style:family="text">
      <style:text-properties fo:color="#ef2929" loext:opacity="100%"/>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NDG Introduction to Linux I - Chapter 2: Using the Shell</text:p>
      <text:p text:style-name="P76"/>
      <text:p text:style-name="P77"><text:a xlink:type="simple" xlink:href="https://content.netdevgroup.com/contents/lpic1-s1/yKFwE7mjZp/#objectives" text:style-name="Internet_20_link" text:visited-style-name="Visited_20_Internet_20_Link"><text:span text:style-name="T21">Objectives</text:span></text:a></text:p>
      <text:p text:style-name="P79"/>
      <text:h text:style-name="P1" text:outline-level="2">Chapter 2: Using the Shell</text:h>
      <text:p text:style-name="P51">This chapter will cover the following exam objectives:</text:p>
      <text:p text:style-name="P54"><text:span text:style-name="Strong_20_Emphasis"><text:span text:style-name="T40">103.1: Work on the command line v2</text:span></text:span></text:p>
      <text:p text:style-name="P51">Weight: 4</text:p>
      <text:p text:style-name="P51">Candidates should be able to interact with shells and commands using the command line. The objective assumes the Bash shell.</text:p>
      <text:p text:style-name="P51"/>
      <text:p text:style-name="P54"><text:span text:style-name="Strong_20_Emphasis"><text:span text:style-name="T40">Key Knowledge Areas:</text:span></text:span></text:p>
      <text:list xml:id="list2292054481" text:style-name="L1">
        <text:list-header>
          <text:p text:style-name="P158"><text:span text:style-name="T41">Use single shell commands and one line command sequences to perform basic tasks on the command line.<text:line-break/>| </text:span><text:a xlink:type="simple" xlink:href="https://content.netdevgroup.com/contents/lpic1-s1/294KjJnWHt/2.1" text:style-name="Internet_20_link" text:visited-style-name="Visited_20_Internet_20_Link"><text:span text:style-name="T56">Section 2.1</text:span></text:a><text:span text:style-name="T41"> | </text:span><text:a xlink:type="simple" xlink:href="https://content.netdevgroup.com/contents/lpic1-s1/294KjJnWHt/2.2" text:style-name="Internet_20_link" text:visited-style-name="Visited_20_Internet_20_Link"><text:span text:style-name="T56">Section 2.2</text:span></text:a><text:span text:style-name="T41"> | </text:span><text:a xlink:type="simple" xlink:href="https://content.netdevgroup.com/contents/lpic1-s1/294KjJnWHt/2.2.1" text:style-name="Internet_20_link" text:visited-style-name="Visited_20_Internet_20_Link"><text:span text:style-name="T56">Section 2.2.1</text:span></text:a><text:span text:style-name="T41"> | </text:span><text:a xlink:type="simple" xlink:href="https://content.netdevgroup.com/contents/lpic1-s1/294KjJnWHt/2.2.2" text:style-name="Internet_20_link" text:visited-style-name="Visited_20_Internet_20_Link"><text:span text:style-name="T56">Section 2.2.2</text:span></text:a><text:span text:style-name="T41"> | </text:span><text:a xlink:type="simple" xlink:href="https://content.netdevgroup.com/contents/lpic1-s1/294KjJnWHt/2.3" text:style-name="Internet_20_link" text:visited-style-name="Visited_20_Internet_20_Link"><text:span text:style-name="T56">Section 2.3</text:span></text:a><text:span text:style-name="T41"> | </text:span><text:a xlink:type="simple" xlink:href="https://content.netdevgroup.com/contents/lpic1-s1/294KjJnWHt/2.3.1" text:style-name="Internet_20_link" text:visited-style-name="Visited_20_Internet_20_Link"><text:span text:style-name="T56">Section 2.3.1</text:span></text:a><text:span text:style-name="T41"> | </text:span><text:a xlink:type="simple" xlink:href="https://content.netdevgroup.com/contents/lpic1-s1/294KjJnWHt/2.3.1.1" text:style-name="Internet_20_link" text:visited-style-name="Visited_20_Internet_20_Link"><text:span text:style-name="T56">Section 2.3.1.1</text:span></text:a><text:span text:style-name="T41"> | </text:span><text:a xlink:type="simple" xlink:href="https://content.netdevgroup.com/contents/lpic1-s1/294KjJnWHt/2.3.2" text:style-name="Internet_20_link" text:visited-style-name="Visited_20_Internet_20_Link"><text:span text:style-name="T56">Section 2.3.2</text:span></text:a><text:span text:style-name="T41"> | </text:span><text:a xlink:type="simple" xlink:href="https://content.netdevgroup.com/contents/lpic1-s1/294KjJnWHt/2.4" text:style-name="Internet_20_link" text:visited-style-name="Visited_20_Internet_20_Link"><text:span text:style-name="T56">Section 2.4</text:span></text:a><text:span text:style-name="T41"> | </text:span><text:a xlink:type="simple" xlink:href="https://content.netdevgroup.com/contents/lpic1-s1/294KjJnWHt/2.5" text:style-name="Internet_20_link" text:visited-style-name="Visited_20_Internet_20_Link"><text:span text:style-name="T56">Section 2.5</text:span></text:a><text:span text:style-name="T41"> | </text:span><text:a xlink:type="simple" xlink:href="https://content.netdevgroup.com/contents/lpic1-s1/294KjJnWHt/2.6" text:style-name="Internet_20_link" text:visited-style-name="Visited_20_Internet_20_Link"><text:span text:style-name="T56">Section 2.6</text:span></text:a><text:span text:style-name="T41"> | </text:span><text:a xlink:type="simple" xlink:href="https://content.netdevgroup.com/contents/lpic1-s1/294KjJnWHt/2.7" text:style-name="Internet_20_link" text:visited-style-name="Visited_20_Internet_20_Link"><text:span text:style-name="T56">Section 2.7</text:span></text:a><text:span text:style-name="T41"> | </text:span><text:a xlink:type="simple" xlink:href="https://content.netdevgroup.com/contents/lpic1-s1/294KjJnWHt/2.8" text:style-name="Internet_20_link" text:visited-style-name="Visited_20_Internet_20_Link"><text:span text:style-name="T56">Section 2.8</text:span></text:a></text:p>
          <text:p text:style-name="P161"/>
        </text:list-header>
      </text:list>
      <text:p text:style-name="P53"><text:a xlink:type="simple" xlink:href="https://content.netdevgroup.com/contents/lpic1-s1/yKFwE7mjZp/#terms" text:style-name="Internet_20_link" text:visited-style-name="Visited_20_Internet_20_Link"><text:span text:style-name="T21">Key Terms</text:span></text:a></text:p>
      <text:p text:style-name="P106">Quoting</text:p>
      <text:p text:style-name="P38"><text:span text:style-name="T41">Enclosing special characters in quotes will prevent the shell from interpreting special characters. Double quotes will prevent the shell from interpreting some of these special characters; single quotes prevent the shell from interpreting any special characters.<text:line-break/></text:span><text:a xlink:type="simple" xlink:href="https://content.netdevgroup.com/contents/lpic1-s1/294KjJnWHt/2.3.1.1" text:style-name="Internet_20_link" text:visited-style-name="Visited_20_Internet_20_Link"><text:span text:style-name="T56">Section 2.3.1.1</text:span></text:a></text:p>
      <text:p text:style-name="P40"/>
      <text:p text:style-name="P15">echo</text:p>
      <text:p text:style-name="P38"><text:span text:style-name="T41">Echo the STRING(s) to standard output. Useful with scripts.<text:line-break/></text:span><text:a xlink:type="simple" xlink:href="https://content.netdevgroup.com/contents/lpic1-s1/294KjJnWHt/2.3.1.1" text:style-name="Internet_20_link" text:visited-style-name="Visited_20_Internet_20_Link"><text:span text:style-name="T56">Section 2.3.1.1</text:span></text:a></text:p>
      <text:p text:style-name="P40"/>
      <text:p text:style-name="P41">man</text:p>
      <text:p text:style-name="P38"><text:span text:style-name="T41">An interface to the on-line reference manuals.<text:line-break/></text:span><text:a xlink:type="simple" xlink:href="https://content.netdevgroup.com/contents/lpic1-s1/294KjJnWHt/2.9" text:style-name="Internet_20_link" text:visited-style-name="Visited_20_Internet_20_Link"><text:span text:style-name="T56">Section 2.9</text:span></text:a><text:span text:style-name="T41"> | </text:span><text:a xlink:type="simple" xlink:href="https://content.netdevgroup.com/contents/lpic1-s1/294KjJnWHt/2.9.1" text:style-name="Internet_20_link" text:visited-style-name="Visited_20_Internet_20_Link"><text:span text:style-name="T56">Section 2.9.1</text:span></text:a><text:span text:style-name="T41"> | </text:span><text:a xlink:type="simple" xlink:href="https://content.netdevgroup.com/contents/lpic1-s1/294KjJnWHt/2.9.2" text:style-name="Internet_20_link" text:visited-style-name="Visited_20_Internet_20_Link"><text:span text:style-name="T56">Section 2.9.2</text:span></text:a><text:span text:style-name="T41"> | </text:span><text:a xlink:type="simple" xlink:href="https://content.netdevgroup.com/contents/lpic1-s1/294KjJnWHt/2.9.3" text:style-name="Internet_20_link" text:visited-style-name="Visited_20_Internet_20_Link"><text:span text:style-name="T56">Section 2.9.3</text:span></text:a><text:span text:style-name="T41"> | </text:span><text:a xlink:type="simple" xlink:href="https://content.netdevgroup.com/contents/lpic1-s1/294KjJnWHt/2.9.4" text:style-name="Internet_20_link" text:visited-style-name="Visited_20_Internet_20_Link"><text:span text:style-name="T56">Section 2.9.4</text:span></text:a><text:span text:style-name="T41"> | </text:span><text:a xlink:type="simple" xlink:href="https://content.netdevgroup.com/contents/lpic1-s1/294KjJnWHt/2.9.5" text:style-name="Internet_20_link" text:visited-style-name="Visited_20_Internet_20_Link"><text:span text:style-name="T56">Section 2.9.5</text:span></text:a><text:span text:style-name="T41"> | </text:span><text:a xlink:type="simple" xlink:href="https://content.netdevgroup.com/contents/lpic1-s1/294KjJnWHt/2.9.6" text:style-name="Internet_20_link" text:visited-style-name="Visited_20_Internet_20_Link"><text:span text:style-name="T56">Section 2.9.6</text:span></text:a><text:span text:style-name="T41"> | </text:span><text:a xlink:type="simple" xlink:href="https://content.netdevgroup.com/contents/lpic1-s1/294KjJnWHt/2.9.6.1" text:style-name="Internet_20_link" text:visited-style-name="Visited_20_Internet_20_Link"><text:span text:style-name="T56">Section 2.9.6.1</text:span></text:a><text:span text:style-name="T41"> | </text:span><text:a xlink:type="simple" xlink:href="https://content.netdevgroup.com/contents/lpic1-s1/294KjJnWHt/2.9.6.2" text:style-name="Internet_20_link" text:visited-style-name="Visited_20_Internet_20_Link"><text:span text:style-name="T56">Section 2.9.6.2</text:span></text:a><text:span text:style-name="T41"> | </text:span><text:a xlink:type="simple" xlink:href="https://content.netdevgroup.com/contents/lpic1-s1/294KjJnWHt/2.9.6.3" text:style-name="Internet_20_link" text:visited-style-name="Visited_20_Internet_20_Link"><text:span text:style-name="T56">Section 2.9.6.3</text:span></text:a><text:span text:style-name="T41"> | </text:span><text:a xlink:type="simple" xlink:href="https://content.netdevgroup.com/contents/lpic1-s1/294KjJnWHt/2.9.6.4" text:style-name="Internet_20_link" text:visited-style-name="Visited_20_Internet_20_Link"><text:span text:style-name="T56">Section 2.9.6.4</text:span></text:a></text:p>
      <text:p text:style-name="P40"/>
      <text:p text:style-name="P41">pwd</text:p>
      <text:p text:style-name="P39"><text:span text:style-name="T41">Print the name of the current working directory.<text:line-break/></text:span><text:a xlink:type="simple" xlink:href="https://content.netdevgroup.com/contents/lpic1-s1/294KjJnWHt/2.6" text:style-name="Internet_20_link" text:visited-style-name="Visited_20_Internet_20_Link"><text:span text:style-name="T56">Section 2.6</text:span></text:a></text:p>
      <text:p text:style-name="P41"><text:soft-page-break/>uname</text:p>
      <text:p text:style-name="P39"><text:span text:style-name="T41">Print certain system information such as kernel name, network node hostname, kernel release,kernel version, machine hardware name, processor type, hardware platform, and operating system, depending on options provided.<text:line-break/></text:span><text:a xlink:type="simple" xlink:href="https://content.netdevgroup.com/contents/lpic1-s1/294KjJnWHt/2.5" text:style-name="Internet_20_link" text:visited-style-name="Visited_20_Internet_20_Link"><text:span text:style-name="T56">Section 2.5</text:span></text:a></text:p>
      <text:list xml:id="list2573574972" text:style-name="L2">
        <text:list-header>
          <text:p text:style-name="P162"/>
        </text:list-header>
      </text:list>
      <text:p text:style-name="P81"><text:a xlink:type="simple" xlink:href="https://content.netdevgroup.com/contents/lpic1-s1/yKFwE7mjZp/#content" text:style-name="Internet_20_link" text:visited-style-name="Visited_20_Internet_20_Link"><text:span text:style-name="T37">Content</text:span></text:a></text:p>
      <text:p text:style-name="P80"/>
      <text:h text:style-name="P2" text:outline-level="2">2.1 Command Line Interface</text:h>
      <text:p text:style-name="P51">Most consumer operating systems are designed to shield the user from the “ins and outs” of the CLI. The Linux community is different in that it positively celebrates the CLI for its power, speed, and ability to accomplish a vast array of tasks with a single command line instruction.</text:p>
      <text:p text:style-name="P51">When a user first encounters the CLI, they can find it challenging because it requires memorizing a dizzying amount of commands and their options. However, once a user has learned the structure of how commands are used, where the necessary files and directories are located, and how to navigate the hierarchy of a file system, they can be immensely productive. This capability provides more precise control, greater speed, and the ability to automate tasks more easily through scripting.</text:p>
      <text:p text:style-name="P51">Furthermore, by learning the CLI, a user can easily be productive almost instantly on ANY flavor or distribution of Linux, reducing the amount of time needed to familiarize themselves with a system because of variations in a GUI.</text:p>
      <text:p text:style-name="P80"/>
      <text:h text:style-name="P3" text:outline-level="2">2.2 Commands</text:h>
      <text:p text:style-name="P51">What is a command? The simplest answer is that a command is a software program that when executed on the command line, performs an action on the computer.</text:p>
      <text:p text:style-name="P54"><text:span text:style-name="T41">When you consider a command using this definition, you are really considering what happens when you execute a command. When you type in a command, a process is run by the operating system that can read input, manipulate data, and produce output. From this perspective, a command runs a process on the operating system, which then causes the computer to perform a </text:span><text:span text:style-name="Variable"><text:span text:style-name="T41">job</text:span></text:span><text:span text:style-name="T41">.</text:span></text:p>
      <text:p text:style-name="P55"><text:span text:style-name="T43">‌⁠​</text:span><text:span text:style-name="T41">However, there is another way of looking at what a command is: look at its </text:span><text:span text:style-name="Variable"><text:span text:style-name="T41">source</text:span></text:span><text:span text:style-name="T41">. The source is where the command "comes from" and there are several different sources of commands within the shell of your CLI:</text:span></text:p>
      <text:list xml:id="list1795125946" text:style-name="L3">
        <text:list-item>
          <text:p text:style-name="P159"><text:span text:style-name="Strong_20_Emphasis"><text:span text:style-name="T40">Internal Commands</text:span></text:span><text:span text:style-name="T41">: Also called </text:span><text:span text:style-name="Variable"><text:span text:style-name="T41">built-in commands</text:span></text:span><text:span text:style-name="T41">, these commands are built-in to the shell itself. A good example is the </text:span><text:span text:style-name="Source_20_Text"><text:span text:style-name="T59">cd</text:span></text:span><text:span text:style-name="T41"> (change directory) command as it is part of the Bash shell. When a user types the </text:span><text:span text:style-name="Source_20_Text"><text:span text:style-name="T59">cd</text:span></text:span><text:span text:style-name="T41"> command, the Bash shell is already executing and knows how to interpret that command, requiring no additional programs to be started.</text:span></text:p>
        </text:list-item>
        <text:list-item>
          <text:p text:style-name="P159"><text:span text:style-name="Strong_20_Emphasis"><text:span text:style-name="T40">External Commands</text:span></text:span><text:span text:style-name="T41">: These commands are stored in files that are searched by the shell. If you type the </text:span><text:span text:style-name="Source_20_Text"><text:span text:style-name="T59">ls</text:span></text:span><text:span text:style-name="T41"> command, then the shell searches through a predetermined list of directories to </text:span><text:soft-page-break/><text:span text:style-name="T41">try to find a file named </text:span><text:span text:style-name="Source_20_Text"><text:span text:style-name="T42">ls</text:span></text:span><text:span text:style-name="T41"> that it can execute. These commands can also be executed by typing the complete path to the command.</text:span></text:p>
        </text:list-item>
        <text:list-item>
          <text:p text:style-name="P159"><text:span text:style-name="Strong_20_Emphasis"><text:span text:style-name="T40">Aliases</text:span></text:span><text:span text:style-name="T41">: An alias can override a built-in command, function, or a command that is found in a file. Aliases can be useful for creating new commands built from existing functions and commands.</text:span></text:p>
        </text:list-item>
        <text:list-item>
          <text:p text:style-name="P159"><text:span text:style-name="Strong_20_Emphasis"><text:span text:style-name="T40">Functions</text:span></text:span><text:span text:style-name="T41">: Functions can also be built using existing commands to either create new commands, override commands built-in to the shell or commands stored in files. Aliases and functions are normally loaded from the initialization files when the shell first starts, discussed later in this section.</text:span></text:p>
        </text:list-item>
      </text:list>
      <text:p text:style-name="P78"/>
      <text:h text:style-name="P4" text:outline-level="2">2.2.1 External Commands</text:h>
      <text:p text:style-name="P54"><text:span text:style-name="T41">Commands that are stored in files can be in several forms that you should be aware of. Most commands are written in the C programming language, which is initially stored in a human-readable text file. These text source files are then </text:span><text:span text:style-name="Variable"><text:span text:style-name="T41">compiled</text:span></text:span><text:span text:style-name="T41"> into computer-readable binary files, which are then distributed as the command files.</text:span></text:p>
      <text:p text:style-name="P51">Users who are interested in seeing the source code of compiled, GPL licensed software can find it through the sites where it originated. GPL licensed code also compels distributors of the compiled binaries, such as RedHat and Debian, to make the source code available. Often it is found in the distributors’ repositories.</text:p>
      <text:p text:style-name="P78"/>
      <text:p text:style-name="P100"><text:span text:style-name="Strong_20_Emphasis"><text:span text:style-name="T2">Note</text:span></text:span></text:p>
      <text:p text:style-name="P22">It is possible to view available software packages, binary programs that can be installed directly at the command line. Type the following command into the terminal to view the available source packages (source code that can be modified before it’s compiled into binary programs) for the GNU Compiler Collection:</text:p>
      <text:p text:style-name="P78"/>
      <text:p text:style-name="P83"><text:span text:style-name="T99">sysadmin@localhost</text:span><text:span text:style-name="T89">:</text:span><text:span text:style-name="T101">~</text:span><text:span text:style-name="T89">$ apt-cache search gcc | grep source</text:span></text:p>
      <text:p text:style-name="P82">gcc-4.8-<text:span text:style-name="T104">source </text:span>- Source of the GNU Compiler Collection</text:p>
      <text:p text:style-name="P82">gcc-5-<text:span text:style-name="T104">source</text:span> - Source of the GNU Compiler Collection</text:p>
      <text:p text:style-name="P82">gcc-6-<text:span text:style-name="T104">source</text:span> - Source of the GNU Compiler Collection</text:p>
      <text:p text:style-name="P82">gcc-7-<text:span text:style-name="T104">source </text:span>- Source of the GNU Compiler Collection</text:p>
      <text:p text:style-name="P82">gcc-8-<text:span text:style-name="T104">source</text:span> - Source of the GNU Compiler Collection</text:p>
      <text:p text:style-name="P82"><text:span text:style-name="Strong_20_Emphasis"><text:span text:style-name="T1">gcc-arm-none-eabi-</text:span></text:span><text:span text:style-name="Strong_20_Emphasis"><text:span text:style-name="T105">source</text:span></text:span><text:span text:style-name="Strong_20_Emphasis"><text:span text:style-name="T1"> - GCC cross compiler for ARM Cortex-A/R/M processors (</text:span></text:span><text:span text:style-name="Strong_20_Emphasis"><text:span text:style-name="T105">source</text:span></text:span><text:span text:style-name="Strong_20_Emphasis"><text:span text:style-name="T1">)</text:span></text:span></text:p>
      <text:p text:style-name="P9"><text:span text:style-name="Strong_20_Emphasis"><text:span text:style-name="T2"/></text:span></text:p>
      <text:p text:style-name="P10"><text:span text:style-name="Strong_20_Emphasis"><text:span text:style-name="T2"/></text:span></text:p>
      <text:p text:style-name="P94"><text:span text:style-name="Strong_20_Emphasis"><text:span text:style-name="T3">The </text:span></text:span><text:span text:style-name="Source_20_Text"><text:span text:style-name="T93">apt-cache</text:span></text:span><text:span text:style-name="Strong_20_Emphasis"><text:span text:style-name="T3"> command allows us to display information from the APT database cache. It is commonly used to find information about programs you wish to install and the components required to make them work.</text:span></text:span></text:p>
      <text:p text:style-name="P88"><text:soft-page-break/>Although there are a tremendous number of free and open source programs available, quite often the binary code you will need as a Linux administrator won’t exist for the particular distribution you are running. Since open source licensing gives you access to the code for these programs, one of your tasks will be compiling, and sometimes modifying that code into executable programs that can be installed on the systems you manage. The Free Software Foundation (FSF) distributes the GNU Compiler Collection (GCC) to make this process easier. The GCC provides a compiler system (the special programs used to convert source code into usable binary programs) with front ends for many different programming languages. In fact, the FSF doesn’t limit these tools to just Linux. There are versions of the GCC that run on Unix, Windows, MacOS, and many other systems including specific microcontroller environments.</text:p>
      <text:p text:style-name="P87"><text:span text:style-name="Variable"><text:span text:style-name="T41">Linux package management will be covered in greater detail later in the course.</text:span></text:span></text:p>
      <text:p text:style-name="P11"><text:span text:style-name="Strong_20_Emphasis"><text:span text:style-name="T2"/></text:span></text:p>
      <text:p text:style-name="P94"><text:span text:style-name="Strong_20_Emphasis"><text:span text:style-name="T7">Note</text:span></text:span></text:p>
      <text:p text:style-name="P21"><text:span text:style-name="T41">Command files can also contain human-readable text in the form of </text:span><text:span text:style-name="Variable"><text:span text:style-name="T41">script files</text:span></text:span><text:span text:style-name="T41">. A script file is a collection of commands that is typically executed at the command line.</text:span></text:p>
      <text:p text:style-name="P87"><text:span text:style-name="T41">The ability to create your own script files is a very powerful feature of the CLI. If you have a series of commands that you regularly find yourself typing in order to accomplish some task, then you can easily create a Bash shell script to perform these multiple commands by typing just one command: the name of your script file. You simply need to place these commands into a file and make the file </text:span><text:span text:style-name="Variable"><text:span text:style-name="T41">executable</text:span></text:span><text:span text:style-name="T41">.</text:span></text:p>
      <text:p text:style-name="P11"><text:span text:style-name="Strong_20_Emphasis"><text:span text:style-name="T2"/></text:span></text:p>
      <text:h text:style-name="P5" text:outline-level="2"><text:span text:style-name="Strong_20_Emphasis"><text:span text:style-name="T14">2.2.2 Aliases</text:span></text:span></text:h>
      <text:p text:style-name="P54"><text:span text:style-name="T41">An </text:span><text:span text:style-name="Variable"><text:span text:style-name="T41">alias</text:span></text:span><text:span text:style-name="T41"> can be used to map longer commands to shorter key sequences. When the shell sees an alias being executed, it substitutes the longer sequence before proceeding to interpret commands.</text:span></text:p>
      <text:p text:style-name="P54"><text:span text:style-name="T41">For example, the command </text:span><text:span text:style-name="Source_20_Text"><text:span text:style-name="T59">ls -l</text:span></text:span><text:span text:style-name="T41"> is commonly aliased to </text:span><text:span text:style-name="Source_20_Text"><text:span text:style-name="T59">l</text:span></text:span><text:span text:style-name="T41"> or </text:span><text:span text:style-name="Source_20_Text"><text:span text:style-name="T59">ll</text:span></text:span><text:span text:style-name="T41">. Because these smaller commands are easier to type, it becomes faster to run the </text:span><text:span text:style-name="Source_20_Text"><text:span text:style-name="T59">ls -l</text:span></text:span><text:span text:style-name="T41"> command line.</text:span></text:p>
      <text:p text:style-name="P54"><text:span text:style-name="T41">To determine what aliases are set on the current shell use the </text:span><text:span text:style-name="Source_20_Text"><text:span text:style-name="T59">alias</text:span></text:span><text:span text:style-name="T41"> command:</text:span></text:p>
      <text:p text:style-name="P95"><text:span text:style-name="Strong_20_Emphasis"><text:span text:style-name="T85">sysadmin@localhost</text:span></text:span><text:span text:style-name="Strong_20_Emphasis"><text:span text:style-name="T1">:</text:span></text:span><text:span text:style-name="Strong_20_Emphasis"><text:span text:style-name="T102">~</text:span></text:span><text:span text:style-name="Strong_20_Emphasis"><text:span text:style-name="T1">$ alias <text:s text:c="44"/></text:span></text:span></text:p>
      <text:p text:style-name="P95"><text:span text:style-name="Strong_20_Emphasis"><text:span text:style-name="T1">alias egrep='egrep --color=auto' <text:s text:c="38"/></text:span></text:span></text:p>
      <text:p text:style-name="P95"><text:span text:style-name="Strong_20_Emphasis"><text:span text:style-name="T1">alias fgrep='fgrep --color=auto' <text:s text:c="39"/></text:span></text:span></text:p>
      <text:p text:style-name="P95"><text:span text:style-name="Strong_20_Emphasis"><text:span text:style-name="T1">alias grep='grep --color=auto' <text:s text:c="41"/></text:span></text:span></text:p>
      <text:p text:style-name="P95"><text:span text:style-name="Strong_20_Emphasis"><text:span text:style-name="T1">alias l='ls -CF' <text:s text:c="54"/></text:span></text:span></text:p>
      <text:p text:style-name="P95"><text:span text:style-name="Strong_20_Emphasis"><text:span text:style-name="T1">alias la='ls -A' <text:s text:c="54"/></text:span></text:span></text:p>
      <text:p text:style-name="P95"><text:span text:style-name="Strong_20_Emphasis"><text:span text:style-name="T1">alias ll='ls -alF' <text:s text:c="52"/></text:span></text:span></text:p>
      <text:p text:style-name="P95"><text:span text:style-name="Strong_20_Emphasis"><text:span text:style-name="T1">alias ls='ls --color=auto'</text:span></text:span></text:p>
      <text:p text:style-name="P11"/>
      <text:p text:style-name="P10"><text:soft-page-break/><text:span text:style-name="Strong_20_Emphasis"><text:span text:style-name="T3">The aliases from the previous examples were created by initialization files. These files are designed to make the process of creating aliases automatic.</text:span></text:span></text:p>
      <text:p text:style-name="P54"><text:span text:style-name="T41">New aliases can be created using the following format, where </text:span><text:span text:style-name="Source_20_Text"><text:span text:style-name="Variable"><text:span text:style-name="T42">name</text:span></text:span></text:span><text:span text:style-name="T41"> is the name to be given the alias and </text:span><text:span text:style-name="Source_20_Text"><text:span text:style-name="Variable"><text:span text:style-name="T42">command</text:span></text:span></text:span><text:span text:style-name="T41"> is the command to be executed when the alias is run.</text:span></text:p>
      <text:p text:style-name="P10"><text:span text:style-name="Strong_20_Emphasis"><text:span text:style-name="T2"/></text:span></text:p>
      <text:p text:style-name="P110"><text:span text:style-name="Strong_20_Emphasis"><text:span text:style-name="T31">alias </text:span></text:span><text:span text:style-name="Strong_20_Emphasis"><text:span text:style-name="Variable"><text:span text:style-name="T29">name</text:span></text:span></text:span><text:span text:style-name="Strong_20_Emphasis"><text:span text:style-name="T31">=</text:span></text:span><text:span text:style-name="Strong_20_Emphasis"><text:span text:style-name="Variable"><text:span text:style-name="T29">command</text:span></text:span></text:span></text:p>
      <text:p text:style-name="P10"><text:span text:style-name="Strong_20_Emphasis"><text:span text:style-name="T2"/></text:span></text:p>
      <text:p text:style-name="P10"><text:span text:style-name="Strong_20_Emphasis"><text:span text:style-name="T3">For example, the </text:span></text:span><text:span text:style-name="Strong_20_Emphasis"><text:span text:style-name="Source_20_Text"><text:span text:style-name="T93">cal 2030</text:span></text:span></text:span><text:span text:style-name="Strong_20_Emphasis"><text:span text:style-name="T7"> </text:span></text:span><text:span text:style-name="Strong_20_Emphasis"><text:span text:style-name="T3">command displays the calendar for the year 2030. Suppose you end up running this command often. Instead of executing the full command each time, you can create an alias called </text:span></text:span><text:span text:style-name="Strong_20_Emphasis"><text:span text:style-name="Source_20_Text"><text:span text:style-name="T93">mycal</text:span></text:span></text:span><text:span text:style-name="Strong_20_Emphasis"><text:span text:style-name="T7"> </text:span></text:span><text:span text:style-name="Strong_20_Emphasis"><text:span text:style-name="T3">and run the alias, as demonstrated in the following graphic:</text:span></text:span></text:p>
      <text:p text:style-name="P7"><text:span text:style-name="Strong_20_Emphasis"><text:span text:style-name="T97"><text:s text:c="20"/></text:span></text:span></text:p>
      <text:p text:style-name="P131"><text:span text:style-name="Strong_20_Emphasis"><text:span text:style-name="T61">sysadmin@localhost</text:span></text:span><text:span text:style-name="Strong_20_Emphasis"><text:span text:style-name="T67">:</text:span></text:span><text:span text:style-name="Strong_20_Emphasis"><text:span text:style-name="T79">~</text:span></text:span><text:span text:style-name="Strong_20_Emphasis"><text:span text:style-name="T67">$</text:span></text:span><text:span text:style-name="Strong_20_Emphasis"><text:span text:style-name="T69"> alias mycal="cal 2030" <text:s text:c="15"/></text:span></text:span></text:p>
      <text:p text:style-name="P131"><text:span text:style-name="Strong_20_Emphasis"><text:span text:style-name="T62">sysadmin@localhost</text:span></text:span><text:span text:style-name="Strong_20_Emphasis"><text:span text:style-name="T68">:</text:span></text:span><text:span text:style-name="Strong_20_Emphasis"><text:span text:style-name="T80">~</text:span></text:span><text:span text:style-name="Strong_20_Emphasis"><text:span text:style-name="T68">$</text:span></text:span><text:span text:style-name="T70"> mycal <text:s text:c="4"/></text:span><text:span text:style-name="T71"><text:s text:c="48"/></text:span></text:p>
      <text:p text:style-name="P132"><text:s text:c="28"/><text:tab/><text:tab/> <text:s/><text:span text:style-name="T87">2030 <text:s text:c="47"/></text:span></text:p>
      <text:p text:style-name="P132"><text:s text:c="6"/><text:span text:style-name="T87">January <text:s text:c="14"/><text:tab/><text:tab/>February <text:s text:c="14"/><text:tab/><text:tab/>March <text:s text:c="23"/></text:span></text:p>
      <text:p text:style-name="P133">Su Mo Tu We Th Fr Sa <text:s/><text:tab/><text:tab/>Su Mo Tu We Th Fr Sa <text:s/><text:tab/><text:tab/>Su Mo Tu We Th Fr Sa <text:s text:c="15"/></text:p>
      <text:p text:style-name="P132"><text:s text:c="7"/><text:span text:style-name="T87">1 <text:s/>2 <text:s/>3 <text:s/>4 <text:s/>5 <text:s text:c="17"/>1 <text:s/>2 <text:s text:c="10"/><text:tab/><text:tab/> <text:s text:c="6"/>1 <text:s/>2 <text:s text:c="15"/></text:span></text:p>
      <text:p text:style-name="P132"><text:s/><text:span text:style-name="T87">6 <text:s/>7 <text:s/>8 <text:s/>9 10 11 12 <text:s text:c="2"/><text:tab/><text:tab/>3 <text:s/>4 <text:s/>5 <text:s/>6 <text:s/>7 <text:s/>8 <text:s/>9 <text:s text:c="2"/><text:tab/><text:tab/>3 <text:s/>4 <text:s/>5 <text:s/>6 <text:s/>7 <text:s/>8 <text:s/>9 <text:s text:c="15"/></text:span></text:p>
      <text:p text:style-name="P133">13 14 15 16 17 18 19 <text:s/><text:tab/><text:tab/>10 11 12 13 14 15 16 <text:s/><text:tab/><text:tab/>10 11 12 13 14 15 16 <text:s text:c="15"/></text:p>
      <text:p text:style-name="P133">20 21 22 23 24 25 26 <text:s/><text:tab/><text:tab/>17 18 19 20 21 22 23 <text:s/><text:tab/><text:tab/>17 18 19 20 21 22 23 <text:s text:c="15"/></text:p>
      <text:p text:style-name="P133">27 28 29 30 31 <text:s text:c="7"/><text:tab/><text:tab/>24 25 26 27 28 <text:s text:c="7"/><text:tab/><text:tab/>24 25 26 27 28 29 30 <text:s text:c="15"/></text:p>
      <text:p text:style-name="P132"><text:s text:c="44"/><text:tab/><text:tab/><text:tab/><text:span text:style-name="T87">31</text:span></text:p>
      <text:p text:style-name="P134"/>
      <text:p text:style-name="P132"><text:s text:c="6"/><text:span text:style-name="T87">April <text:s text:c="17"/><text:tab/><text:tab/>May <text:s text:c="18"/><text:tab/><text:tab/>June <text:s text:c="23"/></text:span></text:p>
      <text:p text:style-name="P133">Su Mo Tu We Th Fr Sa <text:s/><text:tab/><text:tab/>Su Mo Tu We Th Fr Sa <text:s/><text:tab/><text:tab/>Su Mo Tu We Th Fr Sa <text:s text:c="15"/></text:p>
      <text:p text:style-name="P132"><text:s text:c="4"/><text:span text:style-name="T87">1 <text:s/>2 <text:s/>3 <text:s/>4 <text:s/>5 <text:s/>6 <text:s text:c="2"/><text:tab/><text:tab/> <text:s text:c="8"/>1 <text:s/>2 <text:s/>3 <text:s/>4 <text:s text:c="2"/><text:tab/><text:tab/> <text:s text:c="17"/>1 <text:s text:c="15"/></text:span></text:p>
      <text:p text:style-name="P132"><text:s/><text:span text:style-name="T87">7 <text:s/>8 <text:s/>9 10 11 12 13 <text:s text:c="2"/><text:tab/><text:tab/>5 <text:s/>6 <text:s/>7 <text:s/>8 <text:s/>9 10 11 <text:s text:c="2"/><text:tab/><text:tab/>2 <text:s/>3 <text:s/>4 <text:s/>5 <text:s/>6 <text:s/>7 <text:s/>8 <text:s text:c="15"/></text:span></text:p>
      <text:p text:style-name="P133">14 15 16 17 18 19 20 <text:s/><text:tab/><text:tab/>12 13 14 15 16 17 18 <text:s text:c="2"/><text:tab/><text:tab/>9 10 11 12 13 14 15 <text:s text:c="15"/></text:p>
      <text:p text:style-name="P133">21 22 23 24 25 26 27 <text:s/><text:tab/><text:tab/>19 20 21 22 23 24 25 <text:s/><text:tab/><text:tab/>16 17 18 19 20 21 22 <text:s text:c="15"/></text:p>
      <text:p text:style-name="P133">28 29 30 <text:s text:c="13"/><text:tab/><text:tab/>26 27 28 29 30 31 <text:s text:c="4"/><text:tab/><text:tab/>23 24 25 26 27 28 29 <text:s text:c="15"/></text:p>
      <text:p text:style-name="P132"><text:s text:c="44"/><text:tab/><text:tab/><text:tab/><text:span text:style-name="T87">30 <text:s text:c="12"/></text:span></text:p>
      <text:p text:style-name="P134"/>
      <text:p text:style-name="P132"><text:s text:c="6"/><text:span text:style-name="T87">October <text:s text:c="14"/><text:tab/><text:tab/>November <text:s text:c="7"/><text:tab/><text:tab/> <text:s text:c="5"/>December <text:s text:c="21"/></text:span></text:p>
      <text:p text:style-name="P133">Su Mo Tu We Th Fr Sa <text:s/><text:tab/><text:tab/>Su Mo Tu We Th Fr Sa <text:s/><text:tab/><text:tab/>Su Mo Tu We Th Fr Sa <text:s text:c="15"/></text:p>
      <text:p text:style-name="P132"><text:s text:c="7"/><text:span text:style-name="T87">1 <text:s/>2 <text:s/>3 <text:s/>4 <text:s/>5 <text:s text:c="2"/><text:tab/><text:tab/> <text:s text:c="14"/>1 <text:s/>2 <text:s text:c="2"/><text:tab/><text:tab/>1 <text:s/>2 <text:s/>3 <text:s/>4 <text:s/>5 <text:s/>6 <text:s/>7 <text:s text:c="15"/></text:span></text:p>
      <text:p text:style-name="P132"><text:s/><text:span text:style-name="T87">6 <text:s/>7 <text:s/>8 <text:s/>9 10 11 12 <text:s text:c="2"/><text:tab/><text:tab/>3 <text:s/>4 <text:s/>5 <text:s/>6 <text:s/>7 <text:s/>8 <text:s/>9 <text:s text:c="2"/><text:tab/><text:tab/>8 <text:s/>9 10 11 12 13 14 <text:s text:c="15"/></text:span></text:p>
      <text:p text:style-name="P133">13 14 15 16 17 18 19 <text:s/><text:tab/><text:tab/>10 11 12 13 14 15 16 <text:s/><text:tab/><text:tab/>15 16 17 18 19 20 21 <text:s text:c="15"/></text:p>
      <text:p text:style-name="P133">20 21 22 23 24 25 26 <text:s/><text:tab/><text:tab/>17 18 19 20 21 22 23 <text:s/><text:tab/><text:tab/>22 23 24 25 26 27 28 <text:s text:c="15"/></text:p>
      <text:p text:style-name="P133">27 28 29 30 31 <text:s text:c="7"/><text:tab/><text:tab/>24 25 26 27 28 29 30 <text:s/><text:tab/><text:tab/><text:tab/> <text:s text:c="5"/>29 30 31 <text:s/></text:p>
      <text:p text:style-name="P8">Aliases created this way only persist while the shell is open. Once the shell is closed, the new aliases are lost. Additionally, each shell has its own aliases, so, aliases created in one shell won’t be available in a new shell that’s opened.</text:p>
      <text:p text:style-name="P10"><text:soft-page-break/><text:span text:style-name="Strong_20_Emphasis"><text:span text:style-name="T91"/></text:span></text:p>
      <text:h text:style-name="P6" text:outline-level="2"><text:span text:style-name="Strong_20_Emphasis"><text:span text:style-name="T15">2.3 Basic Command Syntax</text:span></text:span></text:h>
      <text:p text:style-name="P54"><text:span text:style-name="T41">To execute a command, the first step is to type the name of the command. Click in the terminal on the right. Type </text:span><text:span text:style-name="Source_20_Text"><text:span text:style-name="T59">ls</text:span></text:span><text:span text:style-name="T41"> and hit </text:span><text:span text:style-name="Strong_20_Emphasis"><text:span text:style-name="T40">Enter</text:span></text:span><text:span text:style-name="T41">. The result should resemble the example below:</text:span></text:p>
      <text:p text:style-name="P10"><text:span text:style-name="Strong_20_Emphasis"><text:span text:style-name="T2"/></text:span></text:p>
      <text:p text:style-name="P98"><text:span text:style-name="T85">sysadmin@localhost</text:span>:<text:span text:style-name="T100">~</text:span>$ ls</text:p>
      <text:p text:style-name="P101">Desktop <text:s/>Documents <text:s/>Downloads <text:s/>Music <text:s/>Pictures <text:s/>Public <text:s/>Templates <text:s/>Videos</text:p>
      <text:p text:style-name="P10"><text:span text:style-name="Strong_20_Emphasis"><text:span text:style-name="T2"/></text:span></text:p>
      <text:p text:style-name="P97"><text:span text:style-name="Strong_20_Emphasis"><text:span text:style-name="T8">Note</text:span></text:span></text:p>
      <text:p text:style-name="P86"><text:span text:style-name="T41">By itself, the </text:span><text:span text:style-name="Source_20_Text"><text:span text:style-name="T59">ls</text:span></text:span><text:span text:style-name="T41"> command lists files and directories contained in the current working directory. At this point, you shouldn't worry too much about the output of the command, but instead, focus on understanding how to format and execute commands.</text:span></text:p>
      <text:p text:style-name="P86"><text:span text:style-name="Variable"><text:span text:style-name="T41">The </text:span></text:span><text:span text:style-name="Variable"><text:span text:style-name="Source_20_Text"><text:span text:style-name="T59">ls</text:span></text:span></text:span><text:span text:style-name="Variable"><text:span text:style-name="T41"> command will be covered in greater detail later in the course.</text:span></text:span></text:p>
      <text:p text:style-name="P10"><text:span text:style-name="Strong_20_Emphasis"><text:span text:style-name="T2"/></text:span></text:p>
      <text:p text:style-name="P10"><text:span text:style-name="Strong_20_Emphasis"><text:span text:style-name="T22">Many commands can be used by themselves with no further input. Some commands require additional input to run correctly. This additional input comes in two forms: </text:span></text:span><text:span text:style-name="Strong_20_Emphasis"><text:span text:style-name="Variable"><text:span text:style-name="T24">options</text:span></text:span></text:span><text:span text:style-name="Strong_20_Emphasis"><text:span text:style-name="T27"> </text:span></text:span><text:span text:style-name="Strong_20_Emphasis"><text:span text:style-name="T22">and </text:span></text:span><text:span text:style-name="Strong_20_Emphasis"><text:span text:style-name="Variable"><text:span text:style-name="T24">arguments</text:span></text:span></text:span><text:span text:style-name="Strong_20_Emphasis"><text:span text:style-name="T22">. Commands typically follow a simple pattern of syntax:</text:span></text:span></text:p>
      <text:p text:style-name="P10"><text:span text:style-name="Strong_20_Emphasis"><text:span text:style-name="T23"/></text:span></text:p>
      <text:p text:style-name="P10"><text:span text:style-name="Strong_20_Emphasis"><text:span text:style-name="T23"/></text:span></text:p>
      <text:p text:style-name="P109"><text:span text:style-name="Variable"><text:span text:style-name="T29">command [options…] [arguments…]</text:span></text:span></text:p>
      <text:p text:style-name="P10"/>
      <text:p text:style-name="P10"><text:span text:style-name="Strong_20_Emphasis"><text:span text:style-name="T23"/></text:span></text:p>
      <text:p text:style-name="P10"><text:span text:style-name="Strong_20_Emphasis"><text:span text:style-name="T3">When typing a command that is to be executed, the first step is to type the name of the command. The name of the command is often based on what the command does or what the developer who created the command thinks will best describe the command's function.</text:span></text:span></text:p>
      <text:p text:style-name="P54"><text:span text:style-name="T41">For example, the </text:span><text:span text:style-name="Source_20_Text"><text:span text:style-name="T59">ls</text:span></text:span><text:span text:style-name="T41"> command displays a </text:span><text:span text:style-name="Variable"><text:span text:style-name="T41">listing</text:span></text:span><text:span text:style-name="T41"> of information about files. Associating the name of the command with something mnemonic for what it does may help you to remember commands more easily.</text:span></text:p>
      <text:p text:style-name="P54"><text:span text:style-name="T41">Keep in mind that every part of the command is normally case-sensitive, so </text:span><text:span text:style-name="Source_20_Text"><text:span text:style-name="T59">LS</text:span></text:span><text:span text:style-name="T41"> is incorrect and will fail, but </text:span><text:span text:style-name="Source_20_Text"><text:span text:style-name="T59">ls</text:span></text:span><text:span text:style-name="T41"> is correct and will succeed.</text:span></text:p>
      <text:p text:style-name="P10"><text:span text:style-name="Variable"><text:span text:style-name="T25"/></text:span></text:p>
      <text:h text:style-name="P6" text:outline-level="2"><text:soft-page-break/><text:span text:style-name="Variable"><text:span text:style-name="T16">2.3.1 Specifying Arguments</text:span></text:span></text:h>
      <text:p text:style-name="P109"><text:span text:style-name="Variable"><text:span text:style-name="T29">command [options] [</text:span></text:span><text:span text:style-name="Variable"><text:span text:style-name="T30">arguments</text:span></text:span><text:span text:style-name="Variable"><text:span text:style-name="T29">]</text:span></text:span></text:p>
      <text:p text:style-name="P10"><text:span text:style-name="Variable"><text:span text:style-name="T25"/></text:span></text:p>
      <text:p text:style-name="P105"><text:span text:style-name="Variable"><text:span text:style-name="T9">An argument can be used to specify something for the command to act upon. Following a command, any desired arguments are allowed or are required depending on the command. For example, the </text:span></text:span><text:span text:style-name="Variable"><text:span text:style-name="Source_20_Text"><text:span text:style-name="T93">touch</text:span></text:span></text:span><text:span text:style-name="Variable"><text:span text:style-name="T9"> command is used to create empty files or update the timestamp of existing files. It requires at least one argument to specify the file name to act upon.</text:span></text:span></text:p>
      <text:p text:style-name="P111"><text:span text:style-name="Variable"><text:span text:style-name="T51">touch </text:span></text:span><text:span text:style-name="Variable"><text:span text:style-name="T53">FILE...</text:span></text:span></text:p>
      <text:p text:style-name="P10"><text:span text:style-name="Variable"><text:span text:style-name="T25"/></text:span></text:p>
      <text:p text:style-name="P96"><text:span text:style-name="Variable"><text:span text:style-name="T86">sysadmin@localhost</text:span></text:span><text:span text:style-name="Variable"><text:span text:style-name="T90">:</text:span></text:span><text:span text:style-name="Variable"><text:span text:style-name="T103">~</text:span></text:span><text:span text:style-name="Variable"><text:span text:style-name="T90">$ touch newfile</text:span></text:span></text:p>
      <text:p text:style-name="P10"><text:span text:style-name="Variable"><text:span text:style-name="T9"/></text:span></text:p>
      <text:p text:style-name="P10"><text:span text:style-name="Variable"><text:span text:style-name="T9">The </text:span></text:span><text:span text:style-name="Variable"><text:span text:style-name="Source_20_Text"><text:span text:style-name="T93">ls</text:span></text:span></text:span><text:span text:style-name="Variable"><text:span text:style-name="T9"> command, on the other hand, allows for a path and/or file name to be specified as an argument, but it’s not required.</text:span></text:span></text:p>
      <text:p text:style-name="P109"><text:span text:style-name="Variable"><text:span text:style-name="T25">ls [</text:span></text:span><text:span text:style-name="Variable"><text:span text:style-name="T26">FILE</text:span></text:span><text:span text:style-name="Variable"><text:span text:style-name="T25">]...</text:span></text:span></text:p>
      <text:p text:style-name="P10"><text:span text:style-name="Variable"><text:span text:style-name="T25"/></text:span></text:p>
      <text:p text:style-name="P10"><text:span text:style-name="Variable"><text:span text:style-name="T9"/></text:span></text:p>
      <text:p text:style-name="P10"><text:span text:style-name="Variable"><text:span text:style-name="T9">An example of a scenario where an argument is allowed but not required is the use of the </text:span></text:span><text:span text:style-name="Variable"><text:span text:style-name="Source_20_Text"><text:span text:style-name="T93">ls</text:span></text:span></text:span><text:span text:style-name="Variable"><text:span text:style-name="T9"> command. If the </text:span></text:span><text:span text:style-name="Variable"><text:span text:style-name="Source_20_Text"><text:span text:style-name="T93">ls</text:span></text:span></text:span><text:span text:style-name="Variable"><text:span text:style-name="T9"> command is used without an argument, it will list the contents of the current directory:</text:span></text:span></text:p>
      <text:p text:style-name="P99"><text:span text:style-name="T85">sysadmin@localhost</text:span>:<text:span text:style-name="T100">~</text:span>$ ls</text:p>
      <text:p text:style-name="P102"><text:span text:style-name="Variable"><text:span text:style-name="T98">Desktop <text:s/>Documents <text:s/>Downloads <text:s/>Music <text:s/>Pictures <text:s/>Public <text:s/>Templates <text:s/>Videos</text:span></text:span></text:p>
      <text:p text:style-name="P103"><text:span text:style-name="Variable"><text:span text:style-name="T11"/></text:span></text:p>
      <text:p text:style-name="P103"><text:span text:style-name="Variable"><text:span text:style-name="T11">If the </text:span></text:span><text:span text:style-name="Variable"><text:span text:style-name="Source_20_Text"><text:span text:style-name="T94">ls</text:span></text:span></text:span><text:span text:style-name="Variable"><text:span text:style-name="T11"> command is given the name of a directory as an argument, it will list the contents of that directory. In the following example, the </text:span></text:span><text:span text:style-name="Variable"><text:span text:style-name="T12">/etc/ppp</text:span></text:span><text:span text:style-name="Variable"><text:span text:style-name="T11"> directory is used as an argument; the resulting output is a list of files contained in the </text:span></text:span><text:span text:style-name="Variable"><text:span text:style-name="T12">/etc/ppp</text:span></text:span><text:span text:style-name="Variable"><text:span text:style-name="T11"> directory:</text:span></text:span></text:p>
      <text:p text:style-name="P99"><text:span text:style-name="T85">sysadmin@localhost</text:span>:<text:span text:style-name="T100">~</text:span>$ ls /etc/ppp </text:p>
      <text:p text:style-name="P102"><text:span text:style-name="Variable"><text:span text:style-name="T88">i</text:span></text:span><text:span text:style-name="Variable"><text:span text:style-name="T98">p-down.d <text:s/>ip-up.d</text:span></text:span></text:p>
      <text:p text:style-name="P10"><text:span text:style-name="Variable"><text:span text:style-name="T9"/></text:span></text:p>
      <text:p text:style-name="P10"><text:span text:style-name="Variable"><text:span text:style-name="T9"/></text:span></text:p>
      <text:p text:style-name="P10"><text:span text:style-name="Variable"><text:span text:style-name="T9"/></text:span></text:p>
      <text:p text:style-name="P10"><text:span text:style-name="Variable"><text:span text:style-name="T9"/></text:span></text:p>
      <text:p text:style-name="P10"><text:soft-page-break/><text:span text:style-name="Variable"><text:span text:style-name="T9">The </text:span></text:span><text:span text:style-name="Variable"><text:span text:style-name="Source_20_Text"><text:span text:style-name="T93">ls</text:span></text:span></text:span><text:span text:style-name="Variable"><text:span text:style-name="T9"> command also accepts multiple arguments. To list the contents of both <text:s/>the </text:span></text:span><text:span text:style-name="Variable"><text:span text:style-name="T10">/etc/ppp</text:span></text:span><text:span text:style-name="Variable"><text:span text:style-name="T9">  and  </text:span></text:span><text:span text:style-name="Variable"><text:span text:style-name="T10">/etc/ssh</text:span></text:span><text:span text:style-name="Variable"><text:span text:style-name="T9">  directories, pass them both as arguments:</text:span></text:span></text:p>
      <text:p text:style-name="P70"><text:span text:style-name="Strong_20_Emphasis"><text:span text:style-name="T63">sysadmin@localhost</text:span></text:span><text:span text:style-name="Strong_20_Emphasis"><text:span text:style-name="T72">:</text:span></text:span><text:span text:style-name="Strong_20_Emphasis"><text:span text:style-name="T81">~</text:span></text:span><text:span text:style-name="Strong_20_Emphasis"><text:span text:style-name="T72">$</text:span></text:span><text:span text:style-name="T73"> ls /etc/ppp /etc/ssh <text:s text:c="37"/></text:span></text:p>
      <text:p text:style-name="P128">/etc/ppp: <text:s text:c="70"/></text:p>
      <text:p text:style-name="P141"><text:span text:style-name="Strong_20_Emphasis"><text:span text:style-name="T81">ip-down.d <text:s/>ip-up.d</text:span></text:span><text:span text:style-name="T74"> <text:s text:c="26"/></text:span></text:p>
      <text:p text:style-name="P128">/etc/ssh: <text:s text:c="70"/></text:p>
      <text:p text:style-name="P128">moduli <text:s text:c="15"/>ssh_host_ecdsa_key <text:s text:c="7"/>ssh_host_rsa_key <text:s text:c="15"/></text:p>
      <text:p text:style-name="P128">ssh_config <text:s text:c="11"/>ssh_host_ecdsa_key.pub <text:s text:c="3"/>ssh_host_rsa_key.pub <text:s text:c="11"/></text:p>
      <text:p text:style-name="P128">ssh_host_dsa_key <text:s text:c="5"/>ssh_host_ed25519_key <text:s text:c="5"/>ssh_import_id <text:s text:c="18"/></text:p>
      <text:p text:style-name="P128">ssh_host_dsa_key.pub <text:s/>ssh_host_ed25519_key.pub <text:s/>sshd_config</text:p>
      <text:p text:style-name="P10"><text:span text:style-name="Variable"><text:span text:style-name="T9">Some commands, like the </text:span></text:span><text:span text:style-name="Variable"><text:span text:style-name="Source_20_Text"><text:span text:style-name="T93">cp</text:span></text:span></text:span><text:span text:style-name="Variable"><text:span text:style-name="T9"> command (</text:span></text:span><text:span text:style-name="Variable"><text:span text:style-name="T6">copy</text:span></text:span><text:span text:style-name="Variable"><text:span text:style-name="T9"> file) and the </text:span></text:span><text:span text:style-name="Variable"><text:span text:style-name="Source_20_Text"><text:span text:style-name="T93">mv</text:span></text:span></text:span><text:span text:style-name="Variable"><text:span text:style-name="T9"> command (</text:span></text:span><text:span text:style-name="Variable"><text:span text:style-name="T6">move</text:span></text:span><text:span text:style-name="Variable"><text:span text:style-name="T9"> file), always require at least two arguments: a source file and a destination file.</text:span></text:span></text:p>
      <text:p text:style-name="P10"><text:span text:style-name="Variable"><text:span text:style-name="T25"/></text:span></text:p>
      <text:p text:style-name="P108"><text:span text:style-name="Variable"><text:span text:style-name="T28">c</text:span></text:span><text:span text:style-name="Variable"><text:span text:style-name="T29">p SOURCE... DESTINATION</text:span></text:span></text:p>
      <text:p text:style-name="P10"><text:span text:style-name="Variable"><text:span text:style-name="T25"/></text:span></text:p>
      <text:p text:style-name="P24"><text:span text:style-name="Variable"><text:span text:style-name="T11">In the example below, we will copy the public ssh rsa key called </text:span></text:span><text:span text:style-name="Variable"><text:span text:style-name="T12">ssh_host_rsa_key.pub</text:span></text:span><text:span text:style-name="Variable"><text:span text:style-name="T11"> which resides in the </text:span></text:span><text:span text:style-name="Variable"><text:span text:style-name="T12">/etc/ssh</text:span></text:span><text:span text:style-name="Variable"><text:span text:style-name="T11"> directory, to the </text:span></text:span><text:span text:style-name="Variable"><text:span text:style-name="T12">/home/sysadmin/Documents</text:span></text:span><text:span text:style-name="Variable"><text:span text:style-name="T11"> directory and verify that it is there:</text:span></text:span></text:p>
      <text:p text:style-name="P10"><text:span text:style-name="Variable"><text:span text:style-name="T11"/></text:span></text:p>
      <text:p text:style-name="P42"><text:span text:style-name="Strong_20_Emphasis"><text:span text:style-name="T63">sysadmin@localhost</text:span></text:span><text:span text:style-name="Strong_20_Emphasis"><text:span text:style-name="T72">:</text:span></text:span><text:span text:style-name="Strong_20_Emphasis"><text:span text:style-name="T81">~</text:span></text:span><text:span text:style-name="Strong_20_Emphasis"><text:span text:style-name="T72">$</text:span></text:span><text:span text:style-name="T73"> cp /etc/ssh/ssh_host_rsa_key.pub /home/sysadmin/Documents</text:span></text:p>
      <text:p text:style-name="P120"><text:span text:style-name="Strong_20_Emphasis"><text:span text:style-name="T63">sysadmin@localhost</text:span></text:span><text:span text:style-name="Strong_20_Emphasis"><text:span text:style-name="T72">:</text:span></text:span><text:span text:style-name="Strong_20_Emphasis"><text:span text:style-name="T81">~</text:span></text:span><text:span text:style-name="Strong_20_Emphasis"><text:span text:style-name="T72">$</text:span></text:span><text:span text:style-name="T73"> ls ~/Documents <text:s text:c="48"/></text:span></text:p>
      <text:p text:style-name="P120"><text:span text:style-name="Strong_20_Emphasis"><text:span text:style-name="T81">School</text:span></text:span><text:span text:style-name="T73"> <text:s text:c="11"/>alpha.txt <text:s text:c="3"/>linux.txt <text:s text:c="4"/>profile.txt <text:s text:c="23"/></text:span></text:p>
      <text:p text:style-name="P120"><text:span text:style-name="Strong_20_Emphasis"><text:span text:style-name="T81">Work</text:span></text:span><text:span text:style-name="T73"> <text:s text:c="13"/>animals.txt <text:s/>longfile.txt <text:s/>red.txt <text:s text:c="27"/></text:span></text:p>
      <text:p text:style-name="P121">adjectives.txt <text:s text:c="3"/>food.txt <text:s text:c="4"/>newhome.txt <text:s text:c="2"/>spelling.txt <text:s text:c="22"/></text:p>
      <text:p text:style-name="P121">alpha-first.txt <text:s text:c="2"/>hello.sh <text:s text:c="4"/>numbers.txt <text:s text:c="2"/>ssh_host_rsa_key.pub <text:s text:c="14"/></text:p>
      <text:p text:style-name="P121">alpha-second.txt <text:s/>hidden.txt <text:s text:c="2"/>os.csv <text:s text:c="7"/>words <text:s text:c="29"/></text:p>
      <text:p text:style-name="P121">alpha-third.txt <text:s text:c="2"/>letters.txt <text:s/>people.csv</text:p>
      <text:p text:style-name="P135"/>
      <text:p text:style-name="P23"><text:span text:style-name="Strong_20_Emphasis"><text:span text:style-name="T7">Consider This</text:span></text:span></text:p>
      <text:p text:style-name="P23"><text:span text:style-name="T4">An </text:span><text:span text:style-name="Variable"><text:span text:style-name="T13">ssh rsa key</text:span></text:span><text:span text:style-name="T4"> is a file that contains an authentication credential (similar to a password) used to verify the identity of a machine that is being logged into using the </text:span><text:span text:style-name="Source_20_Text"><text:span text:style-name="T95">ssh</text:span></text:span><text:span text:style-name="T4"> command. The </text:span><text:span text:style-name="Source_20_Text"><text:span text:style-name="T95">ssh</text:span></text:span><text:span text:style-name="T4"> command allows users on a system to connect to another machine across a network, log in, and then perform tasks on the remote machine.</text:span></text:p>
      <text:p text:style-name="P85"><text:span text:style-name="Variable"><text:span text:style-name="T41">The </text:span></text:span><text:span text:style-name="Source_20_Text"><text:span text:style-name="T59">ssh</text:span></text:span><text:span text:style-name="Variable"><text:span text:style-name="T41"> command is covered in greater detail later in the </text:span></text:span><text:a xlink:type="simple" xlink:href="https://www.netdevgroup.com/online/courses/linux/introduction-to-linux-2" office:target-frame-name="_blank" xlink:show="new" text:style-name="Internet_20_link" text:visited-style-name="Visited_20_Internet_20_Link"><text:span text:style-name="Strong_20_Emphasis"><text:span text:style-name="T57">NDG Introduction to Linux 2</text:span></text:span></text:a><text:span text:style-name="Variable"><text:span text:style-name="T41">.</text:span></text:span></text:p>
      <text:p text:style-name="P20"><text:soft-page-break/></text:p>
      <text:h text:style-name="P12" text:outline-level="2">2.3.1.1 Quoting</text:h>
      <text:p text:style-name="P17"/>
      <text:p text:style-name="P54"><text:span text:style-name="T41">Arguments that contain unusual characters like spaces or non-alphanumeric characters will usually need to be </text:span><text:span text:style-name="Variable"><text:span text:style-name="T41">quoted</text:span></text:span><text:span text:style-name="T41">, either by enclosing them within double quotes or single quotes. </text:span><text:span text:style-name="Variable"><text:span text:style-name="T41">Double quotes</text:span></text:span><text:span text:style-name="T41"> will prevent the shell from interpreting </text:span><text:span text:style-name="Variable"><text:span text:style-name="T41">some</text:span></text:span><text:span text:style-name="T41"> of these special characters; </text:span><text:span text:style-name="Variable"><text:span text:style-name="T41">single quotes</text:span></text:span><text:span text:style-name="T41"> prevent the shell from interpreting </text:span><text:span text:style-name="Variable"><text:span text:style-name="T41">any</text:span></text:span><text:span text:style-name="T41"> special characters.</text:span></text:p>
      <text:p text:style-name="P51">In most cases, single quotes are considered safer and should probably be used whenever you have an argument that contains characters that aren't alphanumeric.</text:p>
      <text:p text:style-name="P54"><text:span text:style-name="T41">To understand the importance of quotes, consider the </text:span><text:span text:style-name="Source_20_Text"><text:span text:style-name="T59">echo</text:span></text:span><text:span text:style-name="T41"> command. The </text:span><text:span text:style-name="Source_20_Text"><text:span text:style-name="T59">echo</text:span></text:span><text:span text:style-name="T41"> command displays text to the terminal and is used extensively in shell scripting.</text:span></text:p>
      <text:p text:style-name="P57"><text:span text:style-name="T52">echo [</text:span><text:span text:style-name="Variable"><text:span text:style-name="T52">STRING</text:span></text:span><text:span text:style-name="T52">]...</text:span></text:p>
      <text:p text:style-name="P54"><text:span text:style-name="T41">Consider the following scenario in which you want to list the contents of the current directory using the </text:span><text:span text:style-name="Source_20_Text"><text:span text:style-name="T59">ls</text:span></text:span><text:span text:style-name="T41"> command and then use the </text:span><text:span text:style-name="Source_20_Text"><text:span text:style-name="T59">echo</text:span></text:span><text:span text:style-name="T41"> command to display the string </text:span><text:span text:style-name="Source_20_Text"><text:span text:style-name="T42">hello world!!</text:span></text:span><text:span text:style-name="T41"> on the screen.</text:span></text:p>
      <text:p text:style-name="P54"><text:span text:style-name="T41">You might first try the </text:span><text:span text:style-name="Source_20_Text"><text:span text:style-name="T59">echo</text:span></text:span><text:span text:style-name="T41"> command without any quotes, unfortunately without success:</text:span></text:p>
      <text:p text:style-name="P43"><text:span text:style-name="Strong_20_Emphasis"><text:span text:style-name="T63">sysadmin@localhost</text:span></text:span><text:span text:style-name="Strong_20_Emphasis"><text:span text:style-name="T72">:</text:span></text:span><text:span text:style-name="Strong_20_Emphasis"><text:span text:style-name="T81">~</text:span></text:span><text:span text:style-name="Strong_20_Emphasis"><text:span text:style-name="T72">$</text:span></text:span><text:span text:style-name="T73"> ls</text:span></text:p>
      <text:p text:style-name="P122"><text:span text:style-name="Strong_20_Emphasis"><text:span text:style-name="T81">Desktop <text:s/>Documents <text:s/>Downloads <text:s/>Music <text:s/>Pictures <text:s/>Public <text:s/>Templates <text:s/>Videos</text:span></text:span></text:p>
      <text:p text:style-name="P122"><text:span text:style-name="Strong_20_Emphasis"><text:span text:style-name="T63">sysadmin@localhost</text:span></text:span><text:span text:style-name="Strong_20_Emphasis"><text:span text:style-name="T72">:</text:span></text:span><text:span text:style-name="Strong_20_Emphasis"><text:span text:style-name="T81">~</text:span></text:span><text:span text:style-name="Strong_20_Emphasis"><text:span text:style-name="T72">$</text:span></text:span><text:span text:style-name="T73"> echo hello world!!</text:span></text:p>
      <text:p text:style-name="P123">echo hello worldls</text:p>
      <text:p text:style-name="P123">hello worldls</text:p>
      <text:p text:style-name="P54"><text:span text:style-name="T41">Using no quotes failed because the shell interprets the </text:span><text:span text:style-name="Source_20_Text"><text:span text:style-name="T42">!!</text:span></text:span><text:span text:style-name="T41"> characters as special shell characters; in this case, they mean "replace the </text:span><text:span text:style-name="Source_20_Text"><text:span text:style-name="T42">!!</text:span></text:span><text:span text:style-name="T41"> with the last command that was executed". In this case, the last command was the </text:span><text:span text:style-name="Source_20_Text"><text:span text:style-name="T59">ls</text:span></text:span><text:span text:style-name="T41"> command, so </text:span><text:span text:style-name="Source_20_Text"><text:span text:style-name="T59">ls</text:span></text:span><text:span text:style-name="T41"> replaced </text:span><text:span text:style-name="Source_20_Text"><text:span text:style-name="T42">!!</text:span></text:span><text:span text:style-name="T41"> and then the </text:span><text:span text:style-name="Source_20_Text"><text:span text:style-name="T59">echo</text:span></text:span><text:span text:style-name="T41"> command displayed </text:span><text:span text:style-name="Source_20_Text"><text:span text:style-name="T42">hello worldls</text:span></text:span><text:span text:style-name="T41"> to the screen.</text:span></text:p>
      <text:p text:style-name="P54"><text:span text:style-name="T41">You may want to try the double quote </text:span><text:span text:style-name="Source_20_Text"><text:span text:style-name="T42">"</text:span></text:span><text:span text:style-name="T41"> characters to see if they will block the interpretation (or expansion) of the exclamation </text:span><text:span text:style-name="Source_20_Text"><text:span text:style-name="T42">!!</text:span></text:span><text:span text:style-name="T41"> characters. The double quotes block the expansion of some special characters, but not all of them. Unfortunately, double quotes do not block the expansion of the exclamation </text:span><text:span text:style-name="Source_20_Text"><text:span text:style-name="T42">!!</text:span></text:span><text:span text:style-name="T41"> characters:</text:span></text:p>
      <text:p text:style-name="P43"><text:span text:style-name="Strong_20_Emphasis"><text:span text:style-name="T63">sysadmin@localhost</text:span></text:span><text:span text:style-name="Strong_20_Emphasis"><text:span text:style-name="T72">:</text:span></text:span><text:span text:style-name="Strong_20_Emphasis"><text:span text:style-name="T81">~</text:span></text:span><text:span text:style-name="Strong_20_Emphasis"><text:span text:style-name="T72">$</text:span></text:span><text:span text:style-name="T73"> ls</text:span></text:p>
      <text:p text:style-name="P122"><text:span text:style-name="Strong_20_Emphasis"><text:span text:style-name="T81">Desktop <text:s/>Documents <text:s/>Downloads <text:s/>Music <text:s/>Pictures <text:s/>Public <text:s/>Templates <text:s/>Videos</text:span></text:span></text:p>
      <text:p text:style-name="P122"><text:span text:style-name="Strong_20_Emphasis"><text:span text:style-name="T63">sysadmin@localhost</text:span></text:span><text:span text:style-name="Strong_20_Emphasis"><text:span text:style-name="T72">:</text:span></text:span><text:span text:style-name="Strong_20_Emphasis"><text:span text:style-name="T81">~</text:span></text:span><text:span text:style-name="Strong_20_Emphasis"><text:span text:style-name="T72">$</text:span></text:span><text:span text:style-name="T73"> echo "hello world!!"</text:span></text:p>
      <text:p text:style-name="P123">echo "hello worldls"</text:p>
      <text:p text:style-name="P123">hello worldls</text:p>
      <text:p text:style-name="P54"><text:soft-page-break/><text:span text:style-name="T41">Using double quotes preserves the literal value of all characters that they enclose except metacharacters such as the </text:span><text:span text:style-name="Source_20_Text"><text:span text:style-name="T42">$</text:span></text:span><text:span text:style-name="T41"> dollar sign character, the </text:span><text:span text:style-name="Source_20_Text"><text:span text:style-name="T42">`</text:span></text:span><text:span text:style-name="T41"> backquote character, the </text:span><text:span text:style-name="Source_20_Text"><text:span text:style-name="T42">\</text:span></text:span><text:span text:style-name="T41"> backslash character and the </text:span><text:span text:style-name="Source_20_Text"><text:span text:style-name="T42">!</text:span></text:span><text:span text:style-name="T41"> exclamation point character. These characters, called </text:span><text:span text:style-name="Variable"><text:span text:style-name="T41">wild cards</text:span></text:span><text:span text:style-name="T41">, are symbol characters that have special meaning to the shell. Wild card characters are used for </text:span><text:span text:style-name="Variable"><text:span text:style-name="T41">globbing</text:span></text:span><text:span text:style-name="T41"> and are interpreted by the shell itself before it attempts to run any command. Glob characters are useful because they allow you to specify patterns that make it easier to match file names in the command line. For example, the command </text:span><text:span text:style-name="Source_20_Text"><text:span text:style-name="T59">ls e??</text:span></text:span><text:span text:style-name="T41"> would list all files in that directory that start with an </text:span><text:span text:style-name="Source_20_Text"><text:span text:style-name="T42">e</text:span></text:span><text:span text:style-name="T41"> and have any two characters after it. However, because glob characters are interpreted differently by the shell, they need to be enclosed appropriately to be interpreted literally.</text:span></text:p>
      <text:p text:style-name="P16"/>
      <text:p text:style-name="P25">Note</text:p>
      <text:p text:style-name="P26">Globbing will be covered in greater detail later in the course.</text:p>
      <text:p text:style-name="P16"/>
      <text:p text:style-name="P54"><text:span text:style-name="T34">If you enclose text within the </text:span><text:span text:style-name="Source_20_Text"><text:span text:style-name="T38">'</text:span></text:span><text:span text:style-name="T34"> single quote characters, then all characters have their literal meaning:</text:span></text:p>
      <text:p text:style-name="P43"><text:span text:style-name="Strong_20_Emphasis"><text:span text:style-name="T63">sysadmin@localhost</text:span></text:span><text:span text:style-name="Strong_20_Emphasis"><text:span text:style-name="T72">:</text:span></text:span><text:span text:style-name="Strong_20_Emphasis"><text:span text:style-name="T81">~</text:span></text:span><text:span text:style-name="Strong_20_Emphasis"><text:span text:style-name="T72">$</text:span></text:span><text:span text:style-name="T73"> ls</text:span></text:p>
      <text:p text:style-name="P122"><text:span text:style-name="Strong_20_Emphasis"><text:span text:style-name="T81">Desktop <text:s/>Documents <text:s/>Downloads <text:s/>Music <text:s/>Pictures <text:s/>Public <text:s/>Templates <text:s/>Videos</text:span></text:span></text:p>
      <text:p text:style-name="P122"><text:span text:style-name="Strong_20_Emphasis"><text:span text:style-name="T63">sysadmin@localhost</text:span></text:span><text:span text:style-name="Strong_20_Emphasis"><text:span text:style-name="T72">:</text:span></text:span><text:span text:style-name="Strong_20_Emphasis"><text:span text:style-name="T81">~</text:span></text:span><text:span text:style-name="Strong_20_Emphasis"><text:span text:style-name="T72">$</text:span></text:span><text:span text:style-name="T73"> echo 'hello world!!'</text:span></text:p>
      <text:p text:style-name="P123">hello world!!</text:p>
      <text:p text:style-name="P20"/>
      <text:h text:style-name="P13" text:outline-level="2"/>
      <text:h text:style-name="P13" text:outline-level="2"/>
      <text:h text:style-name="P13" text:outline-level="2"/>
      <text:h text:style-name="P13" text:outline-level="2"/>
      <text:h text:style-name="P13" text:outline-level="2"/>
      <text:h text:style-name="P13" text:outline-level="2"/>
      <text:h text:style-name="P14" text:outline-level="2">2.3.2 Options</text:h>
      <text:p text:style-name="P18"/>
      <text:p text:style-name="P58"><text:span text:style-name="T41">command [</text:span><text:span text:style-name="Strong_20_Emphasis"><text:span text:style-name="T40">options</text:span></text:span><text:span text:style-name="T41">] [arguments]</text:span></text:p>
      <text:p text:style-name="P54"><text:span text:style-name="Variable"><text:span text:style-name="T41">Options</text:span></text:span><text:span text:style-name="T41"> can be used with commands to expand or modify the way a command behaves. If it is necessary to add options, they can be specified after the command name. </text:span><text:span text:style-name="Variable"><text:span text:style-name="T41">Short options</text:span></text:span><text:span text:style-name="T41"> are specified with a hyphen </text:span><text:span text:style-name="Source_20_Text"><text:span text:style-name="T42">-</text:span></text:span><text:span text:style-name="T41"> followed by a single character. Short options are how options were traditionally specified.</text:span></text:p>
      <text:p text:style-name="P54"><text:span text:style-name="T41">In the following example, the </text:span><text:span text:style-name="Source_20_Text"><text:span text:style-name="T59">-l</text:span></text:span><text:span text:style-name="T41"> option is provided to the </text:span><text:span text:style-name="Source_20_Text"><text:span text:style-name="T59">ls</text:span></text:span><text:span text:style-name="T41"> command, which results in a </text:span><text:span text:style-name="Variable"><text:span text:style-name="T41">long display</text:span></text:span><text:span text:style-name="T41"> output:</text:span></text:p>
      <text:p text:style-name="P43"><text:soft-page-break/><text:span text:style-name="Strong_20_Emphasis"><text:span text:style-name="T63">sysadmin@localhost</text:span></text:span><text:span text:style-name="Strong_20_Emphasis"><text:span text:style-name="T72">:</text:span></text:span><text:span text:style-name="Strong_20_Emphasis"><text:span text:style-name="T81">~</text:span></text:span><text:span text:style-name="Strong_20_Emphasis"><text:span text:style-name="T72">$</text:span></text:span><text:span text:style-name="T73"> ls -l</text:span></text:p>
      <text:p text:style-name="P123">total 0</text:p>
      <text:p text:style-name="P122"><text:span text:style-name="T73">drwxr-xr-x 1 sysadmin sysadmin <text:s text:c="2"/>0 Sep 18 22:25 </text:span><text:span text:style-name="Strong_20_Emphasis"><text:span text:style-name="T81">Desktop</text:span></text:span></text:p>
      <text:p text:style-name="P122"><text:span text:style-name="T73">drwxr-xr-x 1 sysadmin sysadmin <text:s text:c="2"/>0 Sep 18 22:25 </text:span><text:span text:style-name="Strong_20_Emphasis"><text:span text:style-name="T81">Documents</text:span></text:span></text:p>
      <text:p text:style-name="P122"><text:span text:style-name="T73">drwxr-xr-x 1 sysadmin sysadmin <text:s text:c="2"/>0 Sep 18 22:25 </text:span><text:span text:style-name="Strong_20_Emphasis"><text:span text:style-name="T81">Downloads</text:span></text:span></text:p>
      <text:p text:style-name="P122"><text:span text:style-name="T73">drwxr-xr-x 1 sysadmin sysadmin <text:s text:c="2"/>0 Sep 18 22:25 </text:span><text:span text:style-name="Strong_20_Emphasis"><text:span text:style-name="T81">Music</text:span></text:span></text:p>
      <text:p text:style-name="P122"><text:span text:style-name="T73">drwxr-xr-x 1 sysadmin sysadmin <text:s text:c="2"/>0 Sep 18 22:25 </text:span><text:span text:style-name="Strong_20_Emphasis"><text:span text:style-name="T81">Pictures</text:span></text:span></text:p>
      <text:p text:style-name="P122"><text:span text:style-name="T73">drwxr-xr-x 1 sysadmin sysadmin <text:s text:c="2"/>0 Sep 18 22:25 </text:span><text:span text:style-name="Strong_20_Emphasis"><text:span text:style-name="T81">Public</text:span></text:span></text:p>
      <text:p text:style-name="P122"><text:span text:style-name="T73">drwxr-xr-x 1 sysadmin sysadmin <text:s text:c="2"/>0 Sep 18 22:25 </text:span><text:span text:style-name="Strong_20_Emphasis"><text:span text:style-name="T81">Templates</text:span></text:span></text:p>
      <text:p text:style-name="P122"><text:span text:style-name="T73">drwxr-xr-x 1 sysadmin sysadmin <text:s text:c="2"/>0 Sep 18 22:25 </text:span><text:span text:style-name="Strong_20_Emphasis"><text:span text:style-name="T81">Videos</text:span></text:span></text:p>
      <text:p text:style-name="P51"/>
      <text:p text:style-name="P54"><text:span text:style-name="T41">Often the character is chosen to be mnemonic for its purpose, like choosing the letter </text:span><text:span text:style-name="Variable"><text:span text:style-name="T41">l for long</text:span></text:span><text:span text:style-name="T41"> or </text:span><text:span text:style-name="Variable"><text:span text:style-name="T41">r for reverse</text:span></text:span><text:span text:style-name="T41">. By default, the </text:span><text:span text:style-name="Source_20_Text"><text:span text:style-name="T59">ls</text:span></text:span><text:span text:style-name="T41"> command prints the results in alphabetical order, so adding the </text:span><text:span text:style-name="Source_20_Text"><text:span text:style-name="T59">-r</text:span></text:span><text:span text:style-name="T41"> option prints the results in reverse alphabetical order.</text:span></text:p>
      <text:p text:style-name="P43"><text:span text:style-name="Strong_20_Emphasis"><text:span text:style-name="T63">sysadmin@localhost</text:span></text:span><text:span text:style-name="Strong_20_Emphasis"><text:span text:style-name="T72">:</text:span></text:span><text:span text:style-name="Strong_20_Emphasis"><text:span text:style-name="T81">~</text:span></text:span><text:span text:style-name="Strong_20_Emphasis"><text:span text:style-name="T72">$</text:span></text:span><text:span text:style-name="T73"> ls -r</text:span></text:p>
      <text:p text:style-name="P122"><text:span text:style-name="Strong_20_Emphasis"><text:span text:style-name="T81">Videos <text:s/>Templates <text:s/>Public <text:s/>Pictures <text:s/>Music <text:s/>Downloads <text:s/>Documents <text:s/>Desktop</text:span></text:span></text:p>
      <text:p text:style-name="P51"/>
      <text:p text:style-name="P54"><text:span text:style-name="T41">In most cases, options can be used in conjunction with other options. They can be given as separate options like </text:span><text:span text:style-name="Source_20_Text"><text:span text:style-name="T59">-l -r</text:span></text:span><text:span text:style-name="T41"> or combined like </text:span><text:span text:style-name="Source_20_Text"><text:span text:style-name="T59">-lr</text:span></text:span><text:span text:style-name="T41">. The combination of these two options would result in a long listing output in reverse alphabetical order:</text:span></text:p>
      <text:p text:style-name="P43"><text:span text:style-name="Strong_20_Emphasis"><text:span text:style-name="T63">sysadmin@localhost</text:span></text:span><text:span text:style-name="Strong_20_Emphasis"><text:span text:style-name="T72">:</text:span></text:span><text:span text:style-name="Strong_20_Emphasis"><text:span text:style-name="T81">~</text:span></text:span><text:span text:style-name="Strong_20_Emphasis"><text:span text:style-name="T72">$</text:span></text:span><text:span text:style-name="T73"> ls -l -r</text:span></text:p>
      <text:p text:style-name="P123">total 0</text:p>
      <text:p text:style-name="P122"><text:span text:style-name="T73">drwxr-xr-x 1 sysadmin sysadmin <text:s text:c="2"/>0 Sep 18 22:25 </text:span><text:span text:style-name="Strong_20_Emphasis"><text:span text:style-name="T81">Videos</text:span></text:span></text:p>
      <text:p text:style-name="P122"><text:span text:style-name="T73">drwxr-xr-x 1 sysadmin sysadmin <text:s text:c="2"/>0 Sep 18 22:25 </text:span><text:span text:style-name="Strong_20_Emphasis"><text:span text:style-name="T81">Templates</text:span></text:span></text:p>
      <text:p text:style-name="P122"><text:span text:style-name="T73">drwxr-xr-x 1 sysadmin sysadmin <text:s text:c="2"/>0 Sep 18 22:25 </text:span><text:span text:style-name="Strong_20_Emphasis"><text:span text:style-name="T81">Public</text:span></text:span></text:p>
      <text:p text:style-name="P122"><text:span text:style-name="T73">drwxr-xr-x 1 sysadmin sysadmin <text:s text:c="2"/>0 Sep 18 22:25 </text:span><text:span text:style-name="Strong_20_Emphasis"><text:span text:style-name="T81">Pictures</text:span></text:span></text:p>
      <text:p text:style-name="P122"><text:span text:style-name="T73">drwxr-xr-x 1 sysadmin sysadmin <text:s text:c="2"/>0 Sep 18 22:25 </text:span><text:span text:style-name="Strong_20_Emphasis"><text:span text:style-name="T81">Music</text:span></text:span></text:p>
      <text:p text:style-name="P122"><text:span text:style-name="T73">drwxr-xr-x 1 sysadmin sysadmin <text:s text:c="2"/>0 Sep 18 22:25 </text:span><text:span text:style-name="Strong_20_Emphasis"><text:span text:style-name="T81">Downloads</text:span></text:span></text:p>
      <text:p text:style-name="P122"><text:span text:style-name="T73">drwxr-xr-x 1 sysadmin sysadmin <text:s text:c="2"/>0 Sep 18 22:25 </text:span><text:span text:style-name="Strong_20_Emphasis"><text:span text:style-name="T81">Documents</text:span></text:span></text:p>
      <text:p text:style-name="P122"><text:span text:style-name="T73">drwxr-xr-x 1 sysadmin sysadmin <text:s text:c="2"/>0 Sep 18 22:25 </text:span><text:span text:style-name="Strong_20_Emphasis"><text:span text:style-name="T81">Desktop</text:span></text:span></text:p>
      <text:p text:style-name="P54"><text:soft-page-break/><text:span text:style-name="T41">Multiple single options can be either given as separate options like </text:span><text:span text:style-name="Source_20_Text"><text:span text:style-name="T59">-a -l -r</text:span></text:span><text:span text:style-name="T41"> or combined like </text:span><text:span text:style-name="Source_20_Text"><text:span text:style-name="T59">-alr</text:span></text:span><text:span text:style-name="T41">. The output of all of these examples would be the same:</text:span></text:p>
      <text:p text:style-name="P59">ls -l -a -r</text:p>
      <text:p text:style-name="P124">ls -rla</text:p>
      <text:p text:style-name="P124">ls -a -lr</text:p>
      <text:p text:style-name="P51">Generally, short options can be combined with other short options in any order. The exception to this is when an option requires an argument.</text:p>
      <text:p text:style-name="P54"><text:span text:style-name="T41">For example, the </text:span><text:span text:style-name="Source_20_Text"><text:span text:style-name="T59">-w</text:span></text:span><text:span text:style-name="T41"> option to the </text:span><text:span text:style-name="Source_20_Text"><text:span text:style-name="T59">ls</text:span></text:span><text:span text:style-name="T41"> command specifies the </text:span><text:span text:style-name="Variable"><text:span text:style-name="T41">width</text:span></text:span><text:span text:style-name="T41"> of the output desired and therefore requires an argument. If combined with other options, the </text:span><text:span text:style-name="Source_20_Text"><text:span text:style-name="T59">-w</text:span></text:span><text:span text:style-name="T41"> option can be specified last, followed by its argument and still be valid, as in </text:span><text:span text:style-name="Source_20_Text"><text:span text:style-name="T59">ls -rtw 40</text:span></text:span><text:span text:style-name="T41">, which specifies an output width of 40 characters. Otherwise, the </text:span><text:span text:style-name="Source_20_Text"><text:span text:style-name="T59">-w</text:span></text:span><text:span text:style-name="T41"> option cannot be combined with other options and must be given separately.</text:span></text:p>
      <text:p text:style-name="P43"><text:span text:style-name="Strong_20_Emphasis"><text:span text:style-name="T63">sysadmin@localhost</text:span></text:span><text:span text:style-name="Strong_20_Emphasis"><text:span text:style-name="T72">:</text:span></text:span><text:span text:style-name="Strong_20_Emphasis"><text:span text:style-name="T81">~</text:span></text:span><text:span text:style-name="Strong_20_Emphasis"><text:span text:style-name="T72">$</text:span></text:span><text:span text:style-name="T73"> ls -lr -w 40 <text:s text:c="43"/></text:span></text:p>
      <text:p text:style-name="P123">total 32 <text:s text:c="71"/></text:p>
      <text:p text:style-name="P122"><text:span text:style-name="T73">drwxr-xr-x 2 sysadmin sysadmin 4096 Feb 22 16:32 </text:span><text:span text:style-name="Strong_20_Emphasis"><text:span text:style-name="T81">Videos</text:span></text:span><text:span text:style-name="T73"> <text:s text:c="25"/></text:span></text:p>
      <text:p text:style-name="P122"><text:span text:style-name="T73">drwxr-xr-x 2 sysadmin sysadmin 4096 Feb 22 16:32 </text:span><text:span text:style-name="Strong_20_Emphasis"><text:span text:style-name="T81">Templates</text:span></text:span><text:span text:style-name="T73"> <text:s text:c="22"/></text:span></text:p>
      <text:p text:style-name="P122"><text:span text:style-name="T73">drwxr-xr-x 2 sysadmin sysadmin 4096 Feb 22 16:32 </text:span><text:span text:style-name="Strong_20_Emphasis"><text:span text:style-name="T81">Public</text:span></text:span><text:span text:style-name="T73"> <text:s text:c="25"/></text:span></text:p>
      <text:p text:style-name="P122"><text:span text:style-name="T73">drwxr-xr-x 2 sysadmin sysadmin 4096 Feb 22 16:32 </text:span><text:span text:style-name="Strong_20_Emphasis"><text:span text:style-name="T81">Pictures</text:span></text:span><text:span text:style-name="T73"> <text:s text:c="23"/></text:span></text:p>
      <text:p text:style-name="P122"><text:span text:style-name="T73">drwxr-xr-x 2 sysadmin sysadmin 4096 Feb 22 16:32 </text:span><text:span text:style-name="Strong_20_Emphasis"><text:span text:style-name="T81">Music</text:span></text:span><text:span text:style-name="T73"> <text:s text:c="26"/></text:span></text:p>
      <text:p text:style-name="P122"><text:span text:style-name="T73">drwxr-xr-x 2 sysadmin sysadmin 4096 Feb 22 16:32 </text:span><text:span text:style-name="Strong_20_Emphasis"><text:span text:style-name="T81">Downloads</text:span></text:span><text:span text:style-name="T73"> <text:s text:c="22"/></text:span></text:p>
      <text:p text:style-name="P122"><text:span text:style-name="T73">drwxr-xr-x 4 sysadmin sysadmin 4096 Feb 22 16:32 </text:span><text:span text:style-name="Strong_20_Emphasis"><text:span text:style-name="T81">Documents</text:span></text:span><text:span text:style-name="T73"> <text:s text:c="22"/></text:span></text:p>
      <text:p text:style-name="P122"><text:span text:style-name="T73">drwxr-xr-x 2 sysadmin sysadmin 4096 Feb 22 16:32 </text:span><text:span text:style-name="Strong_20_Emphasis"><text:span text:style-name="T81">Desktop</text:span></text:span></text:p>
      <text:p text:style-name="P54"><text:span text:style-name="T41">If you are using multiple options that require arguments, don't combine them. For example, the </text:span><text:span text:style-name="Source_20_Text"><text:span text:style-name="T59">-T</text:span></text:span><text:span text:style-name="T41"> option, which specifies </text:span><text:span text:style-name="Variable"><text:span text:style-name="T41">tab size</text:span></text:span><text:span text:style-name="T41">, also requires an argument. In order to accommodate both arguments, each option is given separately:</text:span></text:p>
      <text:p text:style-name="P43"><text:span text:style-name="Strong_20_Emphasis"><text:span text:style-name="T63">sysadmin@localhost</text:span></text:span><text:span text:style-name="Strong_20_Emphasis"><text:span text:style-name="T72">:</text:span></text:span><text:span text:style-name="Strong_20_Emphasis"><text:span text:style-name="T81">~</text:span></text:span><text:span text:style-name="Strong_20_Emphasis"><text:span text:style-name="T72">$</text:span></text:span><text:span text:style-name="T73"> ls -w 40 -T 12</text:span></text:p>
      <text:p text:style-name="P122"><text:span text:style-name="Strong_20_Emphasis"><text:span text:style-name="T81">Desktop</text:span></text:span><text:span text:style-name="Strong_20_Emphasis"><text:span text:style-name="T72"> </text:span></text:span><text:span text:style-name="Strong_20_Emphasis"><text:span text:style-name="T81">Music</text:span></text:span><text:span text:style-name="Strong_20_Emphasis"><text:span text:style-name="T72"> <text:s text:c="2"/></text:span></text:span><text:span text:style-name="Strong_20_Emphasis"><text:span text:style-name="T81">Templates</text:span></text:span></text:p>
      <text:p text:style-name="P122"><text:span text:style-name="Strong_20_Emphasis"><text:span text:style-name="T81">Documents</text:span></text:span><text:span text:style-name="Strong_20_Emphasis"><text:span text:style-name="T72"> <text:s/></text:span></text:span><text:span text:style-name="Strong_20_Emphasis"><text:span text:style-name="T81">Pictures</text:span></text:span><text:span text:style-name="Strong_20_Emphasis"><text:span text:style-name="T72"> <text:s/></text:span></text:span><text:span text:style-name="Strong_20_Emphasis"><text:span text:style-name="T81">Videos</text:span></text:span></text:p>
      <text:p text:style-name="P122"><text:span text:style-name="Strong_20_Emphasis"><text:span text:style-name="T81">Downloads</text:span></text:span><text:span text:style-name="Strong_20_Emphasis"><text:span text:style-name="T72"> <text:s/></text:span></text:span><text:span text:style-name="Strong_20_Emphasis"><text:span text:style-name="T81">Public</text:span></text:span></text:p>
      <text:p text:style-name="P54"><text:span text:style-name="T41">Some commands support additional options that are longer than a single character. </text:span><text:span text:style-name="Variable"><text:span text:style-name="T41">Long options</text:span></text:span><text:span text:style-name="T41"> for commands are preceded by a double hyphen </text:span><text:span text:style-name="Source_20_Text"><text:span text:style-name="T42">--</text:span></text:span><text:span text:style-name="T41"> and the meaning of the option is typically the name of the option, like the </text:span><text:span text:style-name="Source_20_Text"><text:span text:style-name="T59">--all</text:span></text:span><text:span text:style-name="T41"> option, which lists all files, including hidden ones. For example:</text:span></text:p>
      <text:p text:style-name="P43"><text:soft-page-break/><text:span text:style-name="Strong_20_Emphasis"><text:span text:style-name="T63">sysadmin@localhost</text:span></text:span><text:span text:style-name="Strong_20_Emphasis"><text:span text:style-name="T72">:</text:span></text:span><text:span text:style-name="Strong_20_Emphasis"><text:span text:style-name="T81">~</text:span></text:span><text:span text:style-name="Strong_20_Emphasis"><text:span text:style-name="T72">$</text:span></text:span><text:span text:style-name="T73"> ls --all</text:span></text:p>
      <text:p text:style-name="P122"><text:span text:style-name="Strong_20_Emphasis"><text:span text:style-name="T81">.</text:span></text:span><text:span text:style-name="T73"> <text:s text:c="14"/>.bashrc <text:s text:c="2"/>.selected_editor <text:s/></text:span><text:span text:style-name="Strong_20_Emphasis"><text:span text:style-name="T81">Downloads</text:span></text:span><text:span text:style-name="T73"> <text:s/></text:span><text:span text:style-name="Strong_20_Emphasis"><text:span text:style-name="T81">Public</text:span></text:span><text:span text:style-name="T73"> <text:s text:c="3"/></text:span></text:p>
      <text:p text:style-name="P122"><text:span text:style-name="Strong_20_Emphasis"><text:span text:style-name="T81">..</text:span></text:span><text:span text:style-name="T73"> <text:s text:c="13"/></text:span><text:span text:style-name="Strong_20_Emphasis"><text:span text:style-name="T81">.cache</text:span></text:span><text:span text:style-name="T73"> <text:s/></text:span><text:span text:style-name="Strong_20_Emphasis"><text:span text:style-name="T81">Desktop</text:span></text:span><text:span text:style-name="T73"> <text:s text:c="8"/></text:span><text:span text:style-name="Strong_20_Emphasis"><text:span text:style-name="T81">Music</text:span></text:span><text:span text:style-name="T73"> <text:s text:c="2"/></text:span><text:span text:style-name="Strong_20_Emphasis"><text:span text:style-name="T81">Templates</text:span></text:span></text:p>
      <text:p text:style-name="P122"><text:span text:style-name="T73">.bash_logout <text:s/>.profile <text:s/></text:span><text:span text:style-name="Strong_20_Emphasis"><text:span text:style-name="T81">Documents</text:span></text:span><text:span text:style-name="T73"> <text:s text:c="6"/></text:span><text:span text:style-name="Strong_20_Emphasis"><text:span text:style-name="T81">Pictures</text:span></text:span><text:span text:style-name="T73"> <text:s text:c="2"/></text:span><text:span text:style-name="Strong_20_Emphasis"><text:span text:style-name="T81">Videos</text:span></text:span></text:p>
      <text:p text:style-name="P51">For commands that support both long and short options, execute the command using the long and short options concurrently:</text:p>
      <text:p text:style-name="P43"><text:span text:style-name="Strong_20_Emphasis"><text:span text:style-name="T63">sysadmin@localhost</text:span></text:span><text:span text:style-name="Strong_20_Emphasis"><text:span text:style-name="T72">:</text:span></text:span><text:span text:style-name="Strong_20_Emphasis"><text:span text:style-name="T81">~</text:span></text:span><text:span text:style-name="Strong_20_Emphasis"><text:span text:style-name="T72">$</text:span></text:span><text:span text:style-name="T73"> ls --all --reverse -t</text:span></text:p>
      <text:p text:style-name="P122"><text:span text:style-name="T73">.profile <text:s text:c="7"/></text:span><text:span text:style-name="Strong_20_Emphasis"><text:span text:style-name="T81">Templates</text:span></text:span><text:span text:style-name="T73"> <text:s/></text:span><text:span text:style-name="Strong_20_Emphasis"><text:span text:style-name="T81">Music</text:span></text:span><text:span text:style-name="T73"> <text:s text:c="7"/></text:span><text:span text:style-name="Strong_20_Emphasis"><text:span text:style-name="T81">Desktop</text:span></text:span><text:span text:style-name="T73"> <text:s text:c="8"/></text:span><text:span text:style-name="Strong_20_Emphasis"><text:span text:style-name="T81">..</text:span></text:span><text:span text:style-name="T73"> <text:s text:c="22"/></text:span></text:p>
      <text:p text:style-name="P122"><text:span text:style-name="T73">.bash_logout <text:s/></text:span><text:span text:style-name="Strong_20_Emphasis"><text:span text:style-name="T81">Public</text:span></text:span><text:span text:style-name="T73"> <text:s text:c="3"/></text:span><text:span text:style-name="Strong_20_Emphasis"><text:span text:style-name="T81">Downloads</text:span></text:span><text:span text:style-name="T73"> <text:s/>.selected_editor <text:s/></text:span><text:span text:style-name="Strong_20_Emphasis"><text:span text:style-name="T81">.cache</text:span></text:span><text:span text:style-name="T73"> <text:s text:c="21"/></text:span></text:p>
      <text:p text:style-name="P122"><text:span text:style-name="Strong_20_Emphasis"><text:span text:style-name="T81">Videos</text:span></text:span><text:span text:style-name="T73"> <text:s text:c="9"/></text:span><text:span text:style-name="Strong_20_Emphasis"><text:span text:style-name="T81">Pictures</text:span></text:span><text:span text:style-name="T73"> <text:s text:c="2"/></text:span><text:span text:style-name="Strong_20_Emphasis"><text:span text:style-name="T81">Documents</text:span></text:span><text:span text:style-name="T73"> <text:s/>.bashrc <text:s text:c="10"/></text:span><text:span text:style-name="Strong_20_Emphasis"><text:span text:style-name="T81">.</text:span></text:span></text:p>
      <text:p text:style-name="P51">Commands that support long options will often also support arguments that may be specified with or without an equal symbol (the output of both commands is the same):</text:p>
      <text:p text:style-name="P59">ls --sort time</text:p>
      <text:p text:style-name="P124">ls --sort=time</text:p>
      <text:p text:style-name="P43"><text:span text:style-name="Strong_20_Emphasis"><text:span text:style-name="T63">sysadmin@localhost</text:span></text:span><text:span text:style-name="Strong_20_Emphasis"><text:span text:style-name="T72">:</text:span></text:span><text:span text:style-name="Strong_20_Emphasis"><text:span text:style-name="T81">~</text:span></text:span><text:span text:style-name="Strong_20_Emphasis"><text:span text:style-name="T72">$</text:span></text:span><text:span text:style-name="T73"> ls --sort=time</text:span></text:p>
      <text:p text:style-name="P122"><text:span text:style-name="Strong_20_Emphasis"><text:span text:style-name="T81">Desktop <text:s/>Documents <text:s/>Downloads <text:s/>Music <text:s/>Pictures <text:s/>Public <text:s/>Templates <text:s/>Videos</text:span></text:span></text:p>
      <text:p text:style-name="P54"><text:span text:style-name="T41">A special option exists, the </text:span><text:span text:style-name="Variable"><text:span text:style-name="T41">lone double hyphen</text:span></text:span><text:span text:style-name="T41"> </text:span><text:span text:style-name="Source_20_Text"><text:span text:style-name="T59">--</text:span></text:span><text:span text:style-name="T41"> option, which can be used to indicate the end of all options for the command. This can be useful in some circumstances where it is unclear whether some text that follows the options should be interpreted as an additional option or as an argument to the command.</text:span></text:p>
      <text:p text:style-name="P54"><text:span text:style-name="T41">For example, if the </text:span><text:span text:style-name="Source_20_Text"><text:span text:style-name="T59">touch</text:span></text:span><text:span text:style-name="T41"> command tries to create a file called </text:span><text:span text:style-name="Source_20_Text"><text:span text:style-name="T42">--badname</text:span></text:span><text:span text:style-name="T41">:</text:span></text:p>
      <text:p text:style-name="P113">‌⁠​​⁠</text:p>
      <text:p text:style-name="P43"><text:span text:style-name="Strong_20_Emphasis"><text:span text:style-name="T63">sysadmin@localhost</text:span></text:span><text:span text:style-name="Strong_20_Emphasis"><text:span text:style-name="T72">:</text:span></text:span><text:span text:style-name="Strong_20_Emphasis"><text:span text:style-name="T81">~</text:span></text:span><text:span text:style-name="Strong_20_Emphasis"><text:span text:style-name="T72">$</text:span></text:span><text:span text:style-name="T73"> touch --badname</text:span></text:p>
      <text:p text:style-name="P123">touch: unrecognized option '--badname'</text:p>
      <text:p text:style-name="P123">Try 'touch --help' for more information.</text:p>
      <text:p text:style-name="P51"/>
      <text:p text:style-name="P54"><text:span text:style-name="T41">The command tries to interpret </text:span><text:span text:style-name="Source_20_Text"><text:span text:style-name="T42">--badname</text:span></text:span><text:span text:style-name="T41"> as an option instead of an argument. However, if the lone double hyphen </text:span><text:span text:style-name="Source_20_Text"><text:span text:style-name="T59">--</text:span></text:span><text:span text:style-name="T41"> option is placed before the file name, indicating that there are no more options, then the file name can successfully be interpreted as an argument:</text:span></text:p>
      <text:p text:style-name="P51"/>
      <text:p text:style-name="P72"><text:soft-page-break/><text:span text:style-name="Strong_20_Emphasis"><text:span text:style-name="T63">sysadmin@localhost</text:span></text:span><text:span text:style-name="Strong_20_Emphasis"><text:span text:style-name="T72">:</text:span></text:span><text:span text:style-name="Strong_20_Emphasis"><text:span text:style-name="T81">~</text:span></text:span><text:span text:style-name="Strong_20_Emphasis"><text:span text:style-name="T72">$</text:span></text:span><text:span text:style-name="T73"> touch -- --badname</text:span></text:p>
      <text:p text:style-name="P130"><text:span text:style-name="Strong_20_Emphasis"><text:span text:style-name="T63">sysadmin@localhost</text:span></text:span><text:span text:style-name="Strong_20_Emphasis"><text:span text:style-name="T72">:</text:span></text:span><text:span text:style-name="Strong_20_Emphasis"><text:span text:style-name="T81">~</text:span></text:span><text:span text:style-name="Strong_20_Emphasis"><text:span text:style-name="T72">$</text:span></text:span><text:span text:style-name="T73"> ls</text:span></text:p>
      <text:p text:style-name="P130"><text:span text:style-name="T73">--badname <text:s/></text:span><text:span text:style-name="Strong_20_Emphasis"><text:span text:style-name="T81">Documents</text:span></text:span><text:span text:style-name="Strong_20_Emphasis"><text:span text:style-name="T72"> <text:s/></text:span></text:span><text:span text:style-name="Strong_20_Emphasis"><text:span text:style-name="T81">Music</text:span></text:span><text:span text:style-name="Strong_20_Emphasis"><text:span text:style-name="T72"> <text:s text:c="4"/></text:span></text:span><text:span text:style-name="Strong_20_Emphasis"><text:span text:style-name="T81">Public</text:span></text:span><text:span text:style-name="Strong_20_Emphasis"><text:span text:style-name="T72"> <text:s/></text:span></text:span><text:span text:style-name="Strong_20_Emphasis"><text:span text:style-name="T81">Videos</text:span></text:span><text:span text:style-name="Strong_20_Emphasis"><text:span text:style-name="T72"> <text:s text:c="34"/></text:span></text:span></text:p>
      <text:p text:style-name="P130"><text:span text:style-name="Strong_20_Emphasis"><text:span text:style-name="T81">Desktop</text:span></text:span><text:span text:style-name="Strong_20_Emphasis"><text:span text:style-name="T72"> </text:span></text:span><text:span text:style-name="Strong_20_Emphasis"><text:span text:style-name="T81">Downloads</text:span></text:span><text:span text:style-name="Strong_20_Emphasis"><text:span text:style-name="T72"> <text:s/></text:span></text:span><text:span text:style-name="Strong_20_Emphasis"><text:span text:style-name="T81">Pictures</text:span></text:span><text:span text:style-name="Strong_20_Emphasis"><text:span text:style-name="T72"> <text:s/></text:span></text:span><text:span text:style-name="Strong_20_Emphasis"><text:span text:style-name="T81">Templates</text:span></text:span></text:p>
      <text:p text:style-name="P143"><text:span text:style-name="Strong_20_Emphasis"><text:span text:style-name="T83"/></text:span></text:p>
      <text:p text:style-name="P149"><text:span text:style-name="Strong_20_Emphasis"><text:span text:style-name="T35">Consider This</text:span></text:span></text:p>
      <text:p text:style-name="P114"><text:span text:style-name="T35">The file name in the previous example is considered to be bad because putting hyphens in the beginning of file names, while allowed, can cause problems when trying to access the file. For example, using the </text:span><text:span text:style-name="Source_20_Text"><text:span text:style-name="T58">ls</text:span></text:span><text:span text:style-name="T35"> command without any options to list the path of the </text:span><text:span text:style-name="Source_20_Text"><text:span text:style-name="T39">--badname</text:span></text:span><text:span text:style-name="T35"> file above, will result in an error</text:span></text:p>
      <text:p text:style-name="P73"><text:span text:style-name="Strong_20_Emphasis"><text:span text:style-name="T64">s</text:span></text:span><text:span text:style-name="Strong_20_Emphasis"><text:span text:style-name="T63">ysadmin@localhost</text:span></text:span><text:span text:style-name="Strong_20_Emphasis"><text:span text:style-name="T72">:</text:span></text:span><text:span text:style-name="Strong_20_Emphasis"><text:span text:style-name="T81">~</text:span></text:span><text:span text:style-name="Strong_20_Emphasis"><text:span text:style-name="T72">$</text:span></text:span><text:span text:style-name="T73"> ls --badname <text:s/></text:span></text:p>
      <text:p text:style-name="P129">ls: unrecognized option '--badname' <text:s text:c="2"/></text:p>
      <text:p text:style-name="P71">Try 'ls --help' for more information.</text:p>
      <text:p text:style-name="P112"/>
      <text:p text:style-name="P33"><text:span text:style-name="T4">To remove the </text:span><text:span text:style-name="Source_20_Text"><text:span text:style-name="T5">--badname</text:span></text:span><text:span text:style-name="T4"> file from the home directory, use the </text:span><text:span text:style-name="Source_20_Text"><text:span text:style-name="T95">rm</text:span></text:span><text:span text:style-name="T4"> </text:span><text:span text:style-name="Variable"><text:span text:style-name="T13">remove</text:span></text:span><text:span text:style-name="T4"> command:</text:span></text:p>
      <text:p text:style-name="P48"/>
      <text:p text:style-name="P27"><text:span text:style-name="Strong_20_Emphasis"><text:span text:style-name="T66">sysadmin@localhost</text:span></text:span><text:span text:style-name="Strong_20_Emphasis"><text:span text:style-name="T77">:</text:span></text:span><text:span text:style-name="Strong_20_Emphasis"><text:span text:style-name="T84">~</text:span></text:span><text:span text:style-name="Strong_20_Emphasis"><text:span text:style-name="T77">$</text:span></text:span><text:span text:style-name="T78"> rm -- --badname</text:span></text:p>
      <text:p text:style-name="P45"/>
      <text:p text:style-name="P34"><text:span text:style-name="Variable"><text:span text:style-name="T41">The </text:span></text:span><text:span text:style-name="Variable"><text:span text:style-name="Source_20_Text"><text:span text:style-name="T59">rm</text:span></text:span></text:span><text:span text:style-name="Variable"><text:span text:style-name="T41"> command will be covered in greater detail later in the course.</text:span></text:span></text:p>
      <text:p text:style-name="P34"><text:span text:style-name="Variable"><text:span text:style-name="T44"/></text:span></text:p>
      <text:p text:style-name="P44"/>
      <text:p text:style-name="P32"><text:span text:style-name="T4">A third type of option exists for a select few commands. While the options used in the </text:span><text:span text:style-name="Strong_20_Emphasis"><text:span text:style-name="T8">AT&amp;T</text:span></text:span><text:span text:style-name="T4"> version of UNIX used a single hyphen and the GNU port of those commands used two hyphens, the </text:span><text:span text:style-name="Strong_20_Emphasis"><text:span text:style-name="T8">Berkeley Software Distribution (BSD)</text:span></text:span><text:span text:style-name="T4"> version of UNIX used options with no hyphen at all.</text:span></text:p>
      <text:p text:style-name="P115"><text:span text:style-name="T41">This no hyphen syntax is fairly rare in most Linux distributions. A couple of notable commands that support the BSD UNIX style options are the </text:span><text:span text:style-name="Source_20_Text"><text:span text:style-name="T59">ps</text:span></text:span><text:span text:style-name="T41"> and </text:span><text:span text:style-name="Source_20_Text"><text:span text:style-name="T59">tar</text:span></text:span><text:span text:style-name="T41"> commands; both of these commands also support the single and double hyphen style of options.</text:span></text:p>
      <text:p text:style-name="P116">In the terminal below, there are two similar commands, the first command is executed with a traditional UNIX style option (with single hyphens) and the second command is executed with a BSD style option (no hyphens).</text:p>
      <text:p text:style-name="P27"><text:span text:style-name="Strong_20_Emphasis"><text:span text:style-name="T63">sysadmin@localhost</text:span></text:span><text:span text:style-name="Strong_20_Emphasis"><text:span text:style-name="T72">:</text:span></text:span><text:span text:style-name="Strong_20_Emphasis"><text:span text:style-name="T81">~</text:span></text:span><text:span text:style-name="Strong_20_Emphasis"><text:span text:style-name="T72">$</text:span></text:span><text:span text:style-name="T73"> ps -u sysadmin</text:span></text:p>
      <text:p text:style-name="P136"><text:s text:c="2"/><text:span text:style-name="T87">PID TTY <text:s text:c="9"/>TIME CMD</text:span></text:p>
      <text:p text:style-name="P136"><text:s text:c="3"/><text:span text:style-name="T87">79 ? <text:s text:c="7"/>00:00:00 bash</text:span></text:p>
      <text:p text:style-name="P136"><text:s text:c="2"/><text:span text:style-name="T87">122 ? <text:s text:c="7"/>00:00:00 ps</text:span></text:p>
      <text:p text:style-name="P139"><text:span text:style-name="Strong_20_Emphasis"><text:span text:style-name="T63">sysadmin@localhost</text:span></text:span><text:span text:style-name="Strong_20_Emphasis"><text:span text:style-name="T72">:</text:span></text:span><text:span text:style-name="Strong_20_Emphasis"><text:span text:style-name="T81">~</text:span></text:span><text:span text:style-name="Strong_20_Emphasis"><text:span text:style-name="T72">$</text:span></text:span><text:span text:style-name="T73"> ps u</text:span></text:p>
      <text:p text:style-name="P137">USER <text:s text:c="6"/>PID %CPU %MEM <text:s text:c="3"/>VSZ <text:s text:c="2"/>RSS TTY <text:s text:c="5"/>STAT START <text:s text:c="2"/>TIME COMMAND</text:p>
      <text:p text:style-name="P137">sysadmin <text:s text:c="3"/>79 <text:s/>0.0 <text:s/>0.0 <text:s/>18176 <text:s/>3428 ? <text:s text:c="7"/>S <text:s text:c="3"/>20:23 <text:s text:c="2"/>0:00 -bash</text:p>
      <text:p text:style-name="P137">sysadmin <text:s text:c="2"/>120 <text:s/>0.0 <text:s/>0.0 <text:s/>15568 <text:s/>2040 ? <text:s text:c="7"/>R+ <text:s text:c="2"/>21:26 <text:s text:c="2"/>0:00 ps u</text:p>
      <text:h text:style-name="P47" text:outline-level="2"><text:soft-page-break/>2.4 Scripts</text:h>
      <text:p text:style-name="P54"><text:span text:style-name="T41">One exception to the basic command syntax used is the </text:span><text:span text:style-name="Source_20_Text"><text:span text:style-name="T59">exec</text:span></text:span><text:span text:style-name="T41"> command, which takes another command to execute as an argument. What is special about the commands that are executed with </text:span><text:span text:style-name="Source_20_Text"><text:span text:style-name="T59">exec</text:span></text:span><text:span text:style-name="T41"> is that they replace the currently running shell.</text:span></text:p>
      <text:p text:style-name="P54"><text:span text:style-name="T41">A common use of the </text:span><text:span text:style-name="Source_20_Text"><text:span text:style-name="T59">exec</text:span></text:span><text:span text:style-name="T41"> command is in what is known as </text:span><text:span text:style-name="Variable"><text:span text:style-name="T41">wrapper scripts</text:span></text:span><text:span text:style-name="T41">. If the purpose of a script is to simply configure and launch another program, then it is known as a wrapper script.</text:span></text:p>
      <text:p text:style-name="P51">A wrapper script often uses the following as the last line of the script to execute another program.</text:p>
      <text:p text:style-name="P58"><text:span text:style-name="T52">exec </text:span><text:span text:style-name="Variable"><text:span text:style-name="T52">program</text:span></text:span></text:p>
      <text:p text:style-name="P51">A script written this way avoids having a shell continue to run while the program that it launched is running, the result is that this technique saves resources (like RAM).</text:p>
      <text:p text:style-name="P54"><text:span text:style-name="T41">Although redirection of input and output to a script are discussed in another section, it should also be mentioned that the </text:span><text:span text:style-name="Source_20_Text"><text:span text:style-name="T59">exec</text:span></text:span><text:span text:style-name="T41"> command can be used to cause redirection for one or more statements in a script.</text:span></text:p>
      <text:h text:style-name="P47" text:outline-level="2">2.5 Displaying System Information</text:h>
      <text:p text:style-name="P54"><text:span text:style-name="T41">The </text:span><text:span text:style-name="Source_20_Text"><text:span text:style-name="T59">uname</text:span></text:span><text:span text:style-name="T41"> command displays system information. This command will output </text:span><text:span text:style-name="Source_20_Text"><text:span text:style-name="T42">Linux</text:span></text:span><text:span text:style-name="T41"> by default when it is executed without any options.</text:span></text:p>
      <text:p text:style-name="P107"><text:span text:style-name="Strong_20_Emphasis"><text:span text:style-name="T63">sysadmin@localhost</text:span></text:span><text:span text:style-name="Strong_20_Emphasis"><text:span text:style-name="T72">:</text:span></text:span><text:span text:style-name="Strong_20_Emphasis"><text:span text:style-name="T81">~</text:span></text:span><text:span text:style-name="Strong_20_Emphasis"><text:span text:style-name="T72">$</text:span></text:span><text:span text:style-name="T73"> uname</text:span></text:p>
      <text:p text:style-name="P144">Linux</text:p>
      <text:p text:style-name="P54"><text:span text:style-name="T41">The </text:span><text:span text:style-name="Source_20_Text"><text:span text:style-name="T59">uname</text:span></text:span><text:span text:style-name="T41"> command is useful for several reasons, including when you need to determine the name of the computer as well as the current version of the kernel that is being used.</text:span></text:p>
      <text:p text:style-name="P54"><text:span text:style-name="T41">To display additional information about the system, you can use one of the many options available for the </text:span><text:span text:style-name="Source_20_Text"><text:span text:style-name="T59">uname</text:span></text:span><text:span text:style-name="T41"> command. For example, to display </text:span><text:span text:style-name="Variable"><text:span text:style-name="T41">all</text:span></text:span><text:span text:style-name="T41"> the information about the system, use the </text:span><text:span text:style-name="Source_20_Text"><text:span text:style-name="T59">-a</text:span></text:span><text:span text:style-name="T41"> option with the </text:span><text:span text:style-name="Source_20_Text"><text:span text:style-name="T59">uname</text:span></text:span><text:span text:style-name="T41"> command:</text:span></text:p>
      <text:p text:style-name="P107"><text:span text:style-name="Strong_20_Emphasis"><text:span text:style-name="T63">sysadmin@localhost</text:span></text:span><text:span text:style-name="Strong_20_Emphasis"><text:span text:style-name="T72">:</text:span></text:span><text:span text:style-name="Strong_20_Emphasis"><text:span text:style-name="T81">~</text:span></text:span><text:span text:style-name="Strong_20_Emphasis"><text:span text:style-name="T72">$</text:span></text:span><text:span text:style-name="T73"> uname -a</text:span></text:p>
      <text:p text:style-name="P144">Linux localhost 4.4.0-72-generic #93~14.04.1-Ubuntu SMP Fri Mar 31 15:05:15 UTC </text:p>
      <text:p text:style-name="P144">2017 x86_64 x86_64 x86_64 GNU/Linux</text:p>
      <text:p text:style-name="P54"><text:span text:style-name="T41">To display information about what kernel version the system is running, use the </text:span><text:span text:style-name="Source_20_Text"><text:span text:style-name="T59">-r</text:span></text:span><text:span text:style-name="T41"> option:</text:span></text:p>
      <text:p text:style-name="P107"><text:span text:style-name="Strong_20_Emphasis"><text:span text:style-name="T63">sysadmin@localhost</text:span></text:span><text:span text:style-name="Strong_20_Emphasis"><text:span text:style-name="T72">:</text:span></text:span><text:span text:style-name="Strong_20_Emphasis"><text:span text:style-name="T81">~</text:span></text:span><text:span text:style-name="Strong_20_Emphasis"><text:span text:style-name="T72">$</text:span></text:span><text:span text:style-name="T73"> uname -r</text:span></text:p>
      <text:p text:style-name="P144">4.4.0-72-generic</text:p>
      <text:p text:style-name="P51"/>
      <text:p text:style-name="P54"><text:soft-page-break/><text:span text:style-name="T41">The options for the </text:span><text:span text:style-name="Source_20_Text"><text:span text:style-name="T59">uname</text:span></text:span><text:span text:style-name="T41"> command are summarized below:</text:span></text:p>
      <table:table table:name="Table1" table:style-name="Table1">
        <table:table-column table:style-name="Table1.A" table:number-columns-repeated="2"/>
        <table:table-column table:style-name="Table1.C"/>
        <table:table-header-rows>
          <table:table-row table:style-name="TableLine94445617090624">
            <table:table-cell table:style-name="Table1.A1" office:value-type="string">
              <text:p text:style-name="P148">Short Option</text:p>
            </table:table-cell>
            <table:table-cell table:style-name="Table1.B1" office:value-type="string">
              <text:p text:style-name="P148">Long Option</text:p>
            </table:table-cell>
            <table:table-cell table:style-name="Table1.C1" office:value-type="string">
              <text:p text:style-name="P148">Prints</text:p>
            </table:table-cell>
          </table:table-row>
        </table:table-header-rows>
        <table:table-row table:style-name="TableLine94445615873424">
          <table:table-cell table:style-name="Table1.A2" office:value-type="string">
            <text:p text:style-name="P146"><text:span text:style-name="Source_20_Text"><text:span text:style-name="T96">-a</text:span></text:span></text:p>
          </table:table-cell>
          <table:table-cell table:style-name="Table1.B2" office:value-type="string">
            <text:p text:style-name="P146"><text:span text:style-name="Source_20_Text"><text:span text:style-name="T96">--all</text:span></text:span></text:p>
          </table:table-cell>
          <table:table-cell table:style-name="Table1.C2" office:value-type="string">
            <text:p text:style-name="P145">All information</text:p>
          </table:table-cell>
        </table:table-row>
        <table:table-row table:style-name="TableLine94445715372032">
          <table:table-cell table:style-name="Table1.A2" office:value-type="string">
            <text:p text:style-name="P146"><text:span text:style-name="Source_20_Text"><text:span text:style-name="T96">-s</text:span></text:span></text:p>
          </table:table-cell>
          <table:table-cell table:style-name="Table1.B2" office:value-type="string">
            <text:p text:style-name="P146"><text:span text:style-name="Source_20_Text"><text:span text:style-name="T96">--kernel-name</text:span></text:span></text:p>
          </table:table-cell>
          <table:table-cell table:style-name="Table1.C2" office:value-type="string">
            <text:p text:style-name="P145">Kernel name</text:p>
          </table:table-cell>
        </table:table-row>
        <table:table-row table:style-name="TableLine94445641000784">
          <table:table-cell table:style-name="Table1.A2" office:value-type="string">
            <text:p text:style-name="P146"><text:span text:style-name="Source_20_Text"><text:span text:style-name="T96">-n</text:span></text:span></text:p>
          </table:table-cell>
          <table:table-cell table:style-name="Table1.B2" office:value-type="string">
            <text:p text:style-name="P146"><text:span text:style-name="Source_20_Text"><text:span text:style-name="T96">--node-name</text:span></text:span></text:p>
          </table:table-cell>
          <table:table-cell table:style-name="Table1.C2" office:value-type="string">
            <text:p text:style-name="P145">Network node name</text:p>
          </table:table-cell>
        </table:table-row>
        <table:table-row table:style-name="TableLine94445575732320">
          <table:table-cell table:style-name="Table1.A2" office:value-type="string">
            <text:p text:style-name="P146"><text:span text:style-name="Source_20_Text"><text:span text:style-name="T96">-r</text:span></text:span></text:p>
          </table:table-cell>
          <table:table-cell table:style-name="Table1.B2" office:value-type="string">
            <text:p text:style-name="P146"><text:span text:style-name="Source_20_Text"><text:span text:style-name="T96">--kernel-release</text:span></text:span></text:p>
          </table:table-cell>
          <table:table-cell table:style-name="Table1.C2" office:value-type="string">
            <text:p text:style-name="P145">Kernel release</text:p>
          </table:table-cell>
        </table:table-row>
        <table:table-row table:style-name="TableLine94445559441408">
          <table:table-cell table:style-name="Table1.A2" office:value-type="string">
            <text:p text:style-name="P146"><text:span text:style-name="Source_20_Text"><text:span text:style-name="T96">-v</text:span></text:span></text:p>
          </table:table-cell>
          <table:table-cell table:style-name="Table1.B2" office:value-type="string">
            <text:p text:style-name="P146"><text:span text:style-name="Source_20_Text"><text:span text:style-name="T96">--kernel-version</text:span></text:span></text:p>
          </table:table-cell>
          <table:table-cell table:style-name="Table1.C2" office:value-type="string">
            <text:p text:style-name="P145">Kernel version</text:p>
          </table:table-cell>
        </table:table-row>
        <table:table-row table:style-name="TableLine94445724918112">
          <table:table-cell table:style-name="Table1.A2" office:value-type="string">
            <text:p text:style-name="P146"><text:span text:style-name="Source_20_Text"><text:span text:style-name="T96">-m</text:span></text:span></text:p>
          </table:table-cell>
          <table:table-cell table:style-name="Table1.B2" office:value-type="string">
            <text:p text:style-name="P146"><text:span text:style-name="Source_20_Text"><text:span text:style-name="T96">--machine</text:span></text:span></text:p>
          </table:table-cell>
          <table:table-cell table:style-name="Table1.C2" office:value-type="string">
            <text:p text:style-name="P145">Machine hardware name</text:p>
          </table:table-cell>
        </table:table-row>
        <table:table-row table:style-name="TableLine94445609777904">
          <table:table-cell table:style-name="Table1.A2" office:value-type="string">
            <text:p text:style-name="P146"><text:span text:style-name="Source_20_Text"><text:span text:style-name="T96">-p</text:span></text:span></text:p>
          </table:table-cell>
          <table:table-cell table:style-name="Table1.B2" office:value-type="string">
            <text:p text:style-name="P146"><text:span text:style-name="Source_20_Text"><text:span text:style-name="T96">--processor</text:span></text:span></text:p>
          </table:table-cell>
          <table:table-cell table:style-name="Table1.C2" office:value-type="string">
            <text:p text:style-name="P145">Processor type or unknown</text:p>
          </table:table-cell>
        </table:table-row>
        <table:table-row table:style-name="TableLine94445610117120">
          <table:table-cell table:style-name="Table1.A2" office:value-type="string">
            <text:p text:style-name="P146"><text:span text:style-name="Source_20_Text"><text:span text:style-name="T96">-i</text:span></text:span></text:p>
          </table:table-cell>
          <table:table-cell table:style-name="Table1.B2" office:value-type="string">
            <text:p text:style-name="P146"><text:span text:style-name="Source_20_Text"><text:span text:style-name="T96">--hardware-platform</text:span></text:span></text:p>
          </table:table-cell>
          <table:table-cell table:style-name="Table1.C2" office:value-type="string">
            <text:p text:style-name="P145">Hardware platform or unknown</text:p>
          </table:table-cell>
        </table:table-row>
        <table:table-row table:style-name="TableLine94445609571840">
          <table:table-cell table:style-name="Table1.A2" office:value-type="string">
            <text:p text:style-name="P146"><text:span text:style-name="Source_20_Text"><text:span text:style-name="T96">-o</text:span></text:span></text:p>
          </table:table-cell>
          <table:table-cell table:style-name="Table1.B2" office:value-type="string">
            <text:p text:style-name="P146"><text:span text:style-name="Source_20_Text"><text:span text:style-name="T96">--operating-system</text:span></text:span></text:p>
          </table:table-cell>
          <table:table-cell table:style-name="Table1.C2" office:value-type="string">
            <text:p text:style-name="P145">Operating system</text:p>
          </table:table-cell>
        </table:table-row>
        <table:table-row table:style-name="TableLine94445557662896">
          <table:table-cell table:style-name="Table1.A2" office:value-type="string">
            <text:p text:style-name="P147"/>
          </table:table-cell>
          <table:table-cell table:style-name="Table1.B2" office:value-type="string">
            <text:p text:style-name="P146"><text:span text:style-name="Source_20_Text"><text:span text:style-name="T96">--help</text:span></text:span></text:p>
          </table:table-cell>
          <table:table-cell table:style-name="Table1.C2" office:value-type="string">
            <text:p text:style-name="P145">Help information</text:p>
          </table:table-cell>
        </table:table-row>
        <table:table-row table:style-name="TableLine94445589249088">
          <table:table-cell table:style-name="Table1.A2" office:value-type="string">
            <text:p text:style-name="P147"/>
          </table:table-cell>
          <table:table-cell table:style-name="Table1.B2" office:value-type="string">
            <text:p text:style-name="P146"><text:span text:style-name="Source_20_Text"><text:span text:style-name="T96">--version</text:span></text:span></text:p>
          </table:table-cell>
          <table:table-cell table:style-name="Table1.C2" office:value-type="string">
            <text:p text:style-name="P145">Version information</text:p>
          </table:table-cell>
        </table:table-row>
      </table:table>
      <text:p text:style-name="P44"/>
      <text:p text:style-name="P44"/>
      <text:h text:style-name="P47" text:outline-level="2">2.6 Current Directory</text:h>
      <text:p text:style-name="P54"><text:span text:style-name="T45">One of the simplest commands available is the </text:span><text:span text:style-name="Source_20_Text"><text:span text:style-name="T60">pwd</text:span></text:span><text:span text:style-name="T45"> command, which is an acronym for </text:span><text:span text:style-name="Variable"><text:span text:style-name="T45">print working directory</text:span></text:span><text:span text:style-name="T45">. When executed without any options, the </text:span><text:span text:style-name="Source_20_Text"><text:span text:style-name="T60">pwd</text:span></text:span><text:span text:style-name="T45"> command will display the name of the directory where the user is currently located in the file system. When a user logs into a system, they are normally placed in their </text:span><text:span text:style-name="Variable"><text:span text:style-name="T45">home directory</text:span></text:span><text:span text:style-name="T45"> where files they create and control reside. As you navigate around the file system it is often helpful to know what directory you’re in.</text:span></text:p>
      <text:p text:style-name="P63"><text:span text:style-name="Strong_20_Emphasis"><text:span text:style-name="T63">sysadmin@localhost</text:span></text:span><text:span text:style-name="Strong_20_Emphasis"><text:span text:style-name="T72">:</text:span></text:span><text:span text:style-name="Strong_20_Emphasis"><text:span text:style-name="T81">~</text:span></text:span><text:span text:style-name="Strong_20_Emphasis"><text:span text:style-name="T72">$</text:span></text:span><text:span text:style-name="T73"> pwd</text:span></text:p>
      <text:p text:style-name="P125">/home/sysadmin</text:p>
      <text:p text:style-name="P54"><text:span text:style-name="T45">Notice our virtual machines employ a prompt that displays the current working directory, emphasized with the color blue. In the first prompt above, the blue tilde </text:span><text:span text:style-name="Source_20_Text"><text:span text:style-name="T46">~</text:span></text:span><text:span text:style-name="T45"> character is equivalent to </text:span><text:span text:style-name="Source_20_Text"><text:span text:style-name="T46">/home/sysadmin</text:span></text:span><text:span text:style-name="T45">, representing the user's home directory:</text:span></text:p>
      <text:p text:style-name="P63"><text:span text:style-name="Strong_20_Emphasis"><text:span text:style-name="T63">sysadmin@localhost</text:span></text:span><text:span text:style-name="Strong_20_Emphasis"><text:span text:style-name="T72">:</text:span></text:span><text:span text:style-name="Strong_20_Emphasis"><text:span text:style-name="T81">~</text:span></text:span><text:span text:style-name="Strong_20_Emphasis"><text:span text:style-name="T72">$</text:span></text:span></text:p>
      <text:p text:style-name="P52"/>
      <text:p text:style-name="P54"><text:span text:style-name="T45">After changing directories, the new location can also be confirmed in the new prompt by using the </text:span><text:span text:style-name="Source_20_Text"><text:span text:style-name="T60">pwd</text:span></text:span><text:span text:style-name="T45"> command, and is again shown in blue:</text:span></text:p>
      <text:p text:style-name="P63"><text:soft-page-break/><text:span text:style-name="Strong_20_Emphasis"><text:span text:style-name="T63">sysadmin@localhost</text:span></text:span><text:span text:style-name="Strong_20_Emphasis"><text:span text:style-name="T72">:</text:span></text:span><text:span text:style-name="Strong_20_Emphasis"><text:span text:style-name="T81">~</text:span></text:span><text:span text:style-name="Strong_20_Emphasis"><text:span text:style-name="T72">$</text:span></text:span><text:span text:style-name="T73"> cd Documents/</text:span></text:p>
      <text:p text:style-name="P127"><text:span text:style-name="Strong_20_Emphasis"><text:span text:style-name="T63">sysadmin@localhost</text:span></text:span><text:span text:style-name="Strong_20_Emphasis"><text:span text:style-name="T72">:</text:span></text:span><text:span text:style-name="Strong_20_Emphasis"><text:span text:style-name="T81">~/Documents</text:span></text:span><text:span text:style-name="Strong_20_Emphasis"><text:span text:style-name="T72">$</text:span></text:span><text:span text:style-name="T73"> pwd</text:span></text:p>
      <text:p text:style-name="P125">/home/sysadmin/Documents</text:p>
      <text:p text:style-name="P54"><text:span text:style-name="T45">To get back to the home directory after changing to a new location, use the </text:span><text:span text:style-name="Source_20_Text"><text:span text:style-name="T60">cd</text:span></text:span><text:span text:style-name="T45"> </text:span><text:span text:style-name="Variable"><text:span text:style-name="T45">change directory</text:span></text:span><text:span text:style-name="T45"> command without any arguments:</text:span></text:p>
      <text:p text:style-name="P63"><text:span text:style-name="Strong_20_Emphasis"><text:span text:style-name="T63">sysadmin@localhost</text:span></text:span><text:span text:style-name="Strong_20_Emphasis"><text:span text:style-name="T72">:</text:span></text:span><text:span text:style-name="Strong_20_Emphasis"><text:span text:style-name="T81">~/Documents</text:span></text:span><text:span text:style-name="Strong_20_Emphasis"><text:span text:style-name="T72">$</text:span></text:span><text:span text:style-name="T73"> cd</text:span></text:p>
      <text:p text:style-name="P126"><text:span text:style-name="Strong_20_Emphasis"><text:span text:style-name="T63">sysadmin@localhost</text:span></text:span><text:span text:style-name="Strong_20_Emphasis"><text:span text:style-name="T72">:</text:span></text:span><text:span text:style-name="Strong_20_Emphasis"><text:span text:style-name="T81">~</text:span></text:span><text:span text:style-name="Strong_20_Emphasis"><text:span text:style-name="T72">$</text:span></text:span></text:p>
      <text:p text:style-name="P44"/>
      <text:h text:style-name="P47" text:outline-level="2">2.7 Command Information</text:h>
      <text:p text:style-name="P54"><text:span text:style-name="T45">The </text:span><text:span text:style-name="Source_20_Text"><text:span text:style-name="T60">type</text:span></text:span><text:span text:style-name="T45"> command displays information about a command type. For example, if you entered </text:span><text:span text:style-name="Source_20_Text"><text:span text:style-name="T60">type ls</text:span></text:span><text:span text:style-name="T45"> at the command prompt, it will return that the </text:span><text:span text:style-name="Source_20_Text"><text:span text:style-name="T60">ls</text:span></text:span><text:span text:style-name="T45"> command is actually an alias for the </text:span><text:span text:style-name="Source_20_Text"><text:span text:style-name="T60">ls --color=auto</text:span></text:span><text:span text:style-name="T45"> command:</text:span></text:p>
      <text:p text:style-name="P63"><text:span text:style-name="Strong_20_Emphasis"><text:span text:style-name="T63">sysadmin@localhost</text:span></text:span><text:span text:style-name="Strong_20_Emphasis"><text:span text:style-name="T72">:</text:span></text:span><text:span text:style-name="Strong_20_Emphasis"><text:span text:style-name="T81">~</text:span></text:span><text:span text:style-name="Strong_20_Emphasis"><text:span text:style-name="T72">$</text:span></text:span><text:span text:style-name="T73"> type ls <text:s text:c="50"/></text:span></text:p>
      <text:p text:style-name="P125">ls is aliased to `ls --color=auto'</text:p>
      <text:p text:style-name="P54"><text:span text:style-name="T45">Using the </text:span><text:span text:style-name="Source_20_Text"><text:span text:style-name="T60">-a</text:span></text:span><text:span text:style-name="T45"> option with the </text:span><text:span text:style-name="Source_20_Text"><text:span text:style-name="T60">type</text:span></text:span><text:span text:style-name="T45"> command will return all locations of the files that contain a command; also called an </text:span><text:span text:style-name="Variable"><text:span text:style-name="T45">executable</text:span></text:span><text:span text:style-name="T45"> file:</text:span></text:p>
      <text:p text:style-name="P63"><text:span text:style-name="Strong_20_Emphasis"><text:span text:style-name="T63">sysadmin@localhost</text:span></text:span><text:span text:style-name="Strong_20_Emphasis"><text:span text:style-name="T72">:</text:span></text:span><text:span text:style-name="Strong_20_Emphasis"><text:span text:style-name="T81">~</text:span></text:span><text:span text:style-name="Strong_20_Emphasis"><text:span text:style-name="T72">$</text:span></text:span><text:span text:style-name="T73"> type -a ls <text:s text:c="47"/></text:span></text:p>
      <text:p text:style-name="P125">ls is aliased to `ls --color=auto' <text:s text:c="45"/></text:p>
      <text:p text:style-name="P125">ls is /bin/ls</text:p>
      <text:p text:style-name="P54"><text:span text:style-name="T45">In the output above, the </text:span><text:span text:style-name="Source_20_Text"><text:span text:style-name="T46">/bin/ls</text:span></text:span><text:span text:style-name="T45"> file path is the file location of the </text:span><text:span text:style-name="Source_20_Text"><text:span text:style-name="T60">ls</text:span></text:span><text:span text:style-name="T45"> command.</text:span></text:p>
      <text:p text:style-name="P54"><text:span text:style-name="T45">This command is helpful for getting information about commands and where they reside on the system. For internal commands, like the </text:span><text:span text:style-name="Source_20_Text"><text:span text:style-name="T60">pwd</text:span></text:span><text:span text:style-name="T45"> command, the </text:span><text:span text:style-name="Source_20_Text"><text:span text:style-name="T60">type</text:span></text:span><text:span text:style-name="T45"> command will identify them as shell builtins:</text:span></text:p>
      <text:p text:style-name="P63"><text:span text:style-name="Strong_20_Emphasis"><text:span text:style-name="T63">sysadmin@localhost</text:span></text:span><text:span text:style-name="Strong_20_Emphasis"><text:span text:style-name="T72">:</text:span></text:span><text:span text:style-name="Strong_20_Emphasis"><text:span text:style-name="T81">~</text:span></text:span><text:span text:style-name="Strong_20_Emphasis"><text:span text:style-name="T72">$</text:span></text:span><text:span text:style-name="T73"> type pwd <text:s text:c="49"/></text:span></text:p>
      <text:p text:style-name="P125">pwd is a shell builtin</text:p>
      <text:p text:style-name="P52"/>
      <text:p text:style-name="P54"><text:span text:style-name="T45">For external commands like the </text:span><text:span text:style-name="Source_20_Text"><text:span text:style-name="T60">ip</text:span></text:span><text:span text:style-name="T45"> command, the </text:span><text:span text:style-name="Source_20_Text"><text:span text:style-name="T60">type</text:span></text:span><text:span text:style-name="T45"> command will return the location of the command, in this case, the </text:span><text:span text:style-name="Source_20_Text"><text:span text:style-name="T46">/sbin</text:span></text:span><text:span text:style-name="T45"> directory:</text:span></text:p>
      <text:p text:style-name="P63"><text:soft-page-break/><text:span text:style-name="Strong_20_Emphasis"><text:span text:style-name="T63">sysadmin@localhost</text:span></text:span><text:span text:style-name="Strong_20_Emphasis"><text:span text:style-name="T72">:</text:span></text:span><text:span text:style-name="Strong_20_Emphasis"><text:span text:style-name="T81">~</text:span></text:span><text:span text:style-name="Strong_20_Emphasis"><text:span text:style-name="T72">$</text:span></text:span><text:span text:style-name="T73"> type ip <text:s text:c="50"/></text:span></text:p>
      <text:p text:style-name="P125">ip is /sbin/ip</text:p>
      <text:p text:style-name="P65"><text:span text:style-name="Strong_20_Emphasis"><text:span text:style-name="T32">Consider This</text:span></text:span></text:p>
      <text:p text:style-name="P89"><text:span text:style-name="T54">The </text:span><text:span text:style-name="Source_20_Text"><text:span text:style-name="T55">/bin</text:span></text:span><text:span text:style-name="T54"> directory contains executable programs needed for booting a system, commonly used commands, and other programs needed for basic system functionality.</text:span></text:p>
      <text:p text:style-name="P89"><text:span text:style-name="T54">The </text:span><text:span text:style-name="Source_20_Text"><text:span text:style-name="T55">/sbin</text:span></text:span><text:span text:style-name="T54"> directory also contains executable programs; mainly commands and tools designed for system administration.</text:span></text:p>
      <text:p text:style-name="P44"/>
      <text:p text:style-name="P50">If a command does not behave as expected or if a command is not accessible, that should be, it can be beneficial to know where the shell is finding the command.</text:p>
      <text:p text:style-name="P54"><text:span text:style-name="T45">The </text:span><text:span text:style-name="Source_20_Text"><text:span text:style-name="T60">which</text:span></text:span><text:span text:style-name="T45"> command searches for the location of a command in the system by searching the </text:span><text:span text:style-name="Source_20_Text"><text:span text:style-name="T46">PATH</text:span></text:span><text:span text:style-name="T45"> variable.</text:span></text:p>
      <text:p text:style-name="P52"/>
      <text:p text:style-name="P64"><text:span text:style-name="Strong_20_Emphasis"><text:span text:style-name="T63">sysadmin@localhost</text:span></text:span><text:span text:style-name="Strong_20_Emphasis"><text:span text:style-name="T72">:</text:span></text:span><text:span text:style-name="Strong_20_Emphasis"><text:span text:style-name="T81">~</text:span></text:span><text:span text:style-name="Strong_20_Emphasis"><text:span text:style-name="T72">$</text:span></text:span><text:span text:style-name="T73"> which ls <text:s text:c="38"/></text:span></text:p>
      <text:p text:style-name="P150">/bin/ls</text:p>
      <text:p text:style-name="P66"><text:span text:style-name="Strong_20_Emphasis"><text:span text:style-name="T17">Note</text:span></text:span></text:p>
      <text:p text:style-name="P90"><text:span text:style-name="T45">The </text:span><text:span text:style-name="Source_20_Text"><text:span text:style-name="T46">PATH</text:span></text:span><text:span text:style-name="T45"> variable contains a list of directories that are used to search for commands entered by the user.</text:span></text:p>
      <text:p text:style-name="P118"><text:span text:style-name="Variable"><text:span text:style-name="T45">The </text:span></text:span><text:span text:style-name="Variable"><text:span text:style-name="Source_20_Text"><text:span text:style-name="T46">PATH</text:span></text:span></text:span><text:span text:style-name="Variable"><text:span text:style-name="T45"> variable will be covered in greater detail later in the course.</text:span></text:span></text:p>
      <text:h text:style-name="P35" text:outline-level="2">2.8 Command Completion</text:h>
      <text:p text:style-name="P54"><text:span text:style-name="T45">A useful tool of the Bash shell is the ability to complete commands and their arguments automatically. Like many command line shells, Bash offers command line completion, where you type a few characters of a command (or its file name argument) and then press the </text:span><text:span text:style-name="Strong_20_Emphasis"><text:span text:style-name="T48">Tab</text:span></text:span><text:span text:style-name="T45"> key. The Bash shell will complete the command (or its file name argument) automatically for you. For example, if you type </text:span><text:span text:style-name="Source_20_Text"><text:span text:style-name="T46">ech</text:span></text:span><text:span text:style-name="T45"> and press </text:span><text:span text:style-name="Strong_20_Emphasis"><text:span text:style-name="T48">Tab</text:span></text:span><text:span text:style-name="T45">, then the shell will automatically complete the command </text:span><text:span text:style-name="Source_20_Text"><text:span text:style-name="T60">echo</text:span></text:span><text:span text:style-name="T45"> for you.</text:span></text:p>
      <text:p text:style-name="P54"><text:span text:style-name="T45">There will be times when you type a character or two and press the </text:span><text:span text:style-name="Strong_20_Emphasis"><text:span text:style-name="T48">Tab</text:span></text:span><text:span text:style-name="T45"> key, only to discover that Bash does not automatically complete the command. This will happen when you haven't typed enough characters to match only one command. However, pressing the </text:span><text:span text:style-name="Strong_20_Emphasis"><text:span text:style-name="T48">Tab</text:span></text:span><text:span text:style-name="T45"> key a second time in this situation will display the possible completions (possible commands) available.</text:span></text:p>
      <text:p text:style-name="P54"><text:soft-page-break/><text:span text:style-name="T45">A good example of this would be if you typed </text:span><text:span text:style-name="Source_20_Text"><text:span text:style-name="T46">ca</text:span></text:span><text:span text:style-name="T45"> and pressed </text:span><text:span text:style-name="Strong_20_Emphasis"><text:span text:style-name="T48">Tab</text:span></text:span><text:span text:style-name="T45">; then nothing would be displayed. If you pressed </text:span><text:span text:style-name="Strong_20_Emphasis"><text:span text:style-name="T48">Tab</text:span></text:span><text:span text:style-name="T45"> a second time, then the possible ways to complete a command starting with </text:span><text:span text:style-name="Source_20_Text"><text:span text:style-name="T46">ca</text:span></text:span><text:span text:style-name="T45"> would be shown:</text:span></text:p>
      <text:p text:style-name="P27"><text:span text:style-name="Strong_20_Emphasis"><text:span text:style-name="T63">sysadmin@localhost</text:span></text:span><text:span text:style-name="Strong_20_Emphasis"><text:span text:style-name="T72">:</text:span></text:span><text:span text:style-name="Strong_20_Emphasis"><text:span text:style-name="T81">~</text:span></text:span><text:span text:style-name="Strong_20_Emphasis"><text:span text:style-name="T72">$</text:span></text:span><text:span text:style-name="T73"> ca</text:span></text:p>
      <text:p text:style-name="P137">cal <text:s text:c="15"/>capsh <text:s text:c="13"/>cat <text:s text:c="15"/>cautious-launcher</text:p>
      <text:p text:style-name="P137">calendar <text:s text:c="10"/>captoinfo <text:s text:c="9"/>catchsegv</text:p>
      <text:p text:style-name="P137">caller <text:s text:c="12"/>case <text:s text:c="14"/>catman</text:p>
      <text:p text:style-name="P139"><text:span text:style-name="Strong_20_Emphasis"><text:span text:style-name="T63">sysadmin@localhost</text:span></text:span><text:span text:style-name="Strong_20_Emphasis"><text:span text:style-name="T72">:</text:span></text:span><text:span text:style-name="Strong_20_Emphasis"><text:span text:style-name="T81">~</text:span></text:span><text:span text:style-name="Strong_20_Emphasis"><text:span text:style-name="T72">$</text:span></text:span><text:span text:style-name="T73"> ca</text:span></text:p>
      <text:p text:style-name="P54"><text:span text:style-name="T45">Another possibility may occur when you have typed too little to match a single command name uniquely. If there are more possible matches to what you've typed than can easily be displayed, then the system will use a </text:span><text:span text:style-name="Variable"><text:span text:style-name="T45">pager</text:span></text:span><text:span text:style-name="T45"> to display the output, which will allow you to scroll through the possible matches.</text:span></text:p>
      <text:p text:style-name="P54"><text:span text:style-name="T45">For example, if you just type </text:span><text:span text:style-name="Source_20_Text"><text:span text:style-name="T46">c</text:span></text:span><text:span text:style-name="T45"> and press the </text:span><text:span text:style-name="Strong_20_Emphasis"><text:span text:style-name="T48">Tab</text:span></text:span><text:span text:style-name="T45"> key twice, the system will provide you with many matches that you can scroll through:</text:span></text:p>
      <text:p text:style-name="P29">c_rehash <text:s text:c="18"/>cksum <text:s text:c="47"/></text:p>
      <text:p text:style-name="P137">cal <text:s text:c="23"/>clear <text:s text:c="47"/></text:p>
      <text:p text:style-name="P137">calendar <text:s text:c="18"/>clear_console <text:s text:c="39"/></text:p>
      <text:p text:style-name="P137">caller <text:s text:c="20"/>cmp <text:s text:c="49"/></text:p>
      <text:p text:style-name="P137">capsh <text:s text:c="21"/>codepage <text:s text:c="44"/></text:p>
      <text:p text:style-name="P137">captoinfo <text:s text:c="17"/>col <text:s text:c="49"/></text:p>
      <text:p text:style-name="P137">case <text:s text:c="22"/>colcrt <text:s text:c="46"/></text:p>
      <text:p text:style-name="P137">cat <text:s text:c="23"/>colrm <text:s text:c="47"/></text:p>
      <text:p text:style-name="P137">catchsegv <text:s text:c="17"/>column <text:s text:c="46"/></text:p>
      <text:p text:style-name="P137">catman <text:s text:c="20"/>comm <text:s text:c="48"/></text:p>
      <text:p text:style-name="P137">cautious-launcher <text:s text:c="9"/>command <text:s text:c="45"/></text:p>
      <text:p text:style-name="P137">cd <text:s text:c="24"/>compgen <text:s text:c="45"/></text:p>
      <text:p text:style-name="P137">cfdisk <text:s text:c="20"/>complete <text:s text:c="44"/></text:p>
      <text:p text:style-name="P137">chage <text:s text:c="21"/>compopt <text:s text:c="45"/></text:p>
      <text:p text:style-name="P137">chardet3 <text:s text:c="18"/>compose <text:s text:c="45"/></text:p>
      <text:p text:style-name="P137">chardetect3 <text:s text:c="15"/>continue <text:s text:c="44"/></text:p>
      <text:p text:style-name="P137">chattr <text:s text:c="20"/>coproc <text:s text:c="46"/></text:p>
      <text:p text:style-name="P137">chcon <text:s text:c="21"/>corelist <text:s text:c="44"/></text:p>
      <text:p text:style-name="P137">chcpu <text:s text:c="21"/>cp <text:s text:c="50"/></text:p>
      <text:p text:style-name="P137">chfn <text:s text:c="22"/>cpan <text:s text:c="48"/></text:p>
      <text:p text:style-name="P137">chgpasswd <text:s text:c="17"/>cpan5.26-x86_64-linux-gnu <text:s text:c="27"/></text:p>
      <text:p text:style-name="P137">chgrp <text:s text:c="21"/>cpgr <text:s text:c="48"/></text:p>
      <text:p text:style-name="P137">chmem <text:s text:c="21"/>cpio <text:s text:c="48"/></text:p>
      <text:p text:style-name="P137">--More--</text:p>
      <text:p text:style-name="P54"><text:soft-page-break/><text:span text:style-name="T45">You may not wish to scroll through all these options; in that case, press </text:span><text:span text:style-name="Strong_20_Emphasis"><text:span text:style-name="T48">Q</text:span></text:span><text:span text:style-name="T45"> to exit the pager. In a situation like this, you should probably continue to type more characters to achieve a more refined match.</text:span></text:p>
      <text:p text:style-name="P54"><text:span text:style-name="T45">A common mistake when typing commands is to misspell the command name. Not only will you type commands faster, but you will type more accurately if you use command completion. Using the </text:span><text:span text:style-name="Strong_20_Emphasis"><text:span text:style-name="T48">Tab</text:span></text:span><text:span text:style-name="T45"> key to complete the command automatically helps to ensure that the command is typed correctly.</text:span></text:p>
      <text:p text:style-name="P52">Note that completion also works for arguments to commands when the arguments are file or directory names.</text:p>
      <text:p text:style-name="P44"/>
      <text:p text:style-name="P44"/>
      <text:p text:style-name="P44"/>
      <text:h text:style-name="P47" text:outline-level="2">2.9 Getting Help</text:h>
      <text:p text:style-name="P54"><text:span text:style-name="T45">As previously mentioned, UNIX was the operating system from which the foundation of Linux was built. The developers of UNIX created help documents called </text:span><text:span text:style-name="Variable"><text:span text:style-name="T45">man</text:span></text:span><text:span text:style-name="T45"> pages (short for </text:span><text:span text:style-name="Variable"><text:span text:style-name="T45">manual</text:span></text:span><text:span text:style-name="T45"> page).</text:span></text:p>
      <text:p text:style-name="P52">Referring to the man page for a command will provide you with the basic idea behind the purpose of the command, as well as details regarding the options of the command and a description of its features.</text:p>
      <text:p text:style-name="P44"/>
      <text:p text:style-name="P44"/>
      <text:p text:style-name="P44"/>
      <text:p text:style-name="P44"/>
      <text:p text:style-name="P44"/>
      <text:p text:style-name="P44"/>
      <text:p text:style-name="P44"/>
      <text:h text:style-name="P47" text:outline-level="2">2.9.1 Viewing Man Pages</text:h>
      <text:p text:style-name="P54"><text:span text:style-name="T45">To view a man page for a command, execute the </text:span><text:span text:style-name="Source_20_Text"><text:span text:style-name="T60">man </text:span></text:span><text:span text:style-name="T45">command in a terminal window.</text:span></text:p>
      <text:p text:style-name="P62">man command</text:p>
      <text:p text:style-name="P54"><text:span text:style-name="T45">For example, the following graphic shows the partial man page for the </text:span><text:span text:style-name="Source_20_Text"><text:span text:style-name="T60">cal</text:span></text:span><text:span text:style-name="T45"> command:</text:span></text:p>
      <text:p text:style-name="P27"><text:soft-page-break/><text:span text:style-name="Strong_20_Emphasis"><text:span text:style-name="T63">sysadmin@localhost</text:span></text:span><text:span text:style-name="Strong_20_Emphasis"><text:span text:style-name="T72">:</text:span></text:span><text:span text:style-name="Strong_20_Emphasis"><text:span text:style-name="T81">~</text:span></text:span><text:span text:style-name="Strong_20_Emphasis"><text:span text:style-name="T72">$</text:span></text:span><text:span text:style-name="T73"> man cal</text:span></text:p>
      <text:p text:style-name="P29"/>
      <text:p text:style-name="P29">CAL(1) <text:s text:c="19"/>BSD General Commands Manual <text:s text:c="18"/>CAL(1)</text:p>
      <text:p text:style-name="P140"/>
      <text:p text:style-name="P137">NAME</text:p>
      <text:p text:style-name="P136"><text:s text:c="5"/><text:span text:style-name="T87">cal, ncal -- displays a calendar and the date of Easter</text:span></text:p>
      <text:p text:style-name="P136"><text:s/></text:p>
      <text:p text:style-name="P137">SYNOPSIS</text:p>
      <text:p text:style-name="P136"><text:s text:c="5"/><text:span text:style-name="T87">cal [-3hjy] [-A number] [-B number] [[month] year]</text:span></text:p>
      <text:p text:style-name="P136"><text:s text:c="5"/><text:span text:style-name="T87">cal [-3hj] [-A number] [-B number] -m month [year]</text:span></text:p>
      <text:p text:style-name="P136"><text:s text:c="5"/><text:span text:style-name="T87">ncal [-3bhjJpwySM] [-A number] [-B number] [-s country_code] [[month]</text:span></text:p>
      <text:p text:style-name="P136"><text:s text:c="9"/><text:span text:style-name="T87">year]</text:span></text:p>
      <text:p text:style-name="P136"><text:s text:c="5"/><text:span text:style-name="T87">ncal [-3bhJeoSM] [-A number] [-B number] [year]</text:span></text:p>
      <text:p text:style-name="P136"><text:s text:c="5"/><text:span text:style-name="T87">ncal [-CN] [-H yyyy-mm-dd] [-d yyyy-mm]</text:span></text:p>
      <text:p text:style-name="P136"><text:s/></text:p>
      <text:p text:style-name="P137">DESCRIPTION</text:p>
      <text:p text:style-name="P136"><text:s text:c="5"/><text:span text:style-name="T87">The cal utility displays a simple calendar in traditional format and ncal</text:span></text:p>
      <text:p text:style-name="P136"><text:s text:c="5"/><text:span text:style-name="T87">offers an alternative layout, more options and the date of Easter. <text:s/>The</text:span></text:p>
      <text:p text:style-name="P136"><text:s text:c="5"/><text:span text:style-name="T87">new format is a little cramped but it makes a year fit on a 25x80 termi-</text:span></text:p>
      <text:p text:style-name="P136"><text:s text:c="5"/><text:span text:style-name="T87">nal. <text:s/>If arguments are not specified, the current month is displayed.</text:span></text:p>
      <text:p text:style-name="P136"><text:s/></text:p>
      <text:p text:style-name="P136"><text:s text:c="5"/><text:span text:style-name="T87">The options are as follows:</text:span></text:p>
      <text:p text:style-name="P136"><text:s/></text:p>
      <text:p text:style-name="P136"><text:s text:c="5"/><text:span text:style-name="T87">-h <text:s text:c="5"/>Turns off highlighting of today.</text:span></text:p>
      <text:p text:style-name="P156"/>
      <text:p text:style-name="P67"><text:span text:style-name="Strong_20_Emphasis"><text:span text:style-name="T18">Consider This</text:span></text:span></text:p>
      <text:p text:style-name="P117">It is possible to print man pages from the command line. If you wanted to send a man page to a default printer from a local machine, you would execute the following command:</text:p>
      <text:p text:style-name="P60">man -t command | lp</text:p>
      <text:p text:style-name="P84"><text:span text:style-name="Variable"><text:span text:style-name="T45">The command above will not function in our virtual environment.</text:span></text:span></text:p>
      <text:p text:style-name="P165"/>
      <text:p text:style-name="P104"><text:span text:style-name="T50">2.9.2 Controlling the Man Page Display <text:s text:c="42"/><text:tab/></text:span><text:span text:style-name="T45">The </text:span><text:span text:style-name="Source_20_Text"><text:span text:style-name="T60">man</text:span></text:span><text:span text:style-name="T45"> command uses a pager to display documents. Typically, this pager is the </text:span><text:span text:style-name="Source_20_Text"><text:span text:style-name="T60">less</text:span></text:span><text:span text:style-name="T45"> command, but on some distributions, it may be the </text:span><text:span text:style-name="Source_20_Text"><text:span text:style-name="T60">more</text:span></text:span><text:span text:style-name="T45"> command. Both are very similar in how they perform and will be discussed in more detail in a later chapter.</text:span></text:p>
      <text:p text:style-name="P54"><text:soft-page-break/><text:span text:style-name="T45">To view the various movement commands that are available, use the </text:span><text:span text:style-name="Strong_20_Emphasis"><text:span text:style-name="T48">H</text:span></text:span><text:span text:style-name="T45"> key or </text:span><text:span text:style-name="Strong_20_Emphasis"><text:span text:style-name="T48">Shift+H</text:span></text:span><text:span text:style-name="T45"> while viewing a man page. This will display a help page.</text:span></text:p>
      <text:p text:style-name="P36"><text:span text:style-name="Strong_20_Emphasis"><text:span text:style-name="T49">Note</text:span></text:span></text:p>
      <text:p text:style-name="P36"><text:span text:style-name="T45">If you are working on a Linux distribution that uses the </text:span><text:span text:style-name="Source_20_Text"><text:span text:style-name="T60">more</text:span></text:span><text:span text:style-name="T45"> command as a pager, your output will be different from the partial example shown here.</text:span></text:p>
      <text:p text:style-name="P91"><text:span text:style-name="Variable"><text:span text:style-name="T45">Pagers will be covered in greater detail later in the course.</text:span></text:span></text:p>
      <text:p text:style-name="P44"/>
      <text:p text:style-name="P31"><text:s text:c="6"/><text:span text:style-name="T106"><text:s text:c="13"/></text:span><text:span text:style-name="T107">SUMMARY OF LESS COMMANDS</text:span></text:p>
      <text:p text:style-name="P136"><text:s text:c="80"/></text:p>
      <text:p text:style-name="P136"><text:s text:c="6"/><text:span text:style-name="T87">Commands marked with * may be preceded by a number, N.</text:span></text:p>
      <text:p text:style-name="P136"><text:s text:c="6"/><text:span text:style-name="T87">Notes in parentheses indicate the behavior if N is given.</text:span></text:p>
      <text:p text:style-name="P136"><text:s text:c="6"/><text:span text:style-name="T87">A key preceded by a caret indicates the Ctrl key; thus ^K is ctrl-K.</text:span></text:p>
      <text:p text:style-name="P136"><text:s/></text:p>
      <text:p text:style-name="P136"><text:s text:c="2"/><text:span text:style-name="T87">h <text:s/>H <text:s text:c="16"/>Display this help.</text:span></text:p>
      <text:p text:style-name="P136"><text:s text:c="2"/><text:span text:style-name="T87">q <text:s/>:q <text:s/>Q <text:s/>:Q <text:s/>ZZ <text:s text:c="4"/>Exit.</text:span></text:p>
      <text:p text:style-name="P136"><text:s/><text:span text:style-name="T87">---------------------------------------------------------------------------</text:span></text:p>
      <text:p text:style-name="P136"><text:s/></text:p>
      <text:p text:style-name="P136"><text:s text:c="27"/><text:span text:style-name="T87">MOVING</text:span></text:p>
      <text:p text:style-name="P136"><text:s/></text:p>
      <text:p text:style-name="P136"><text:s text:c="2"/><text:span text:style-name="T87">e <text:s/>^E <text:s/>j <text:s/>^N <text:s/>CR <text:s/>* <text:s/>Forward <text:s/>one line <text:s text:c="2"/>(or N lines).</text:span></text:p>
      <text:p text:style-name="P136"><text:s text:c="2"/><text:span text:style-name="T87">y <text:s/>^Y <text:s/>k <text:s/>^K <text:s/>^P <text:s/>* <text:s/>Backward one line <text:s text:c="2"/>(or N lines).</text:span></text:p>
      <text:p text:style-name="P136"><text:s text:c="2"/><text:span text:style-name="T87">f <text:s/>^F <text:s/>^V <text:s/>SPACE <text:s/>* <text:s/>Forward <text:s/>one window (or N lines).</text:span></text:p>
      <text:p text:style-name="P136"><text:s text:c="2"/><text:span text:style-name="T87">b <text:s/>^B <text:s/>ESC-v <text:s text:c="5"/>* <text:s/>Backward one window (or N lines).</text:span></text:p>
      <text:p text:style-name="P136"><text:s text:c="2"/><text:span text:style-name="T87">z <text:s text:c="16"/>* <text:s/>Forward <text:s/>one window (and set window to N).</text:span></text:p>
      <text:p text:style-name="P136"><text:s text:c="2"/><text:span text:style-name="T87">w <text:s text:c="16"/>* <text:s/>Backward one window (and set window to N).</text:span></text:p>
      <text:p text:style-name="P136"><text:s text:c="2"/><text:span text:style-name="T87">ESC-SPACE <text:s text:c="8"/>* <text:s/>Forward <text:s/>one window, but don't stop at end-of-file.</text:span></text:p>
      <text:p text:style-name="P136"><text:s text:c="2"/><text:span text:style-name="T87">d <text:s/>^D <text:s text:c="12"/>* <text:s/>Forward <text:s/>one half-window (and set half-window to N).</text:span></text:p>
      <text:p text:style-name="P136"><text:s text:c="2"/><text:span text:style-name="T87">u <text:s/>^U <text:s text:c="12"/>* <text:s/>Backward one half-window (and set half-window to N).</text:span></text:p>
      <text:p text:style-name="P136">‌</text:p>
      <text:p text:style-name="P136"><text:s text:c="2"/><text:span text:style-name="T87">ESC-) <text:s/>RightArrow * <text:s/>Left <text:s/>one half screen width (or N positions).</text:span></text:p>
      <text:p text:style-name="P136"><text:s text:c="2"/><text:span text:style-name="T87">ESC-( <text:s/>LeftArrow <text:s/>* <text:s/>Right one half screen width (or N positions).</text:span></text:p>
      <text:p text:style-name="P136"><text:s text:c="2"/><text:span text:style-name="T87">F <text:s text:c="19"/>Forward forever; like "tail -f".</text:span></text:p>
      <text:p text:style-name="P136"><text:s text:c="2"/><text:span text:style-name="T87">r <text:s/>^R <text:s/>^L <text:s text:c="11"/>Repaint screen.</text:span></text:p>
      <text:p text:style-name="P136"><text:s text:c="2"/><text:span text:style-name="T87">R <text:s text:c="19"/>Repaint screen, discarding buffered input.</text:span></text:p>
      <text:p text:style-name="P136"><text:s text:c="8"/><text:span text:style-name="T87">---------------------------------------------------</text:span></text:p>
      <text:p text:style-name="P136"><text:s text:c="8"/><text:span text:style-name="T87">Default "window" is the screen height.</text:span></text:p>
      <text:p text:style-name="P136"><text:s text:c="8"/><text:span text:style-name="T87">Default "half-window" is half of the screen height.</text:span></text:p>
      <text:p text:style-name="P136"><text:s/><text:span text:style-name="T87">---------------------------------------------------------------------------</text:span></text:p>
      <text:p text:style-name="P44"/>
      <text:p text:style-name="P49"><text:soft-page-break/><text:span text:style-name="T19">To exit the </text:span><text:span text:style-name="Source_20_Text"><text:span text:style-name="T20">SUMMARY OF LESS COMMANDS</text:span></text:span><text:span text:style-name="T19">, type </text:span><text:span text:style-name="Strong_20_Emphasis"><text:span text:style-name="T17">Q</text:span></text:span><text:span text:style-name="T19">.</text:span></text:p>
      <text:p text:style-name="P54"><text:span text:style-name="T45">If your distribution uses the </text:span><text:span text:style-name="Source_20_Text"><text:span text:style-name="T60">less</text:span></text:span><text:span text:style-name="T45"> command, you might be a bit overwhelmed with the large number of "commands" that are available. The following table provides a summary of the more useful commands:</text:span></text:p>
      <table:table table:name="Table2" table:style-name="Table2">
        <table:table-column table:style-name="Table2.A"/>
        <table:table-column table:style-name="Table2.B"/>
        <table:table-header-rows>
          <table:table-row table:style-name="TableLine94445645588032">
            <table:table-cell table:style-name="Table2.A1" office:value-type="string">
              <text:p text:style-name="P153">Command</text:p>
            </table:table-cell>
            <table:table-cell table:style-name="Table2.B1" office:value-type="string">
              <text:p text:style-name="P153">Function</text:p>
            </table:table-cell>
          </table:table-row>
        </table:table-header-rows>
        <table:table-row table:style-name="TableLine94445611435520">
          <table:table-cell table:style-name="Table2.A2" office:value-type="string">
            <text:p text:style-name="P152"><text:span text:style-name="Strong_20_Emphasis"><text:span text:style-name="T108">Return</text:span></text:span><text:span text:style-name="T109"> (or </text:span><text:span text:style-name="Strong_20_Emphasis"><text:span text:style-name="T108">Enter</text:span></text:span><text:span text:style-name="T109">)</text:span></text:p>
          </table:table-cell>
          <table:table-cell table:style-name="Table2.B2" office:value-type="string">
            <text:p text:style-name="P151">Go down one line</text:p>
          </table:table-cell>
        </table:table-row>
        <table:table-row table:style-name="TableLine94445608805376">
          <table:table-cell table:style-name="Table2.A2" office:value-type="string">
            <text:p text:style-name="P152"><text:span text:style-name="Strong_20_Emphasis"><text:span text:style-name="T108">Space</text:span></text:span></text:p>
          </table:table-cell>
          <table:table-cell table:style-name="Table2.B2" office:value-type="string">
            <text:p text:style-name="P151">Go down one page</text:p>
          </table:table-cell>
        </table:table-row>
        <table:table-row table:style-name="TableLine94445611499008">
          <table:table-cell table:style-name="Table2.A2" office:value-type="string">
            <text:p text:style-name="P152"><text:span text:style-name="Source_20_Text"><text:span text:style-name="T33">/</text:span></text:span><text:span text:style-name="Source_20_Text"><text:span text:style-name="Variable"><text:span text:style-name="T33">term</text:span></text:span></text:span></text:p>
          </table:table-cell>
          <table:table-cell table:style-name="Table2.B2" office:value-type="string">
            <text:p text:style-name="P152"><text:span text:style-name="T92">Search for </text:span><text:span text:style-name="Source_20_Text"><text:span text:style-name="Variable"><text:span text:style-name="T20">term</text:span></text:span></text:span></text:p>
          </table:table-cell>
        </table:table-row>
        <table:table-row table:style-name="TableLine94445627616848">
          <table:table-cell table:style-name="Table2.A2" office:value-type="string">
            <text:p text:style-name="P152"><text:span text:style-name="Source_20_Text"><text:span text:style-name="T33">n</text:span></text:span></text:p>
          </table:table-cell>
          <table:table-cell table:style-name="Table2.B2" office:value-type="string">
            <text:p text:style-name="P151">Find next search item</text:p>
          </table:table-cell>
        </table:table-row>
        <table:table-row table:style-name="TableLine94445585215200">
          <table:table-cell table:style-name="Table2.A2" office:value-type="string">
            <text:p text:style-name="P152"><text:span text:style-name="Source_20_Text"><text:span text:style-name="T33">1G</text:span></text:span></text:p>
          </table:table-cell>
          <table:table-cell table:style-name="Table2.B2" office:value-type="string">
            <text:p text:style-name="P151">Go to the beginning of the page</text:p>
          </table:table-cell>
        </table:table-row>
        <table:table-row table:style-name="TableLine94445592222928">
          <table:table-cell table:style-name="Table2.A2" office:value-type="string">
            <text:p text:style-name="P152"><text:span text:style-name="Source_20_Text"><text:span text:style-name="T33">G</text:span></text:span></text:p>
          </table:table-cell>
          <table:table-cell table:style-name="Table2.B2" office:value-type="string">
            <text:p text:style-name="P151">Go to the end of the page</text:p>
          </table:table-cell>
        </table:table-row>
        <table:table-row table:style-name="TableLine94445715291696">
          <table:table-cell table:style-name="Table2.A2" office:value-type="string">
            <text:p text:style-name="P152"><text:span text:style-name="Source_20_Text"><text:span text:style-name="T33">h</text:span></text:span></text:p>
          </table:table-cell>
          <table:table-cell table:style-name="Table2.B2" office:value-type="string">
            <text:p text:style-name="P151">Display help</text:p>
          </table:table-cell>
        </table:table-row>
        <table:table-row table:style-name="TableLine94445629627904">
          <table:table-cell table:style-name="Table2.A2" office:value-type="string">
            <text:p text:style-name="P152"><text:span text:style-name="Source_20_Text"><text:span text:style-name="T33">q</text:span></text:span></text:p>
          </table:table-cell>
          <table:table-cell table:style-name="Table2.B2" office:value-type="string">
            <text:p text:style-name="P151">Quit man page</text:p>
          </table:table-cell>
        </table:table-row>
      </table:table>
      <text:p text:style-name="P44"/>
      <text:h text:style-name="P47" text:outline-level="2">2.9.3 Sections Within Man Pages</text:h>
      <text:p text:style-name="P52">Each man page is broken into sections. Each section is designed to provide specific information about a command. While there are common sections that you will see in most man pages, some developers also create sections that you will only see in a specific man page.</text:p>
      <text:p text:style-name="P52">The following table describes some of the more common sections that you will find in man pages:</text:p>
      <text:h text:style-name="P61" text:outline-level="3">NAME</text:h>
      <text:p text:style-name="P52">Provides the name of the command and a very brief description.</text:p>
      <text:p text:style-name="P27"><text:span text:style-name="Strong_20_Emphasis"><text:span text:style-name="T72">NAME</text:span></text:span><text:span text:style-name="T73"> <text:s text:c="75"/></text:span></text:p>
      <text:p text:style-name="P136"><text:s text:c="7"/><text:span text:style-name="T87">ls - list directory contents</text:span></text:p>
      <text:h text:style-name="P61" text:outline-level="3">SYNOPSIS</text:h>
      <text:p text:style-name="P52">A brief summary of the command or function's interface. A summary of how the command line syntax of the program looks.</text:p>
      <text:p text:style-name="P27"><text:span text:style-name="Strong_20_Emphasis"><text:span text:style-name="T72">SYNOPSIS</text:span></text:span><text:span text:style-name="T73"> <text:s text:c="71"/></text:span></text:p>
      <text:p text:style-name="P139"><text:span text:style-name="T74"><text:s text:c="7"/></text:span><text:span text:style-name="Strong_20_Emphasis"><text:span text:style-name="T72">ls</text:span></text:span><text:span text:style-name="T73"> [OPTION]... [FILE]...</text:span></text:p>
      <text:h text:style-name="P61" text:outline-level="3"><text:soft-page-break/>DESCRIPTION</text:h>
      <text:p text:style-name="P52">Provides a more detailed description of the command.</text:p>
      <text:p text:style-name="P27"><text:span text:style-name="Strong_20_Emphasis"><text:span text:style-name="T72">DESCRIPTION</text:span></text:span><text:span text:style-name="T73"> <text:s text:c="68"/></text:span></text:p>
      <text:p text:style-name="P136"><text:s text:c="7"/><text:span text:style-name="T87">List <text:s/>information <text:s/>about <text:s/>the FILEs (the current directory by default). <text:s/></text:span></text:p>
      <text:p text:style-name="P139"><text:span text:style-name="T74"><text:s text:c="7"/></text:span><text:span text:style-name="T73">Sort entries alphabetically if none of </text:span><text:span text:style-name="Strong_20_Emphasis"><text:span text:style-name="T72">-cftuvSUX</text:span></text:span><text:span text:style-name="T73"> nor </text:span><text:span text:style-name="Strong_20_Emphasis"><text:span text:style-name="T72">--sort</text:span></text:span><text:span text:style-name="T73"> <text:s/>is <text:s/>speci- <text:s/></text:span></text:p>
      <text:p text:style-name="P136"><text:s text:c="7"/><text:span text:style-name="T87">fied.</text:span></text:p>
      <text:h text:style-name="P61" text:outline-level="3">OPTIONS</text:h>
      <text:p text:style-name="P54"><text:span text:style-name="T45">Lists the options for the command as well as a description of how they are used. Often this information is found in the </text:span><text:span text:style-name="Source_20_Text"><text:span text:style-name="T46">DESCRIPTION</text:span></text:span><text:span text:style-name="T45"> section and not in a separate </text:span><text:span text:style-name="Source_20_Text"><text:span text:style-name="T46">OPTIONS</text:span></text:span><text:span text:style-name="T45"> section.</text:span></text:p>
      <text:p text:style-name="P27"><text:span text:style-name="Strong_20_Emphasis"><text:span text:style-name="T72">-a</text:span></text:span><text:span text:style-name="T73">, </text:span><text:span text:style-name="Strong_20_Emphasis"><text:span text:style-name="T72">--all</text:span></text:span><text:span text:style-name="T73"> <text:s text:c="63"/></text:span></text:p>
      <text:p text:style-name="P136"><text:s text:c="14"/><text:span text:style-name="T87">do not ignore entries starting with . <text:s/></text:span></text:p>
      <text:p text:style-name="P136"><text:s/></text:p>
      <text:p text:style-name="P139"><text:span text:style-name="T74"><text:s text:c="7"/></text:span><text:span text:style-name="Strong_20_Emphasis"><text:span text:style-name="T72">-A</text:span></text:span><text:span text:style-name="T73">, </text:span><text:span text:style-name="Strong_20_Emphasis"><text:span text:style-name="T72">--almost-all</text:span></text:span><text:span text:style-name="T73"> <text:s text:c="56"/></text:span></text:p>
      <text:p text:style-name="P139"><text:span text:style-name="T74"><text:s text:c="14"/></text:span><text:span text:style-name="T73">do not list implied </text:span><text:span text:style-name="Strong_20_Emphasis"><text:span text:style-name="T72">.</text:span></text:span><text:span text:style-name="T73"> and </text:span><text:span text:style-name="Strong_20_Emphasis"><text:span text:style-name="T72">..</text:span></text:span><text:span text:style-name="T73"> <text:s text:c="37"/></text:span></text:p>
      <text:p text:style-name="P136"><text:s text:c="80"/></text:p>
      <text:p text:style-name="P139"><text:span text:style-name="T74"><text:s text:c="7"/></text:span><text:span text:style-name="Strong_20_Emphasis"><text:span text:style-name="T72">--author</text:span></text:span><text:span text:style-name="T73"> <text:s text:c="64"/></text:span></text:p>
      <text:p text:style-name="P139"><text:span text:style-name="T74"><text:s text:c="14"/></text:span><text:span text:style-name="T73">with </text:span><text:span text:style-name="Strong_20_Emphasis"><text:span text:style-name="T72">-l</text:span></text:span><text:span text:style-name="T73">, print the author of each file <text:s text:c="27"/></text:span></text:p>
      <text:p text:style-name="P136"><text:s text:c="80"/></text:p>
      <text:p text:style-name="P139"><text:span text:style-name="T74"><text:s text:c="7"/></text:span><text:span text:style-name="Strong_20_Emphasis"><text:span text:style-name="T72">-b</text:span></text:span><text:span text:style-name="T73">, </text:span><text:span text:style-name="Strong_20_Emphasis"><text:span text:style-name="T72">--escape</text:span></text:span><text:span text:style-name="T73"> <text:s text:c="59"/></text:span></text:p>
      <text:p text:style-name="P136"><text:s text:c="14"/><text:span text:style-name="T87">print C-style escapes for nongraphic characters <text:s text:c="18"/></text:span></text:p>
      <text:p text:style-name="P136"><text:s text:c="80"/></text:p>
      <text:p text:style-name="P139"><text:span text:style-name="T74"><text:s text:c="7"/></text:span><text:span text:style-name="Strong_20_Emphasis"><text:span text:style-name="T72">--block-size</text:span></text:span><text:span text:style-name="T73">=SIZE <text:s text:c="55"/></text:span></text:p>
      <text:p text:style-name="P136"><text:s text:c="14"/><text:span text:style-name="T87">scale sizes by SIZE before printing them; e.g., '--block-size=M' <text:s/></text:span></text:p>
      <text:p text:style-name="P136"><text:s text:c="14"/><text:span text:style-name="T87">prints sizes in units of 1,048,576 bytes; see SIZE format below</text:span></text:p>
      <text:h text:style-name="P61" text:outline-level="3">FILES</text:h>
      <text:p text:style-name="P54"><text:span text:style-name="T45">Lists the files that are associated with the command as well as a description of how they are used. These files may be used to configure the command's more advanced features. Often this information is found in the </text:span><text:span text:style-name="Source_20_Text"><text:span text:style-name="T46">DESCRIPTION</text:span></text:span><text:span text:style-name="T45"> section and not in a separate </text:span><text:span text:style-name="Source_20_Text"><text:span text:style-name="T46">FILES</text:span></text:span><text:span text:style-name="T45"> section.</text:span></text:p>
      <text:h text:style-name="P61" text:outline-level="3">AUTHOR</text:h>
      <text:p text:style-name="P52">Provides the name of the person who created the man page and (sometimes) how to contact the person.</text:p>
      <text:p text:style-name="P27"><text:span text:style-name="Strong_20_Emphasis"><text:span text:style-name="T72">AUTHOR</text:span></text:span><text:span text:style-name="T73"> <text:s text:c="73"/></text:span></text:p>
      <text:p text:style-name="P136"><text:s text:c="7"/><text:span text:style-name="T87">Written by Richard M. Stallman and David MacKenzie.</text:span></text:p>
      <text:p text:style-name="P137"/>
      <text:h text:style-name="P61" text:outline-level="3"><text:soft-page-break/>REPORTING BUGS</text:h>
      <text:p text:style-name="P52">Provides details on how to report problems with the command.</text:p>
      <text:p text:style-name="P27"><text:span text:style-name="Strong_20_Emphasis"><text:span text:style-name="T72">REPORTING BUGS</text:span></text:span><text:span text:style-name="T73"> <text:s text:c="64"/></text:span></text:p>
      <text:p text:style-name="P136"><text:s text:c="7"/><text:span text:style-name="T87">GNU coreutils online help: &lt;http://www.gnu.org/software/coreutils/&gt; <text:s text:c="5"/></text:span></text:p>
      <text:p text:style-name="P136"><text:s text:c="7"/><text:span text:style-name="T87">Report ls translation bugs to &lt;http://translationproject.org/team/&gt;</text:span></text:p>
      <text:h text:style-name="P61" text:outline-level="3">COPYRIGHT</text:h>
      <text:p text:style-name="P52">Provides basic copyright information.</text:p>
      <text:p text:style-name="P27"><text:span text:style-name="Strong_20_Emphasis"><text:span text:style-name="T72">COPYRIGHT</text:span></text:span><text:span text:style-name="T73"> <text:s text:c="70"/></text:span></text:p>
      <text:p text:style-name="P136"><text:s text:c="7"/><text:span text:style-name="T87">Copyright (C) 2017 Free Software Foundation, Inc. <text:s/>License GPLv3+: <text:s/>GNU <text:s/></text:span></text:p>
      <text:p text:style-name="P136"><text:s text:c="7"/><text:span text:style-name="T87">GPL version 3 or later &lt;http://gnu.org/licenses/gpl.html&gt;. <text:s text:c="14"/></text:span></text:p>
      <text:p text:style-name="P136"><text:s text:c="7"/><text:span text:style-name="T87">This <text:s/>is <text:s/>free <text:s/>software: <text:s/>you <text:s/>are free to change and redistribute it. <text:s/></text:span></text:p>
      <text:p text:style-name="P136"><text:s text:c="7"/><text:span text:style-name="T87">There is NO WARRANTY, to the extent permitted by law.</text:span></text:p>
      <text:h text:style-name="P61" text:outline-level="3">SEE ALSO</text:h>
      <text:p text:style-name="P52">Provides you with an idea of where you can find additional information. This often includes other commands that are related to this command.</text:p>
      <text:p text:style-name="P27"><text:span text:style-name="Strong_20_Emphasis"><text:span text:style-name="T72">SEE ALSO</text:span></text:span><text:span text:style-name="T73"> <text:s text:c="71"/></text:span></text:p>
      <text:p text:style-name="P136"><text:s text:c="7"/><text:span text:style-name="T87">Full documentation at: &lt;http://www.gnu.org/software/coreutils/ls&gt; <text:s text:c="7"/></text:span></text:p>
      <text:p text:style-name="P136"><text:s text:c="7"/><text:span text:style-name="T87">or available locally via: info '(coreutils) ls invocation'</text:span></text:p>
      <text:p text:style-name="P137"/>
      <text:p text:style-name="P44"/>
      <text:p text:style-name="P44"/>
      <text:h text:style-name="P47" text:outline-level="2">2.9.4 Man Pages Synopsis</text:h>
      <text:p text:style-name="P54"><text:span text:style-name="T45">The </text:span><text:span text:style-name="Source_20_Text"><text:span text:style-name="T46">SYNOPSIS</text:span></text:span><text:span text:style-name="T45"> section of a man page can be difficult to understand, but it is a valuable resource since it provides a concise example of how to use the command. For example, consider an example </text:span><text:span text:style-name="Source_20_Text"><text:span text:style-name="T46">SYNOPSIS</text:span></text:span><text:span text:style-name="T45"> for the </text:span><text:span text:style-name="Source_20_Text"><text:span text:style-name="T60">cal</text:span></text:span><text:span text:style-name="T45"> command:</text:span></text:p>
      <text:p text:style-name="P43"><text:span text:style-name="Strong_20_Emphasis"><text:span text:style-name="T72">SYNOPSIS</text:span></text:span></text:p>
      <text:p text:style-name="P122"><text:span text:style-name="T74"><text:s text:c="5"/></text:span><text:span text:style-name="Strong_20_Emphasis"><text:span text:style-name="T72">cal</text:span></text:span><text:span text:style-name="T73"> [</text:span><text:span text:style-name="Strong_20_Emphasis"><text:span text:style-name="T72">-3hjy</text:span></text:span><text:span text:style-name="T73">] [</text:span><text:span text:style-name="Strong_20_Emphasis"><text:span text:style-name="T72">-A</text:span></text:span><text:span text:style-name="T73"> number] [</text:span><text:span text:style-name="Strong_20_Emphasis"><text:span text:style-name="T72">-B</text:span></text:span><text:span text:style-name="T73"> number] [[month] year]</text:span></text:p>
      <text:p text:style-name="P54"><text:span text:style-name="T45">The square brackets </text:span><text:span text:style-name="Source_20_Text"><text:span text:style-name="T46">[ ]</text:span></text:span><text:span text:style-name="T45"> are used to indicate that this feature is not required to run the command. For example, </text:span><text:span text:style-name="Source_20_Text"><text:span text:style-name="T46">[-3hjy]</text:span></text:span><text:span text:style-name="T45"> means you can use the options </text:span><text:span text:style-name="Source_20_Text"><text:span text:style-name="T60">-3</text:span></text:span><text:span text:style-name="T45">, </text:span><text:span text:style-name="Source_20_Text"><text:span text:style-name="T60">-h</text:span></text:span><text:span text:style-name="T45">, </text:span><text:span text:style-name="Source_20_Text"><text:span text:style-name="T60">-j</text:span></text:span><text:span text:style-name="T45">, </text:span><text:span text:style-name="Source_20_Text"><text:span text:style-name="T60">-y</text:span></text:span><text:span text:style-name="T45">, but none of these options are required for the </text:span><text:span text:style-name="Source_20_Text"><text:span text:style-name="T60">cal</text:span></text:span><text:span text:style-name="T45"> command to function properly.</text:span></text:p>
      <text:p text:style-name="P54"><text:span text:style-name="T45">The second set of square brackets </text:span><text:span text:style-name="Source_20_Text"><text:span text:style-name="T46">[-A number]</text:span></text:span><text:span text:style-name="T45"> allows you to ‌⁠​​⁠specify the number of months to be added to the end of the display.</text:span></text:p>
      <text:p text:style-name="P54"><text:soft-page-break/><text:span text:style-name="T45">The third set of square brackets in the </text:span><text:span text:style-name="Source_20_Text"><text:span text:style-name="T46">[-B number]</text:span></text:span><text:span text:style-name="T45"> allows you to specify the number of months to be added to the beginning of the display.</text:span></text:p>
      <text:p text:style-name="P54"><text:span text:style-name="T45">The fourth set of square brackets in the </text:span><text:span text:style-name="Source_20_Text"><text:span text:style-name="T46">[[month] year]</text:span></text:span><text:span text:style-name="T45"> demonstrates another feature; it means that you can specify a year by itself, but if you specify a month you must also specify a year.</text:span></text:p>
      <text:p text:style-name="P54"><text:span text:style-name="T45">Another component of the </text:span><text:span text:style-name="Source_20_Text"><text:span text:style-name="T46">SYNOPSIS</text:span></text:span><text:span text:style-name="T45"> that might cause some confusion can be seen in the </text:span><text:span text:style-name="Source_20_Text"><text:span text:style-name="T46">SYNOPSIS</text:span></text:span><text:span text:style-name="T45"> of the </text:span><text:span text:style-name="Source_20_Text"><text:span text:style-name="T60">date</text:span></text:span><text:span text:style-name="T45"> command:</text:span></text:p>
      <text:p text:style-name="P43"><text:span text:style-name="Strong_20_Emphasis"><text:span text:style-name="T72">SYNOPSIS</text:span></text:span><text:span text:style-name="T73"> <text:s text:c="71"/></text:span></text:p>
      <text:p text:style-name="P122"><text:span text:style-name="T74"><text:s text:c="7"/></text:span><text:span text:style-name="Strong_20_Emphasis"><text:span text:style-name="T72">date</text:span></text:span><text:span text:style-name="T73"> [OPTION]... [+FORMAT]</text:span></text:p>
      <text:p text:style-name="P122"><text:span text:style-name="T74"><text:s text:c="7"/></text:span><text:span text:style-name="Strong_20_Emphasis"><text:span text:style-name="T72">date</text:span></text:span><text:span text:style-name="T73"> [-u|--utc|--universal] [MMDDhhmm[[CC]YY][.ss]]</text:span></text:p>
      <text:p text:style-name="P54"><text:span text:style-name="T45">In this </text:span><text:span text:style-name="Source_20_Text"><text:span text:style-name="T46">SYNOPSIS</text:span></text:span><text:span text:style-name="T45"> there are two syntaxes for the </text:span><text:span text:style-name="Source_20_Text"><text:span text:style-name="T60">date</text:span></text:span><text:span text:style-name="T45"> command. The first one is used to display the date on the system while the second is used to set the date.</text:span></text:p>
      <text:p text:style-name="P54"><text:span text:style-name="T45">The ellipses </text:span><text:span text:style-name="Source_20_Text"><text:span text:style-name="T46">...</text:span></text:span><text:span text:style-name="T45"> following </text:span><text:span text:style-name="Source_20_Text"><text:span text:style-name="T46">[OPTION]</text:span></text:span><text:span text:style-name="T45">, indicate that </text:span><text:span text:style-name="Source_20_Text"><text:span text:style-name="T46">[OPTION]</text:span></text:span><text:span text:style-name="T45"> may be repeated.</text:span></text:p>
      <text:p text:style-name="P54"><text:span text:style-name="T45">Additionally, the </text:span><text:span text:style-name="Source_20_Text"><text:span text:style-name="T46">[-u|--utc|--universal]</text:span></text:span><text:span text:style-name="T45"> notation means that you can either use the </text:span><text:span text:style-name="Source_20_Text"><text:span text:style-name="T60">-u</text:span></text:span><text:span text:style-name="T45"> option or the </text:span><text:span text:style-name="Source_20_Text"><text:span text:style-name="T60">--utc</text:span></text:span><text:span text:style-name="T45"> option, or the </text:span><text:span text:style-name="Source_20_Text"><text:span text:style-name="T60">--universal</text:span></text:span><text:span text:style-name="T45"> option. Typically, this means that all three options really do the same thing, but sometimes this format (use of the </text:span><text:span text:style-name="Source_20_Text"><text:span text:style-name="T46">|</text:span></text:span><text:span text:style-name="T45"> character) is used to indicate that the options can't be used in combination, like a logical </text:span><text:span text:style-name="Variable"><text:span text:style-name="T45">or</text:span></text:span><text:span text:style-name="T45">.</text:span></text:p>
      <text:p text:style-name="P44"/>
      <text:h text:style-name="P47" text:outline-level="2">2.9.5 Searching Within a Man Page</text:h>
      <text:p text:style-name="P54"><text:span text:style-name="T45">In order to search a man page for a term, type the </text:span><text:span text:style-name="Source_20_Text"><text:span text:style-name="T46">/</text:span></text:span><text:span text:style-name="T45"> character followed by the term and hit the </text:span><text:span text:style-name="Strong_20_Emphasis"><text:span text:style-name="T48">Enter</text:span></text:span><text:span text:style-name="T45"> key. The program will search from the current location down towards the bottom of the page to try to locate and highlight the term.</text:span></text:p>
      <text:p text:style-name="P54"><text:span text:style-name="T45">If the term is not found, or you have reached the end of the matches, then the program will report </text:span><text:span text:style-name="Source_20_Text"><text:span text:style-name="T46">Pattern not found (press Return)</text:span></text:span><text:span text:style-name="T45">. If a match is found and you want to move to the next match of the term, press </text:span><text:span text:style-name="Strong_20_Emphasis"><text:span text:style-name="T48">N</text:span></text:span><text:span text:style-name="T45">. To return to a previous match of the term, press </text:span><text:span text:style-name="Strong_20_Emphasis"><text:span text:style-name="T48">Shift+N</text:span></text:span><text:span text:style-name="T45">.</text:span></text:p>
      <text:p text:style-name="P166"/>
      <text:p text:style-name="P167">Note</text:p>
      <text:p text:style-name="P168">If you haven't already, notice here that pager commands are viewed on the final line of the screen.</text:p>
      <text:p text:style-name="P19"><text:span text:style-name="Strong_20_Emphasis"><text:span text:style-name="T36"/></text:span></text:p>
      <text:p text:style-name="P44"/>
      <text:h text:style-name="P74" text:outline-level="2"><text:soft-page-break/>2.9.6 Man Page Sections</text:h>
      <text:p text:style-name="P52">Until now, we have been displaying man pages for commands. However, sometimes configuration files also have man pages. Configuration files (sometimes called system files) contain information that is used to store information about the operating system or services.</text:p>
      <text:p text:style-name="P52">Additionally, there are several different types of commands (user commands, system commands, and administration commands) as well as other features that require documentation, such as libraries and kernel components.</text:p>
      <text:p text:style-name="P52">As a result, there are thousands of man pages on a typical Linux distribution. To organize all of these man pages, the pages are categorized by sections, much like each individual man page is broken into sections.</text:p>
      <text:p text:style-name="P52">By default, there are nine sections of man pages:</text:p>
      <text:list xml:id="list836059247" text:style-name="L4">
        <text:list-item>
          <text:p text:style-name="P163">Executable programs or shell commands</text:p>
        </text:list-item>
        <text:list-item>
          <text:p text:style-name="P163">System calls (functions provided by the kernel)</text:p>
        </text:list-item>
        <text:list-item>
          <text:p text:style-name="P163">Library calls (functions within program libraries)</text:p>
        </text:list-item>
        <text:list-item>
          <text:p text:style-name="P160"><text:span text:style-name="T45">Special files (usually found in</text:span><text:span text:style-name="Source_20_Text"><text:span text:style-name="T46"> /dev</text:span></text:span><text:span text:style-name="T45">)</text:span></text:p>
        </text:list-item>
        <text:list-item>
          <text:p text:style-name="P160"><text:span text:style-name="T45">File formats and conventions, e.g. </text:span><text:span text:style-name="Source_20_Text"><text:span text:style-name="T46">/etc/passwd</text:span></text:span></text:p>
        </text:list-item>
        <text:list-item>
          <text:p text:style-name="P163">Games</text:p>
        </text:list-item>
        <text:list-item>
          <text:p text:style-name="P160"><text:span text:style-name="T45">Miscellaneous (including macro packages and conventions), e.g. </text:span><text:span text:style-name="Source_20_Text"><text:span text:style-name="T46">man(7)</text:span></text:span><text:span text:style-name="T45">, </text:span><text:span text:style-name="Source_20_Text"><text:span text:style-name="T46">groff(7)</text:span></text:span></text:p>
        </text:list-item>
        <text:list-item>
          <text:p text:style-name="P163">System administration commands (usually only for root)</text:p>
        </text:list-item>
        <text:list-item>
          <text:p text:style-name="P163">Kernel routines [non-standard]</text:p>
        </text:list-item>
      </text:list>
      <text:p text:style-name="P54"><text:span text:style-name="T45">When you use the </text:span><text:span text:style-name="Source_20_Text"><text:span text:style-name="T60">man</text:span></text:span><text:span text:style-name="T45"> command, it searches each of these sections in order until it finds the first match. For example, if you execute the command </text:span><text:span text:style-name="Source_20_Text"><text:span text:style-name="T60">man cal</text:span></text:span><text:span text:style-name="T45">, the first section (Executable programs or shell commands) is searched for a man page called </text:span><text:span text:style-name="Source_20_Text"><text:span text:style-name="T46">cal</text:span></text:span><text:span text:style-name="T45">. If not found, then the second section is searched. If no man page is found after searching all sections, you will receive an error message:</text:span></text:p>
      <text:p text:style-name="P28"><text:span text:style-name="Strong_20_Emphasis"><text:span text:style-name="T63">sysadmin@localhost</text:span></text:span><text:span text:style-name="Strong_20_Emphasis"><text:span text:style-name="T72">:</text:span></text:span><text:span text:style-name="Strong_20_Emphasis"><text:span text:style-name="T81">~</text:span></text:span><text:span text:style-name="Strong_20_Emphasis"><text:span text:style-name="T72">$</text:span></text:span><text:span text:style-name="T73"> man zed</text:span></text:p>
      <text:p text:style-name="P137">No manual entry for zed</text:p>
      <text:p text:style-name="P138"/>
      <text:p text:style-name="P46"/>
      <text:p text:style-name="P68"><text:span text:style-name="Strong_20_Emphasis"><text:span text:style-name="T17">Consider This</text:span></text:span></text:p>
      <text:p text:style-name="P92">Typically, there are many more sections than the standard nine. Custom software designers make man pages, using non-standard section names, for example "3p".</text:p>
      <text:h text:style-name="P35" text:outline-level="2"><text:soft-page-break/>2.9.6.1 Determining Which Section</text:h>
      <text:p text:style-name="P54"><text:span text:style-name="T45">To determine which section a specific man page belongs to, look at the numeric value on the first line of the output of the man page. For example, if you execute the command </text:span><text:span text:style-name="Source_20_Text"><text:span text:style-name="T60">man cal</text:span></text:span><text:span text:style-name="T45">, you will see that the </text:span><text:span text:style-name="Source_20_Text"><text:span text:style-name="T60">cal</text:span></text:span><text:span text:style-name="T45"> command belongs to the first section of man pages:</text:span></text:p>
      <text:p text:style-name="P27"><text:span text:style-name="Strong_20_Emphasis"><text:span text:style-name="T63">sysadmin@localhost</text:span></text:span><text:span text:style-name="Strong_20_Emphasis"><text:span text:style-name="T72">:</text:span></text:span><text:span text:style-name="Strong_20_Emphasis"><text:span text:style-name="T81">~</text:span></text:span><text:span text:style-name="Strong_20_Emphasis"><text:span text:style-name="T72">$</text:span></text:span><text:span text:style-name="T73"> man cal</text:span></text:p>
      <text:p text:style-name="P113">‌⁠​​⁠​ </text:p>
      <text:p text:style-name="P29">CAL(<text:span text:style-name="T110">1</text:span>) <text:s text:c="19"/>BSD General Commands Manual <text:s text:c="18"/>CAL(<text:span text:style-name="T110">1</text:span>)</text:p>
      <text:p text:style-name="P30"/>
      <text:p text:style-name="P44"/>
      <text:h text:style-name="P47" text:outline-level="2">2.9.6.2 Specifying a Section</text:h>
      <text:p text:style-name="P52">In some cases, you will need to specify the section in order to display the correct man page. This is necessary because sometimes there will be man pages with the same name in different sections.</text:p>
      <text:p text:style-name="P54"><text:span text:style-name="T45">For example, there is a command called </text:span><text:span text:style-name="Source_20_Text"><text:span text:style-name="T60">passwd</text:span></text:span><text:span text:style-name="T45"> that allows you to change your password. There is also a file called </text:span><text:span text:style-name="Source_20_Text"><text:span text:style-name="T46">passwd</text:span></text:span><text:span text:style-name="T45"> that stores account information. Both the command and the file have a man page.</text:span></text:p>
      <text:p text:style-name="P54"><text:span text:style-name="T45">The </text:span><text:span text:style-name="Source_20_Text"><text:span text:style-name="T60">passwd</text:span></text:span><text:span text:style-name="T45"> command is a user command, so the following command will display the man page for the </text:span><text:span text:style-name="Source_20_Text"><text:span text:style-name="T60">passwd</text:span></text:span><text:span text:style-name="T45"> command, located in the first section, by default:</text:span></text:p>
      <text:p text:style-name="P27"><text:span text:style-name="Strong_20_Emphasis"><text:span text:style-name="T63">sysadmin@localhost</text:span></text:span><text:span text:style-name="Strong_20_Emphasis"><text:span text:style-name="T72">:</text:span></text:span><text:span text:style-name="Strong_20_Emphasis"><text:span text:style-name="T81">~</text:span></text:span><text:span text:style-name="Strong_20_Emphasis"><text:span text:style-name="T72">$</text:span></text:span><text:span text:style-name="T73"> man passwd</text:span></text:p>
      <text:p text:style-name="P29">PASSWD(1) <text:s text:c="23"/>User Commands <text:s text:c="22"/>PASSWD(1)</text:p>
      <text:p text:style-name="P136"><text:s/></text:p>
      <text:p text:style-name="P139"><text:span text:style-name="Strong_20_Emphasis"><text:span text:style-name="T72">NAME</text:span></text:span></text:p>
      <text:p text:style-name="P136"><text:s text:c="7"/><text:span text:style-name="T87">passwd - change user password</text:span></text:p>
      <text:p text:style-name="P54"><text:span text:style-name="T45">To specify a different section, provide the number of the section as the first argument of the </text:span><text:span text:style-name="Source_20_Text"><text:span text:style-name="T60">man</text:span></text:span><text:span text:style-name="T45"> command. For example, the command </text:span><text:span text:style-name="Source_20_Text"><text:span text:style-name="T60">man 5 passwd</text:span></text:span><text:span text:style-name="T45"> will look for the </text:span><text:span text:style-name="Source_20_Text"><text:span text:style-name="T46">passwd</text:span></text:span><text:span text:style-name="T45"> man page in section 5 only:</text:span></text:p>
      <text:p text:style-name="P29">PASSWD(5) <text:s text:c="15"/>File Formats and Conversions <text:s text:c="15"/>PASSWD(5)</text:p>
      <text:p text:style-name="P136"><text:s/></text:p>
      <text:p text:style-name="P139"><text:span text:style-name="Strong_20_Emphasis"><text:span text:style-name="T72">NAME</text:span></text:span></text:p>
      <text:p text:style-name="P136"><text:s text:c="7"/><text:span text:style-name="T87">passwd - the password file</text:span></text:p>
      <text:p text:style-name="P44"/>
      <text:p text:style-name="P44"/>
      <text:h text:style-name="P35" text:outline-level="2"><text:soft-page-break/>2.9.6.3 Searching by Name</text:h>
      <text:p text:style-name="P52">Sometimes it isn't clear which section a man page is stored in. In cases like this, you can search for a man page by name.</text:p>
      <text:p text:style-name="P54"><text:span text:style-name="T45">The </text:span><text:span text:style-name="Source_20_Text"><text:span text:style-name="T60">-f</text:span></text:span><text:span text:style-name="T45"> option to the </text:span><text:span text:style-name="Source_20_Text"><text:span text:style-name="T60">man</text:span></text:span><text:span text:style-name="T45"> command will display man pages that match, or partially match, a specific name and provide a brief description of each man page:</text:span></text:p>
      <text:p text:style-name="P27"><text:span text:style-name="Strong_20_Emphasis"><text:span text:style-name="T63">sysadmin@localhost</text:span></text:span><text:span text:style-name="Strong_20_Emphasis"><text:span text:style-name="T72">:</text:span></text:span><text:span text:style-name="Strong_20_Emphasis"><text:span text:style-name="T81">~</text:span></text:span><text:span text:style-name="Strong_20_Emphasis"><text:span text:style-name="T72">$</text:span></text:span><text:span text:style-name="T73"> man -f passwd</text:span></text:p>
      <text:p text:style-name="P137">passwd (1ssl) <text:s text:c="7"/>- compute password hashes</text:p>
      <text:p text:style-name="P137">passwd (1) <text:s text:c="10"/>- change user password</text:p>
      <text:p text:style-name="P137">passwd (5) <text:s text:c="10"/>- the password file</text:p>
      <text:p text:style-name="P54"><text:span text:style-name="T45">Note that on most Linux distributions, the </text:span><text:span text:style-name="Source_20_Text"><text:span text:style-name="T60">whatis</text:span></text:span><text:span text:style-name="T45"> command does the same thing as </text:span><text:span text:style-name="Source_20_Text"><text:span text:style-name="T60">man -f</text:span></text:span><text:span text:style-name="T45">. On those distributions, both will produce the same output.</text:span></text:p>
      <text:p text:style-name="P27"><text:span text:style-name="Strong_20_Emphasis"><text:span text:style-name="T63">sysadmin@localhost</text:span></text:span><text:span text:style-name="Strong_20_Emphasis"><text:span text:style-name="T72">:</text:span></text:span><text:span text:style-name="Strong_20_Emphasis"><text:span text:style-name="T81">~</text:span></text:span><text:span text:style-name="Strong_20_Emphasis"><text:span text:style-name="T72">$</text:span></text:span><text:span text:style-name="T73"> whatis passwd</text:span></text:p>
      <text:p text:style-name="P137">passwd (1ssl) <text:s text:c="7"/>- compute password hashes</text:p>
      <text:p text:style-name="P137">passwd (1) <text:s text:c="10"/>- change user password</text:p>
      <text:p text:style-name="P137">passwd (5) <text:s text:c="10"/>- the password file</text:p>
      <text:p text:style-name="P44"/>
      <text:h text:style-name="P35" text:outline-level="2">2.9.6.4 Searching by Keyword</text:h>
      <text:p text:style-name="P54"><text:span text:style-name="T45">Unfortunately, you won't always remember the exact name of the man page that you want to view. In these cases, you can search for man pages that match a keyword by using the </text:span><text:span text:style-name="Source_20_Text"><text:span text:style-name="T60">-k</text:span></text:span><text:span text:style-name="T45"> option to the </text:span><text:span text:style-name="Source_20_Text"><text:span text:style-name="T60">man</text:span></text:span><text:span text:style-name="T45"> command.</text:span></text:p>
      <text:p text:style-name="P54"><text:span text:style-name="T45">For example, what if you knew you wanted a man page that displays how to change your password, but you didn't remember the exact name? You could run the command </text:span><text:span text:style-name="Source_20_Text"><text:span text:style-name="T60">man -k password</text:span></text:span><text:span text:style-name="T45">:</text:span></text:p>
      <text:p text:style-name="P27"><text:span text:style-name="Strong_20_Emphasis"><text:span text:style-name="T63">sysadmin@localhost</text:span></text:span><text:span text:style-name="Strong_20_Emphasis"><text:span text:style-name="T72">:</text:span></text:span><text:span text:style-name="Strong_20_Emphasis"><text:span text:style-name="T81">~</text:span></text:span><text:span text:style-name="Strong_20_Emphasis"><text:span text:style-name="T72">$</text:span></text:span><text:span text:style-name="T73"> man -k password</text:span></text:p>
      <text:p text:style-name="P137">chage (1) <text:s text:c="11"/>- change user password expiry information</text:p>
      <text:p text:style-name="P137">chgpasswd (8) <text:s text:c="7"/>- update group passwords in batch mode</text:p>
      <text:p text:style-name="P137">chpasswd (8) <text:s text:c="8"/>- update passwords in batch mode</text:p>
      <text:p text:style-name="P137">cpgr (8) <text:s text:c="12"/>- copy with locking the given file to the password or gr...</text:p>
      <text:p text:style-name="P137">cppw (8) <text:s text:c="12"/>- copy with locking the given file to the password or gr…</text:p>
      <text:p text:style-name="P142"/>
      <text:p text:style-name="P37"><text:span text:style-name="Strong_20_Emphasis"><text:span text:style-name="T17">Warning</text:span></text:span></text:p>
      <text:p text:style-name="P93">When you use this option, you may end up with a large amount of output. The preceding command, for example, provided over 60 results.</text:p>
      <text:p text:style-name="P50"><text:soft-page-break/>Recall that there are thousands of man pages, so when you search for a keyword, be as specific as possible. Using a generic word, such as "the" could result in hundreds or even thousands of results.</text:p>
      <text:p text:style-name="P56"><text:span text:style-name="T45">Note that on most Linux distributions, the </text:span><text:span text:style-name="Source_20_Text"><text:span text:style-name="T60">apropos</text:span></text:span><text:span text:style-name="T45"> command does the same thing as </text:span><text:span text:style-name="Source_20_Text"><text:span text:style-name="T60">man -k</text:span></text:span><text:span text:style-name="T45">. On those distributions, both will produce the same output.</text:span></text:p>
      <text:p text:style-name="P69"><text:span text:style-name="Strong_20_Emphasis"><text:span text:style-name="T47">Consider This</text:span></text:span></text:p>
      <text:p text:style-name="P119">Want to learn more about man pages? Execute the following command:</text:p>
      <text:p text:style-name="P28"><text:span text:style-name="Strong_20_Emphasis"><text:span text:style-name="T65">sysadmin@localhost</text:span></text:span><text:span text:style-name="Strong_20_Emphasis"><text:span text:style-name="T75">:</text:span></text:span><text:span text:style-name="Strong_20_Emphasis"><text:span text:style-name="T82">~</text:span></text:span><text:span text:style-name="Strong_20_Emphasis"><text:span text:style-name="T75">$</text:span></text:span><text:span text:style-name="T76"> man man</text:span></text:p>
      <text:p text:style-name="P155"/>
      <text:p text:style-name="P44"/>
      <text:p text:style-name="P4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ourier New" svg:font-family="'Courier New', monospace"/>
    <style:font-face style:name="Helvetica Neue" svg:font-family="'Helvetica Neue', Helvetica, Arial,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onsolas" svg:font-family="Consolas" style:font-family-generic="swiss" style:font-pitch="fixed"/>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5T16:54:01.285777815</meta:creation-date>
    <dc:date>2021-10-08T13:58:36.927601102</dc:date>
    <meta:editing-duration>PT1H32M1S</meta:editing-duration>
    <meta:editing-cycles>8</meta:editing-cycles>
    <meta:generator>LibreOffice/7.1.6.2.0$Linux_X86_64 LibreOffice_project/10$Build-2</meta:generator>
    <meta:document-statistic meta:table-count="2" meta:image-count="0" meta:object-count="0" meta:page-count="30" meta:paragraph-count="628" meta:word-count="7849" meta:character-count="53234" meta:non-whitespace-character-count="39045"/>
  </office:meta>
</office:document-meta>
</file>